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200000000950000002B2DC52681D83F09C5.png" manifest:media-type="image/png"/>
  <manifest:file-entry manifest:full-path="Object 5/Pictures/2000004000000F710000046E3EAC4FFD28301072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2" style:family="table-cell" style:parent-style-name="Default" style:data-style-name="N61">
      <style:text-properties style:font-name="LM Sans 9" fo:font-size="13pt" style:font-size-asian="13pt" style:font-size-complex="13pt"/>
    </style:style>
    <style:style style:name="ce53" style:family="table-cell" style:parent-style-name="Default" style:data-style-name="N61">
      <style:text-properties style:font-name="LM Sans 9"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M Sans 9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5" style:family="table-cell" style:parent-style-name="Default" style:data-style-name="N61">
      <style:table-cell-properties style:text-align-source="fix" style:repeat-content="false" fo:wrap-option="no-wrap"/>
      <style:paragraph-properties fo:text-align="start" fo:margin-left="0in"/>
      <style:text-properties style:font-name="LM Sans 9" fo:font-size="13pt" style:font-size-asian="13pt" style:font-size-complex="13pt"/>
    </style:style>
    <style:style style:name="ce56" style:family="table-cell" style:parent-style-name="Default" style:data-style-name="N61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M Sans 9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61">
      <style:table-cell-properties fo:wrap-option="no-wrap"/>
      <style:text-properties style:use-window-font-color="true" style:text-outline="false" style:text-line-through-style="none" style:text-line-through-type="none" style:font-name="LM Sans 9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61">
      <style:table-cell-properties style:rotation-align="none"/>
      <style:text-properties style:font-name="LM Sans 9" fo:font-size="13pt" style:font-size-asian="13pt" style:font-size-complex="13pt"/>
    </style:style>
    <style:style style:name="ce59" style:family="table-cell" style:parent-style-name="Default" style:data-style-name="N61">
      <style:table-cell-properties fo:wrap-option="no-wrap"/>
      <style:text-properties style:font-name="LM Sans 9" fo:font-size="13pt" style:font-size-asian="13pt" style:font-size-complex="13pt"/>
    </style:style>
    <style:style style:name="ce60" style:family="table-cell" style:parent-style-name="Default" style:data-style-name="N61">
      <style:table-cell-properties fo:wrap-option="no-wrap"/>
      <style:text-properties style:use-window-font-color="true" style:text-outline="false" style:text-line-through-style="none" style:text-line-through-type="none" style:font-name="LM Sans 9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M Sans 9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61">
      <style:text-properties style:use-window-font-color="true" style:text-outline="false" style:text-line-through-style="none" style:text-line-through-type="none" style:font-name="LM Sans 9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61">
      <style:table-cell-properties style:rotation-align="none"/>
      <style:text-properties style:font-name="LM Sans 9" fo:font-size="13pt" fo:font-weight="normal" style:font-size-asian="13pt" style:font-weight-asian="normal" style:font-size-complex="13pt" style:font-weight-complex="normal"/>
    </style:style>
    <style:style style:name="ce64" style:family="table-cell" style:parent-style-name="Default" style:data-style-name="N61">
      <style:text-properties style:font-name="LM Sans 9" fo:font-size="13pt" fo:font-weight="normal" style:font-size-asian="13pt" style:font-weight-asian="normal" style:font-size-complex="13pt" style:font-weight-complex="normal"/>
    </style:style>
    <style:style style:name="ce65" style:family="table-cell" style:parent-style-name="Default" style:data-style-name="N61">
      <style:text-properties style:text-outline="false" style:text-line-through-style="none" style:text-line-through-type="none" style:font-name="LM Sans 9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M Sans 9" fo:font-weight="bold" style:font-weight-asian="bold" style:font-weight-complex="bold"/>
    </style:style>
    <style:style style:name="ce83" style:family="table-cell" style:parent-style-name="Default">
      <style:table-cell-properties style:vertical-align="middle"/>
      <style:text-properties style:font-name="LM Sans 9" fo:font-weight="bold" style:font-weight-asian="bold" style:font-weight-complex="bold"/>
    </style:style>
    <style:style style:name="ce8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M Sans 9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2">
      <style:table-cell-properties style:rotation-align="none"/>
    </style:style>
    <style:style style:name="ce8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M Sans 9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2">
      <style:table-cell-properties style:rotation-align="none"/>
      <style:text-properties style:font-name="LM Sans 9"/>
    </style:style>
    <style:style style:name="ce9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no-wrap"/>
    </style:style>
    <style:style style:name="ce9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2">
      <style:table-cell-properties style:rotation-align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value-type" style:repeat-content="false"/>
      <style:paragraph-properties fo:margin-left="0in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value-type" style:repeat-content="false" fo:wrap-option="no-wrap"/>
      <style:paragraph-properties fo:margin-left="0in"/>
    </style:style>
    <style:style style:name="ce107" style:family="table-cell" style:parent-style-name="Default">
      <style:table-cell-properties style:text-align-source="value-type" style:repeat-content="false" fo:wrap-option="no-wrap"/>
      <style:paragraph-properties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61"/>
    <style:style style:name="ce4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/>
    </style:style>
    <style:style style:name="ce43" style:family="table-cell" style:parent-style-name="Default">
      <style:table-cell-properties fo:wrap-option="no-wrap"/>
      <style:text-properties style:font-name="Liberation Serif"/>
    </style:style>
    <style:style style:name="ce44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RTICLE_NUM" table:style-name="ta1">
        <office:forms form:automatic-focus="false" form:apply-design-mode="false"/>
        <table:shapes>
          <draw:frame draw:z-index="0" draw:style-name="gr1" draw:text-style-name="P1" svg:width="6.2949in" svg:height="3.8177in" svg:x="1.3543in" svg:y="7.8276in">
            <draw:object draw:notify-on-update-of-ranges="PARTICLE_NUM.O12:PARTICLE_NUM.O12 PARTICLE_NUM.A13:PARTICLE_NUM.A13 PARTICLE_NUM.A23:PARTICLE_NUM.A23 PARTICLE_NUM.E26:PARTICLE_NUM.E26 PARTICLE_NUM.F26:PARTICLE_NUM.F26 PARTICLE_NUM.F26:PARTICLE_NUM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8177in" svg:x="7.587in" svg:y="7.7638in">
            <draw:object draw:notify-on-update-of-ranges="PARTICLE_NUM.O12:PARTICLE_NUM.O12 PARTICLE_NUM.A13:PARTICLE_NUM.A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358in" svg:height="3.5398in" svg:x="1.3437in" svg:y="11.5173in">
            <draw:object draw:notify-on-update-of-ranges="PARTICLE_NUM.C24:PARTICLE_NUM.C24 PARTICLE_NUM.C31:PARTICLE_NUM.C31 PARTICLE_NUM.D31:PARTICLE_NUM.D31 PARTICLE_NUM.D31:PARTICLE_NUM.D31 PARTICLE_NUM.E24:PARTICLE_NUM.E24 PARTICLE_NUM.E31:PARTICLE_NUM.E31 PARTICLE_NUM.F31:PARTICLE_NUM.F31 PARTICLE_NUM.F31:PARTICLE_NUM.F31 PARTICLE_NUM.G24:PARTICLE_NUM.G24 PARTICLE_NUM.G31:PARTICLE_NUM.G31 PARTICLE_NUM.H31:PARTICLE_NUM.H31 PARTICLE_NUM.H31:PARTICLE_NUM.H31 PARTICLE_NUM.I24:PARTICLE_NUM.I24 PARTICLE_NUM.I31:PARTICLE_NUM.I31 PARTICLE_NUM.J31:PARTICLE_NUM.J31 PARTICLE_NUM.J31:PARTICLE_NUM.J31 PARTICLE_NUM.A13:PARTICLE_NUM.A13 PARTICLE_NUM.F20:PARTICLE_NUM.F20 PARTICLE_NUM.G20:PARTICLE_NUM.G20 PARTICLE_NUM.G20:PARTICLE_NUM.G20 PARTICLE_NUM.H5:PARTICLE_NUM.H5 PARTICLE_NUM.I5:PARTICLE_NUM.I5 PARTICLE_NUM.J5:PARTICLE_NUM.J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49in" svg:height="3.5398in" svg:x="7.6488in" svg:y="11.5614in">
            <draw:object draw:notify-on-update-of-ranges="PARTICLE_NUM.C24:PARTICLE_NUM.C24 PARTICLE_NUM.C32:PARTICLE_NUM.C32 PARTICLE_NUM.D32:PARTICLE_NUM.D32 PARTICLE_NUM.D32:PARTICLE_NUM.D32 PARTICLE_NUM.E24:PARTICLE_NUM.E24 PARTICLE_NUM.E32:PARTICLE_NUM.E32 PARTICLE_NUM.F32:PARTICLE_NUM.F32 PARTICLE_NUM.F32:PARTICLE_NUM.F32 PARTICLE_NUM.G24:PARTICLE_NUM.G24 PARTICLE_NUM.G32:PARTICLE_NUM.G32 PARTICLE_NUM.H32:PARTICLE_NUM.H32 PARTICLE_NUM.H32:PARTICLE_NUM.H32 PARTICLE_NUM.I24:PARTICLE_NUM.I24 PARTICLE_NUM.I32:PARTICLE_NUM.I32 PARTICLE_NUM.J32:PARTICLE_NUM.J32 PARTICLE_NUM.J32:PARTICLE_NUM.J32 PARTICLE_NUM.A13:PARTICLE_NUM.A13 PARTICLE_NUM.F21:PARTICLE_NUM.F21 PARTICLE_NUM.G21:PARTICLE_NUM.G21 PARTICLE_NUM.G21:PARTICLE_NUM.G21 PARTICLE_NUM.H5:PARTICLE_NUM.H5 PARTICLE_NUM.I5:PARTICLE_NUM.I5 PARTICLE_NUM.J5:PARTICLE_NUM.J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45in" svg:height="3.5398in" svg:x="1.2362in" svg:y="18.6028in">
            <draw:object draw:notify-on-update-of-ranges="PARTICLE_NUM.A13:PARTICLE_NUM.A13 PARTICLE_NUM.A23:PARTICLE_NUM.A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45in" svg:height="3.5398in" svg:x="7.5035in" svg:y="18.5524in">
            <draw:object draw:notify-on-update-of-ranges="PARTICLE_NUM.A13:PARTICLE_NUM.A13 PARTICLE_NUM.A23:PARTICLE_NUM.A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desc>outer Ring Teng 2014 and Alex Data
inner Ring Teng 2009 and Alex Data
</svg:desc>
          </draw:frame>
          <draw:frame draw:z-index="6" draw:style-name="gr1" draw:text-style-name="P1" svg:width="6.2945in" svg:height="3.5394in" svg:x="4.7866in" svg:y="15.0685in">
            <draw:object draw:notify-on-update-of-ranges="PARTICLE_NUM.B31:PARTICLE_NUM.B32 PARTICLE_NUM.A23:PARTICLE_NUM.A23 PARTICLE_NUM.M31:PARTICLE_NUM.M32 PARTICLE_NUM.N31:PARTICLE_NUM.N32 PARTICLE_NUM.N31:PARTICLE_NUM.N32 PARTICLE_NUM.A13:PARTICLE_NUM.A13 PARTICLE_NUM.H20:PARTICLE_NUM.H21 PARTICLE_NUM.I20:PARTICLE_NUM.I21 PARTICLE_NUM.I20:PARTICLE_NUM.I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4" table:default-cell-style-name="ce52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vogardo</text:p>
          </table:table-cell>
          <table:table-cell table:formula="of:= 6.02214076 * 10^23" office:value-type="float" office:value="6.02214076E+023" calcext:value-type="float">
            <text:p>6.02E+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ex</text:p>
          </table:table-cell>
          <table:table-cell table:formula="of:= 1*10^(-18)" office:value-type="float" office:value="1E-018" calcext:value-type="float">
            <text:p>1.00E-18</text:p>
          </table:table-cell>
          <table:table-cell office:value-type="string" calcext:value-type="string">
            <text:p>cell count (nmol/10^9 cells)</text:p>
          </table:table-cell>
          <table:table-cell table:number-columns-repeated="4"/>
          <table:table-cell office:value-type="string" calcext:value-type="string">
            <text:p>Trophozoit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actor</text:p>
          </table:table-cell>
          <table:table-cell table:formula="of:=[.B3]*[.B2]" office:value-type="float" office:value="602214.076" calcext:value-type="float">
            <text:p>6.02E+05</text:p>
          </table:table-cell>
          <table:table-cell table:number-columns-repeated="62"/>
        </table:table-row>
        <table:table-row table:style-name="ro1">
          <table:table-cell table:style-name="ce53" office:value-type="string" calcext:value-type="string">
            <text:p>metabolite</text:p>
          </table:table-cell>
          <table:table-cell table:style-name="ce54" office:value-type="string" calcext:value-type="string">
            <text:p>RBC1</text:p>
          </table:table-cell>
          <table:table-cell table:style-name="ce54" office:value-type="string" calcext:value-type="string">
            <text:p>RBC2</text:p>
          </table:table-cell>
          <table:table-cell table:style-name="ce54" office:value-type="string" calcext:value-type="string">
            <text:p>RBC3</text:p>
          </table:table-cell>
          <table:table-cell table:style-name="ce54" office:value-type="string" calcext:value-type="string">
            <text:p>Ring 1</text:p>
          </table:table-cell>
          <table:table-cell table:style-name="ce54" office:value-type="string" calcext:value-type="string">
            <text:p>Ring 2</text:p>
          </table:table-cell>
          <table:table-cell table:style-name="ce54" office:value-type="string" calcext:value-type="string">
            <text:p>Ring 3</text:p>
          </table:table-cell>
          <table:table-cell table:style-name="ce54" office:value-type="string" calcext:value-type="string">
            <text:p>Trophozoite 1</text:p>
          </table:table-cell>
          <table:table-cell table:style-name="ce54" office:value-type="string" calcext:value-type="string">
            <text:p>Trophozoite 2</text:p>
          </table:table-cell>
          <table:table-cell table:style-name="ce54" office:value-type="string" calcext:value-type="string">
            <text:p>Trophozoite 3</text:p>
          </table:table-cell>
          <table:table-cell table:style-name="ce54" office:value-type="string" calcext:value-type="string">
            <text:p>Schizont 1</text:p>
          </table:table-cell>
          <table:table-cell table:style-name="ce54" office:value-type="string" calcext:value-type="string">
            <text:p>Schizont 2</text:p>
          </table:table-cell>
          <table:table-cell table:style-name="ce54" office:value-type="string" calcext:value-type="string">
            <text:p>Schizont 3</text:p>
          </table:table-cell>
          <table:table-cell table:style-name="Default"/>
          <table:table-cell office:value-type="string" calcext:value-type="string">
            <text:p>Mean_ring</text:p>
          </table:table-cell>
          <table:table-cell office:value-type="string" calcext:value-type="string">
            <text:p>Mean_Tropho_Alex</text:p>
          </table:table-cell>
          <table:table-cell table:number-columns-repeated="48"/>
        </table:table-row>
        <table:table-row table:style-name="ro1">
          <table:table-cell table:style-name="ce54" office:value-type="string" calcext:value-type="string">
            <text:p>PC</text:p>
          </table:table-cell>
          <table:table-cell table:style-name="ce58" table:formula="of:=[$RAW_DATA.B4] * [.$B$4]" office:value-type="float" office:value="64611548.21404" calcext:value-type="float">
            <text:p>6.46E+07</text:p>
          </table:table-cell>
          <table:table-cell table:style-name="ce58" table:formula="of:=[$RAW_DATA.C4] * [.$B$4]" office:value-type="float" office:value="70573467.56644" calcext:value-type="float">
            <text:p>7.06E+07</text:p>
          </table:table-cell>
          <table:table-cell table:style-name="ce58" table:formula="of:=[$RAW_DATA.D4] * [.$B$4]" office:value-type="float" office:value="105574149.66356" calcext:value-type="float">
            <text:p>1.06E+08</text:p>
          </table:table-cell>
          <table:table-cell table:style-name="ce58" table:formula="of:=[$RAW_DATA.E4] * [.$B$4]" office:value-type="float" office:value="136925414.46012" calcext:value-type="float">
            <text:p>1.37E+08</text:p>
          </table:table-cell>
          <table:table-cell table:style-name="ce58" table:formula="of:=[$RAW_DATA.F4] * [.$B$4]" office:value-type="float" office:value="120039331.76908" calcext:value-type="float">
            <text:p>1.20E+08</text:p>
          </table:table-cell>
          <table:table-cell table:style-name="ce58" table:formula="of:=[$RAW_DATA.G4] * [.$B$4]" office:value-type="float" office:value="119605737.63436" calcext:value-type="float">
            <text:p>1.20E+08</text:p>
          </table:table-cell>
          <table:table-cell table:style-name="ce58" table:formula="of:=[$RAW_DATA.H4] * [.$B$4]" office:value-type="float" office:value="406293763.274667" calcext:value-type="float">
            <text:p>4.06E+08</text:p>
          </table:table-cell>
          <table:table-cell table:style-name="ce58" table:formula="of:=[$RAW_DATA.I4] * [.$B$4]" office:value-type="float" office:value="447029530.75556" calcext:value-type="float">
            <text:p>4.47E+08</text:p>
          </table:table-cell>
          <table:table-cell table:style-name="ce58" table:formula="of:=[$RAW_DATA.J4] * [.$B$4]" office:value-type="float" office:value="525190895.6796" calcext:value-type="float">
            <text:p>5.25E+08</text:p>
          </table:table-cell>
          <table:table-cell table:style-name="ce58" table:formula="of:=[$RAW_DATA.K4] * [.$B$4]" office:value-type="float" office:value="910348952.26692" calcext:value-type="float">
            <text:p>9.10E+08</text:p>
          </table:table-cell>
          <table:table-cell table:style-name="ce58" table:formula="of:=[$RAW_DATA.L4] * [.$B$4]" office:value-type="float" office:value="1474460943.6784" calcext:value-type="float">
            <text:p>1.47E+09</text:p>
          </table:table-cell>
          <table:table-cell table:style-name="ce58" table:formula="of:=[$RAW_DATA.M4] * [.$B$4]" office:value-type="float" office:value="703638970.67992" calcext:value-type="float">
            <text:p>7.04E+08</text:p>
          </table:table-cell>
          <table:table-cell table:style-name="Default"/>
          <table:table-cell table:formula="of:=AVERAGE([.E6:.G6])" office:value-type="float" office:value="125523494.621187" calcext:value-type="float">
            <text:p>1.26E+08</text:p>
          </table:table-cell>
          <table:table-cell table:formula="of:=AVERAGE([.H6:.J6])" office:value-type="float" office:value="459504729.903276" calcext:value-type="float">
            <text:p>4.60E+08</text:p>
          </table:table-cell>
          <table:table-cell table:number-columns-repeated="48"/>
        </table:table-row>
        <table:table-row table:style-name="ro1">
          <table:table-cell table:style-name="ce54" office:value-type="string" calcext:value-type="string">
            <text:p>PE</text:p>
          </table:table-cell>
          <table:table-cell table:style-name="ce58" table:formula="of:=[$RAW_DATA.B5] * [.$B$4]" office:value-type="float" office:value="20065773.01232" calcext:value-type="float">
            <text:p>2.01E+07</text:p>
          </table:table-cell>
          <table:table-cell table:style-name="ce58" table:formula="of:=[$RAW_DATA.C5] * [.$B$4]" office:value-type="float" office:value="17193211.8698" calcext:value-type="float">
            <text:p>1.72E+07</text:p>
          </table:table-cell>
          <table:table-cell table:style-name="ce58" table:formula="of:=[$RAW_DATA.D5] * [.$B$4]" office:value-type="float" office:value="43070350.71552" calcext:value-type="float">
            <text:p>4.31E+07</text:p>
          </table:table-cell>
          <table:table-cell table:style-name="ce58" table:formula="of:=[$RAW_DATA.E5] * [.$B$4]" office:value-type="float" office:value="91000569.02436" calcext:value-type="float">
            <text:p>9.10E+07</text:p>
          </table:table-cell>
          <table:table-cell table:style-name="ce58" table:formula="of:=[$RAW_DATA.F5] * [.$B$4]" office:value-type="float" office:value="65249895.1346" calcext:value-type="float">
            <text:p>6.52E+07</text:p>
          </table:table-cell>
          <table:table-cell table:style-name="ce58" table:formula="of:=[$RAW_DATA.G5] * [.$B$4]" office:value-type="float" office:value="61106662.29172" calcext:value-type="float">
            <text:p>6.11E+07</text:p>
          </table:table-cell>
          <table:table-cell table:style-name="ce58" table:formula="of:=[$RAW_DATA.H5] * [.$B$4]" office:value-type="float" office:value="183667263.658987" calcext:value-type="float">
            <text:p>1.84E+08</text:p>
          </table:table-cell>
          <table:table-cell table:style-name="ce58" table:formula="of:=[$RAW_DATA.I5] * [.$B$4]" office:value-type="float" office:value="209064638.62416" calcext:value-type="float">
            <text:p>2.09E+08</text:p>
          </table:table-cell>
          <table:table-cell table:style-name="ce58" table:formula="of:=[$RAW_DATA.J5] * [.$B$4]" office:value-type="float" office:value="274675862.20436" calcext:value-type="float">
            <text:p>2.75E+08</text:p>
          </table:table-cell>
          <table:table-cell table:style-name="ce58" table:formula="of:=[$RAW_DATA.K5] * [.$B$4]" office:value-type="float" office:value="356378245.89528" calcext:value-type="float">
            <text:p>3.56E+08</text:p>
          </table:table-cell>
          <table:table-cell table:style-name="ce58" table:formula="of:=[$RAW_DATA.L5] * [.$B$4]" office:value-type="float" office:value="587833203.86512" calcext:value-type="float">
            <text:p>5.88E+08</text:p>
          </table:table-cell>
          <table:table-cell table:style-name="ce58" table:formula="of:=[$RAW_DATA.M5] * [.$B$4]" office:value-type="float" office:value="233827681.42928" calcext:value-type="float">
            <text:p>2.34E+08</text:p>
          </table:table-cell>
          <table:table-cell table:style-name="Default"/>
          <table:table-cell table:formula="of:=AVERAGE([.E7:.G7])" office:value-type="float" office:value="72452375.48356" calcext:value-type="float">
            <text:p>7.25E+07</text:p>
          </table:table-cell>
          <table:table-cell table:formula="of:=AVERAGE([.H7:.J7])" office:value-type="float" office:value="222469254.829169" calcext:value-type="float">
            <text:p>2.22E+08</text:p>
          </table:table-cell>
          <table:table-cell table:number-columns-repeated="48"/>
        </table:table-row>
        <table:table-row table:style-name="ro1">
          <table:table-cell table:style-name="ce54" office:value-type="string" calcext:value-type="string">
            <text:p>PG</text:p>
          </table:table-cell>
          <table:table-cell table:style-name="ce58" table:formula="of:=[$RAW_DATA.B6] * [.$B$4]" office:value-type="float" office:value="0" calcext:value-type="float">
            <text:p>0.00E+00</text:p>
          </table:table-cell>
          <table:table-cell table:style-name="ce58" table:formula="of:=[$RAW_DATA.C6] * [.$B$4]" office:value-type="float" office:value="0" calcext:value-type="float">
            <text:p>0.00E+00</text:p>
          </table:table-cell>
          <table:table-cell table:style-name="ce58" table:formula="of:=[$RAW_DATA.D6] * [.$B$4]" office:value-type="float" office:value="0" calcext:value-type="float">
            <text:p>0.00E+00</text:p>
          </table:table-cell>
          <table:table-cell table:style-name="ce58" table:formula="of:=[$RAW_DATA.E6] * [.$B$4]" office:value-type="float" office:value="2806317.59416" calcext:value-type="float">
            <text:p>2.81E+06</text:p>
          </table:table-cell>
          <table:table-cell table:style-name="ce58" table:formula="of:=[$RAW_DATA.F6] * [.$B$4]" office:value-type="float" office:value="1951173.60624" calcext:value-type="float">
            <text:p>1.95E+06</text:p>
          </table:table-cell>
          <table:table-cell table:style-name="ce58" table:formula="of:=[$RAW_DATA.G6] * [.$B$4]" office:value-type="float" office:value="0" calcext:value-type="float">
            <text:p>0.00E+00</text:p>
          </table:table-cell>
          <table:table-cell table:style-name="ce58" table:formula="of:=[$RAW_DATA.H6] * [.$B$4]" office:value-type="float" office:value="13778658.05888" calcext:value-type="float">
            <text:p>1.38E+07</text:p>
          </table:table-cell>
          <table:table-cell table:style-name="ce58" table:formula="of:=[$RAW_DATA.I6] * [.$B$4]" office:value-type="float" office:value="18855322.71956" calcext:value-type="float">
            <text:p>1.89E+07</text:p>
          </table:table-cell>
          <table:table-cell table:style-name="ce58" table:formula="of:=[$RAW_DATA.J6] * [.$B$4]" office:value-type="float" office:value="25371279.02188" calcext:value-type="float">
            <text:p>2.54E+07</text:p>
          </table:table-cell>
          <table:table-cell table:style-name="ce58" table:formula="of:=[$RAW_DATA.K6] * [.$B$4]" office:value-type="float" office:value="60022676.95492" calcext:value-type="float">
            <text:p>6.00E+07</text:p>
          </table:table-cell>
          <table:table-cell table:style-name="ce58" table:formula="of:=[$RAW_DATA.L6] * [.$B$4]" office:value-type="float" office:value="93078207.58656" calcext:value-type="float">
            <text:p>9.31E+07</text:p>
          </table:table-cell>
          <table:table-cell table:style-name="ce58" table:formula="of:=[$RAW_DATA.M6] * [.$B$4]" office:value-type="float" office:value="29665065.38376" calcext:value-type="float">
            <text:p>2.97E+07</text:p>
          </table:table-cell>
          <table:table-cell table:style-name="Default"/>
          <table:table-cell table:formula="of:=AVERAGE([.E8:.G8])" office:value-type="float" office:value="1585830.40013333" calcext:value-type="float">
            <text:p>1.59E+06</text:p>
          </table:table-cell>
          <table:table-cell table:formula="of:=AVERAGE([.H8:.J8])" office:value-type="float" office:value="19335086.6001067" calcext:value-type="float">
            <text:p>1.93E+07</text:p>
          </table:table-cell>
          <table:table-cell table:number-columns-repeated="48"/>
        </table:table-row>
        <table:table-row table:style-name="ro1">
          <table:table-cell table:style-name="ce54" office:value-type="string" calcext:value-type="string">
            <text:p>PS</text:p>
          </table:table-cell>
          <table:table-cell table:style-name="ce58" table:formula="of:=[$RAW_DATA.B7] * [.$B$4]" office:value-type="float" office:value="12875336.94488" calcext:value-type="float">
            <text:p>1.29E+07</text:p>
          </table:table-cell>
          <table:table-cell table:style-name="ce58" table:formula="of:=[$RAW_DATA.C7] * [.$B$4]" office:value-type="float" office:value="13435396.03556" calcext:value-type="float">
            <text:p>1.34E+07</text:p>
          </table:table-cell>
          <table:table-cell table:style-name="ce58" table:formula="of:=[$RAW_DATA.D7] * [.$B$4]" office:value-type="float" office:value="19873064.508" calcext:value-type="float">
            <text:p>1.99E+07</text:p>
          </table:table-cell>
          <table:table-cell table:style-name="ce58" table:formula="of:=[$RAW_DATA.E7] * [.$B$4]" office:value-type="float" office:value="23697123.8906" calcext:value-type="float">
            <text:p>2.37E+07</text:p>
          </table:table-cell>
          <table:table-cell table:style-name="ce58" table:formula="of:=[$RAW_DATA.F7] * [.$B$4]" office:value-type="float" office:value="15434746.76788" calcext:value-type="float">
            <text:p>1.54E+07</text:p>
          </table:table-cell>
          <table:table-cell table:style-name="ce58" table:formula="of:=[$RAW_DATA.G7] * [.$B$4]" office:value-type="float" office:value="11610687.38528" calcext:value-type="float">
            <text:p>1.16E+07</text:p>
          </table:table-cell>
          <table:table-cell table:style-name="ce58" table:formula="of:=[$RAW_DATA.H7] * [.$B$4]" office:value-type="float" office:value="48594661.1726933" calcext:value-type="float">
            <text:p>4.86E+07</text:p>
          </table:table-cell>
          <table:table-cell table:style-name="ce58" table:formula="of:=[$RAW_DATA.I7] * [.$B$4]" office:value-type="float" office:value="87098221.81188" calcext:value-type="float">
            <text:p>8.71E+07</text:p>
          </table:table-cell>
          <table:table-cell table:style-name="ce58" table:formula="of:=[$RAW_DATA.J7] * [.$B$4]" office:value-type="float" office:value="74807032.52072" calcext:value-type="float">
            <text:p>7.48E+07</text:p>
          </table:table-cell>
          <table:table-cell table:style-name="ce58" table:formula="of:=[$RAW_DATA.K7] * [.$B$4]" office:value-type="float" office:value="76806383.25304" calcext:value-type="float">
            <text:p>7.68E+07</text:p>
          </table:table-cell>
          <table:table-cell table:style-name="ce58" table:formula="of:=[$RAW_DATA.L7] * [.$B$4]" office:value-type="float" office:value="121117294.96512" calcext:value-type="float">
            <text:p>1.21E+08</text:p>
          </table:table-cell>
          <table:table-cell table:style-name="ce58" table:formula="of:=[$RAW_DATA.M7] * [.$B$4]" office:value-type="float" office:value="42432003.79496" calcext:value-type="float">
            <text:p>4.24E+07</text:p>
          </table:table-cell>
          <table:table-cell table:style-name="Default"/>
          <table:table-cell table:formula="of:=AVERAGE([.E9:.G9])" office:value-type="float" office:value="16914186.0145867" calcext:value-type="float">
            <text:p>1.69E+07</text:p>
          </table:table-cell>
          <table:table-cell table:formula="of:=AVERAGE([.H9:.J9])" office:value-type="float" office:value="70166638.5017644" calcext:value-type="float">
            <text:p>7.02E+07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number-columns-repeated="14"/>
          <table:table-cell office:value-type="string" calcext:value-type="string">
            <text:p>Vo Duy 2012</text:p>
          </table:table-cell>
          <table:table-cell table:formula="of:=3*10^(-7)*10^(-12)" office:value-type="float" office:value="3E-019" calcext:value-type="float">
            <text:p>3.00E-1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eng 2014</text:p>
          </table:table-cell>
          <table:table-cell table:formula="of:= 1 * 10^(-18)" office:value-type="float" office:value="1E-018" calcext:value-type="float">
            <text:p>1.00E-18</text:p>
          </table:table-cell>
          <table:table-cell table:number-columns-repeated="12"/>
          <table:table-cell office:value-type="string" calcext:value-type="string">
            <text:p>Factor_VoDuy</text:p>
          </table:table-cell>
          <table:table-cell table:formula="of:=[.P12]*[.B2]" office:value-type="float" office:value="180664.2228" calcext:value-type="float">
            <text:p>1.81E+05</text:p>
          </table:table-cell>
          <table:table-cell/>
          <table:table-cell office:value-type="string" calcext:value-type="string">
            <text:p>no time point specifi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tor_Teng</text:p>
          </table:table-cell>
          <table:table-cell table:formula="of:=[.B2]*[.B13]" office:value-type="float" office:value="602214.076" calcext:value-type="float">
            <text:p>6.02E+05</text:p>
          </table:table-cell>
          <table:table-cell/>
          <table:table-cell office:value-type="string" calcext:value-type="string">
            <text:p>uRBC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iRBC_tropho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% of Alex</text:p>
          </table:table-cell>
          <table:table-cell table:number-columns-repeated="6"/>
          <table:table-cell table:style-name="ce57" office:value-type="string" calcext:value-type="string">
            <text:p>Lipid precursors </text:p>
          </table:table-cell>
          <table:table-cell/>
          <table:table-cell table:style-name="ce60" office:value-type="string" calcext:value-type="string">
            <text:p>uRBC</text:p>
          </table:table-cell>
          <table:table-cell office:value-type="string" calcext:value-type="string">
            <text:p>Std.</text:p>
          </table:table-cell>
          <table:table-cell table:style-name="ce60" office:value-type="string" calcext:value-type="string">
            <text:p>Parasite</text:p>
          </table:table-cell>
          <table:table-cell office:value-type="string" calcext:value-type="string">
            <text:p>Std.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57" office:value-type="string" calcext:value-type="string">
            <text:p>Serine </text:p>
          </table:table-cell>
          <table:table-cell table:style-name="ce61" office:value-type="string" calcext:value-type="string">
            <text:p>a </text:p>
          </table:table-cell>
          <table:table-cell table:style-name="ce63" table:formula="of:=14.8*[.B14]" office:value-type="float" office:value="8912768.3248" calcext:value-type="float">
            <text:p>8.91E+06</text:p>
          </table:table-cell>
          <table:table-cell table:style-name="ce63" table:formula="of:=3.9*[.B14]" office:value-type="float" office:value="2348634.8964" calcext:value-type="float">
            <text:p>2.35E+06</text:p>
          </table:table-cell>
          <table:table-cell table:style-name="ce61" table:formula="of:=[.$B$14]*[$RAW_DATA.D36]" office:value-type="float" office:value="9213875.3628" calcext:value-type="float">
            <text:p>9.21E+06</text:p>
          </table:table-cell>
          <table:table-cell table:style-name="ce61" table:formula="of:=[.$B$14]*[$RAW_DATA.E36]" office:value-type="float" office:value="2408856.304" calcext:value-type="float">
            <text:p>2.41E+06</text:p>
          </table:table-cell>
          <table:table-cell table:number-columns-repeated="8"/>
          <table:table-cell table:style-name="ce57" office:value-type="string" calcext:value-type="string">
            <text:p>Choline </text:p>
          </table:table-cell>
          <table:table-cell table:style-name="ce60" table:formula="of:=42.7*[.P13]" office:value-type="float" office:value="7714362.31356" calcext:value-type="float">
            <text:p>7.71E+06</text:p>
          </table:table-cell>
          <table:table-cell table:style-name="ce65" table:formula="of:=15.5/100*[.Q15]" office:value-type="float" office:value="1195726.1586018" calcext:value-type="float">
            <text:p>1.20E+06</text:p>
          </table:table-cell>
          <table:table-cell table:style-name="ce60" table:formula="of:=[.P13]*174" office:value-type="float" office:value="31435574.7672" calcext:value-type="float">
            <text:p>3.14E+07</text:p>
          </table:table-cell>
          <table:table-cell table:formula="of:=6.2/100*[.S15]" office:value-type="float" office:value="1949005.6355664" calcext:value-type="float">
            <text:p>1.95E+06</text:p>
          </table:table-cell>
          <table:table-cell table:number-columns-repeated="44"/>
        </table:table-row>
        <table:table-row table:style-name="ro1">
          <table:table-cell table:style-name="ce56" office:value-type="string" calcext:value-type="string">
            <text:p>Soluble membrane precursors </text:p>
          </table:table-cell>
          <table:table-cell table:style-name="ce59"/>
          <table:table-cell table:style-name="ce62"/>
          <table:table-cell table:style-name="ce64" table:number-columns-repeated="2"/>
          <table:table-cell table:style-name="ce62" table:number-columns-repeated="2"/>
          <table:table-cell table:number-columns-repeated="8"/>
          <table:table-cell table:style-name="ce57" office:value-type="string" calcext:value-type="string">
            <text:p>Choline phosphate </text:p>
          </table:table-cell>
          <table:table-cell table:style-name="ce60" table:formula="of:=15.2*[.P13]" office:value-type="float" office:value="2746096.18656" calcext:value-type="float">
            <text:p>2.75E+06</text:p>
          </table:table-cell>
          <table:table-cell table:style-name="ce64" table:formula="of:=26.3*[.Q16]/100" office:value-type="float" office:value="722223.29706528" calcext:value-type="float">
            <text:p>7.22E+05</text:p>
          </table:table-cell>
          <table:table-cell table:style-name="ce60" table:formula="of:=[.P13]*1027" office:value-type="float" office:value="185542156.8156" calcext:value-type="float">
            <text:p>1.86E+08</text:p>
          </table:table-cell>
          <table:table-cell table:formula="of:=5.3/100*[.S16]" office:value-type="float" office:value="9833734.3112268" calcext:value-type="float">
            <text:p>9.83E+06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60" office:value-type="string" calcext:value-type="string">
            <text:p>2,3-Bisphosphoglycerate </text:p>
          </table:table-cell>
          <table:table-cell table:style-name="ce61" office:value-type="string" calcext:value-type="string">
            <text:p>b </text:p>
          </table:table-cell>
          <table:table-cell table:style-name="ce64" table:number-columns-repeated="2"/>
          <table:table-cell table:style-name="ce61" table:formula="of:=[.$B$14]*[$RAW_DATA.D44]" office:value-type="float" office:value="68652404.664" calcext:value-type="float">
            <text:p>6.87E+07</text:p>
          </table:table-cell>
          <table:table-cell table:style-name="ce61" table:formula="of:=[.$B$14]*[$RAW_DATA.E44]" office:value-type="float" office:value="17464208.204" calcext:value-type="float">
            <text:p>1.75E+07</text:p>
          </table:table-cell>
          <table:table-cell table:number-columns-repeated="8"/>
          <table:table-cell table:style-name="ce57" office:value-type="string" calcext:value-type="string">
            <text:p>CDP-choline </text:p>
          </table:table-cell>
          <table:table-cell table:style-name="ce60" table:formula="of:=[.P13]*0.7" office:value-type="float" office:value="126464.95596" calcext:value-type="float">
            <text:p>1.26E+05</text:p>
          </table:table-cell>
          <table:table-cell table:style-name="ce64" table:formula="of:=0.1*[.Q17]/100" office:value-type="float" office:value="126.46495596" calcext:value-type="float">
            <text:p>1.26E+02</text:p>
          </table:table-cell>
          <table:table-cell table:style-name="ce60" table:formula="of:=[.P13]*67.2" office:value-type="float" office:value="12140635.77216" calcext:value-type="float">
            <text:p>1.21E+07</text:p>
          </table:table-cell>
          <table:table-cell table:formula="of:=7.3/100*[.S17]" office:value-type="float" office:value="886266.41136768" calcext:value-type="float">
            <text:p>8.86E+05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57" office:value-type="string" calcext:value-type="string">
            <text:p>Choline </text:p>
          </table:table-cell>
          <table:table-cell table:style-name="ce61" office:value-type="string" calcext:value-type="string">
            <text:p>a </text:p>
          </table:table-cell>
          <table:table-cell table:style-name="ce63" table:formula="of:=3 *[.B14]" office:value-type="float" office:value="1806642.228" calcext:value-type="float">
            <text:p>1.81E+06</text:p>
          </table:table-cell>
          <table:table-cell table:style-name="ce63" table:formula="of:=1*[.B14]" office:value-type="float" office:value="602214.076" calcext:value-type="float">
            <text:p>6.02E+05</text:p>
          </table:table-cell>
          <table:table-cell table:style-name="ce61" table:formula="of:=[.$B$14]*[$RAW_DATA.D45]" office:value-type="float" office:value="19993507.3232" calcext:value-type="float">
            <text:p>2.00E+07</text:p>
          </table:table-cell>
          <table:table-cell table:style-name="ce61" table:formula="of:=[.$B$14]*[$RAW_DATA.E45]" office:value-type="float" office:value="6925461.874" calcext:value-type="float">
            <text:p>6.93E+06</text:p>
          </table:table-cell>
          <table:table-cell table:number-columns-repeated="8"/>
          <table:table-cell table:style-name="ce57" office:value-type="string" calcext:value-type="string">
            <text:p>CDP-ethanolamine </text:p>
          </table:table-cell>
          <table:table-cell table:style-name="ce60" table:formula="of:=[.P13]*0.4" office:value-type="float" office:value="72265.68912" calcext:value-type="float">
            <text:p>7.23E+04</text:p>
          </table:table-cell>
          <table:table-cell table:style-name="ce64" table:formula="of:=25*[.Q18]/100" office:value-type="float" office:value="18066.42228" calcext:value-type="float">
            <text:p>1.81E+04</text:p>
          </table:table-cell>
          <table:table-cell table:style-name="ce60" table:formula="of:=[.P13]*107" office:value-type="float" office:value="19331071.8396" calcext:value-type="float">
            <text:p>1.93E+07</text:p>
          </table:table-cell>
          <table:table-cell table:formula="of:=8.7/100*[.S18]" office:value-type="float" office:value="1681803.2500452" calcext:value-type="float">
            <text:p>1.68E+06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60" office:value-type="string" calcext:value-type="string">
            <text:p>myo-Inositol </text:p>
          </table:table-cell>
          <table:table-cell table:style-name="ce61" office:value-type="string" calcext:value-type="string">
            <text:p>b </text:p>
          </table:table-cell>
          <table:table-cell table:style-name="ce64" table:formula="of:=7.2*[.$B$14]" office:value-type="float" office:value="4335941.3472" calcext:value-type="float">
            <text:p>4.34E+06</text:p>
          </table:table-cell>
          <table:table-cell table:style-name="ce64" table:formula="of:=1.8*[.B14]" office:value-type="float" office:value="1083985.3368" calcext:value-type="float">
            <text:p>1.08E+06</text:p>
          </table:table-cell>
          <table:table-cell table:style-name="ce61" table:formula="of:=[.$B$14]*[$RAW_DATA.D46]" office:value-type="float" office:value="3251956.0104" calcext:value-type="float">
            <text:p>3.25E+06</text:p>
          </table:table-cell>
          <table:table-cell table:style-name="ce61" table:formula="of:=[.$B$14]*[$RAW_DATA.E46]" office:value-type="float" office:value="903321.114" calcext:value-type="float">
            <text:p>9.03E+05</text:p>
          </table:table-cell>
          <table:table-cell table:number-columns-repeated="8"/>
          <table:table-cell table:style-name="ce57" office:value-type="string" calcext:value-type="string">
            <text:p>Ethanolamine </text:p>
          </table:table-cell>
          <table:table-cell table:style-name="ce60" table:formula="of:=70*[.P13]" office:value-type="float" office:value="12646495.596" calcext:value-type="float">
            <text:p>1.26E+07</text:p>
          </table:table-cell>
          <table:table-cell table:style-name="ce64" table:formula="of:=19.6*[.Q19]/100" office:value-type="float" office:value="2478713.136816" calcext:value-type="float">
            <text:p>2.48E+06</text:p>
          </table:table-cell>
          <table:table-cell table:style-name="ce60" table:formula="of:=[.P13]*28" office:value-type="float" office:value="5058598.2384" calcext:value-type="float">
            <text:p>5.06E+06</text:p>
          </table:table-cell>
          <table:table-cell table:formula="of:=12.5/100*[.S19]" office:value-type="float" office:value="632324.7798" calcext:value-type="float">
            <text:p>6.32E+05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57" office:value-type="string" calcext:value-type="string">
            <text:p>PC</text:p>
          </table:table-cell>
          <table:table-cell table:style-name="ce61" office:value-type="string" calcext:value-type="string">
            <text:p>a </text:p>
          </table:table-cell>
          <table:table-cell table:style-name="ce64" table:number-columns-repeated="2"/>
          <table:table-cell table:style-name="ce61" table:formula="of:=[.$B$14]*[$RAW_DATA.D47]" office:value-type="float" office:value="132487096.72" calcext:value-type="float">
            <text:p>1.32E+08</text:p>
          </table:table-cell>
          <table:table-cell table:style-name="ce61" table:formula="of:=[.$B$14]*[$RAW_DATA.E47]" office:value-type="float" office:value="30712917.876" calcext:value-type="float">
            <text:p>3.07E+07</text:p>
          </table:table-cell>
          <table:table-cell table:formula="of:=[.F20]/[.P6]*100" office:value-type="float" office:value="28.8325860645413" calcext:value-type="float">
            <text:p>2.88E+01</text:p>
          </table:table-cell>
          <table:table-cell table:formula="of:=[.G20]/[.P6]*100" office:value-type="float" office:value="6.68391767859821" calcext:value-type="float">
            <text:p>6.68E+00</text:p>
          </table:table-cell>
          <table:table-cell table:number-columns-repeated="6"/>
          <table:table-cell table:style-name="ce57" office:value-type="string" calcext:value-type="string">
            <text:p>Ethanolamine phosphate </text:p>
          </table:table-cell>
          <table:table-cell table:style-name="ce60" table:formula="of:=2.5*[.P13]" office:value-type="float" office:value="451660.557" calcext:value-type="float">
            <text:p>4.52E+05</text:p>
          </table:table-cell>
          <table:table-cell table:style-name="ce64" table:formula="of:=24*[.Q20]/100" office:value-type="float" office:value="108398.53368" calcext:value-type="float">
            <text:p>1.08E+05</text:p>
          </table:table-cell>
          <table:table-cell table:style-name="ce60" table:formula="of:=[.P13]*896" office:value-type="float" office:value="161875143.6288" calcext:value-type="float">
            <text:p>1.62E+08</text:p>
          </table:table-cell>
          <table:table-cell table:formula="of:=9.4/100*[.S20]" office:value-type="float" office:value="15216263.5011072" calcext:value-type="float">
            <text:p>1.52E+07</text:p>
          </table:table-cell>
          <table:table-cell table:number-columns-repeated="44"/>
        </table:table-row>
        <table:table-row table:style-name="ro2">
          <table:table-cell table:style-name="ce55"/>
          <table:table-cell table:style-name="ce57" office:value-type="string" calcext:value-type="string">
            <text:p>PE</text:p>
          </table:table-cell>
          <table:table-cell table:style-name="ce61" office:value-type="string" calcext:value-type="string">
            <text:p>a </text:p>
          </table:table-cell>
          <table:table-cell table:style-name="ce64" table:number-columns-repeated="2"/>
          <table:table-cell table:style-name="ce61" table:formula="of:=[.$B$14]*[$RAW_DATA.D48]" office:value-type="float" office:value="23305684.7412" calcext:value-type="float">
            <text:p>2.33E+07</text:p>
          </table:table-cell>
          <table:table-cell table:style-name="ce61" table:formula="of:=[.$B$14]*[$RAW_DATA.E48]" office:value-type="float" office:value="6805019.0588" calcext:value-type="float">
            <text:p>6.81E+06</text:p>
          </table:table-cell>
          <table:table-cell table:formula="of:=[.F21]/[.P7]*100" office:value-type="float" office:value="10.4759126195195" calcext:value-type="float">
            <text:p>1.05E+01</text:p>
          </table:table-cell>
          <table:table-cell table:formula="of:=[.G21]/[.P7]*100" office:value-type="float" office:value="3.0588582067331" calcext:value-type="float">
            <text:p>3.06E+00</text:p>
          </table:table-cell>
          <table:table-cell table:number-columns-repeated="6"/>
          <table:table-cell table:style-name="ce57" office:value-type="string" calcext:value-type="string">
            <text:p>Methylethanolamine </text:p>
          </table:table-cell>
          <table:table-cell table:style-name="ce60" office:value-type="string" calcext:value-type="string">
            <text:p>blq </text:p>
          </table:table-cell>
          <table:table-cell table:style-name="ce64"/>
          <table:table-cell table:style-name="ce60" office:value-type="string" calcext:value-type="string">
            <text:p>blq </text:p>
          </table:table-cell>
          <table:table-cell table:number-columns-repeated="45"/>
        </table:table-row>
        <table:table-row table:style-name="ro1">
          <table:table-cell table:number-columns-repeated="7"/>
          <table:table-cell table:style-name="Default"/>
          <table:table-cell table:number-columns-repeated="7"/>
          <table:table-cell table:style-name="ce57" office:value-type="string" calcext:value-type="string">
            <text:p>Dimethylethanolamine </text:p>
          </table:table-cell>
          <table:table-cell table:style-name="ce60" office:value-type="string" calcext:value-type="string">
            <text:p>blq </text:p>
          </table:table-cell>
          <table:table-cell table:style-name="ce64"/>
          <table:table-cell table:style-name="ce60" office:value-type="string" calcext:value-type="string">
            <text:p>blq 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eng 2009</text:p>
          </table:table-cell>
          <table:table-cell table:formula="of:=27*[.B13]" office:value-type="float" office:value="2.7E-017" calcext:value-type="float">
            <text:p>2.70E-17</text:p>
          </table:table-cell>
          <table:table-cell/>
          <table:table-cell table:style-name="ce53" office:value-type="string" calcext:value-type="string">
            <text:p>only parasite</text:p>
          </table:table-cell>
          <table:table-cell table:number-columns-repeated="11"/>
          <table:table-cell table:style-name="ce57" office:value-type="string" calcext:value-type="string">
            <text:p>Serine </text:p>
          </table:table-cell>
          <table:table-cell table:style-name="ce60" table:formula="of:=135*[.P13]" office:value-type="float" office:value="24389670.078" calcext:value-type="float">
            <text:p>2.44E+07</text:p>
          </table:table-cell>
          <table:table-cell table:style-name="ce64" table:formula="of:=20.8*[.Q23]/100" office:value-type="float" office:value="5073051.376224" calcext:value-type="float">
            <text:p>5.07E+06</text:p>
          </table:table-cell>
          <table:table-cell table:style-name="ce60" table:formula="of:=[.P13]*115" office:value-type="float" office:value="20776385.622" calcext:value-type="float">
            <text:p>2.08E+07</text:p>
          </table:table-cell>
          <table:table-cell table:formula="of:=10.3/100*[.S23]" office:value-type="float" office:value="2139967.719066" calcext:value-type="float">
            <text:p>2.14E+0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actor_2009</text:p>
          </table:table-cell>
          <table:table-cell table:formula="of:=[.B23]*[.B2]" office:value-type="float" office:value="16259780.052" calcext:value-type="float">
            <text:p>1.63E+07</text:p>
          </table:table-cell>
          <table:table-cell table:style-name="ce56" office:value-type="string" calcext:value-type="string">
            <text:p>Perchloricacid ( n = 13) 2009</text:p>
          </table:table-cell>
          <table:table-cell table:style-name="ce59"/>
          <table:table-cell table:style-name="ce60" office:value-type="string" calcext:value-type="string">
            <text:p>Methanol/water (n =12) 2009</text:p>
          </table:table-cell>
          <table:table-cell/>
          <table:table-cell table:style-name="ce60" office:value-type="string" calcext:value-type="string">
            <text:p>Methanol/chloroform/ water (n = 10) 2009</text:p>
          </table:table-cell>
          <table:table-cell/>
          <table:table-cell table:style-name="ce60" office:value-type="string" calcext:value-type="string">
            <text:p>Methanol (n = 13) 2009</text:p>
          </table:table-cell>
          <table:table-cell/>
          <table:table-cell office:value-type="string" calcext:value-type="string">
            <text:p>Average_value</text:p>
          </table:table-cell>
          <table:table-cell table:style-name="Default" office:value-type="string" calcext:value-type="string">
            <text:p>average_std.</text:p>
          </table:table-cell>
          <table:table-cell office:value-type="string" calcext:value-type="string">
            <text:p>% of Alex</text:p>
          </table:table-cell>
          <table:table-cell table:number-columns-repeated="2"/>
          <table:table-cell table:style-name="ce57" office:value-type="string" calcext:value-type="string">
            <text:p>Serine phosphate </text:p>
          </table:table-cell>
          <table:table-cell table:style-name="ce60" office:value-type="string" calcext:value-type="string">
            <text:p>blq </text:p>
          </table:table-cell>
          <table:table-cell table:style-name="ce64"/>
          <table:table-cell table:style-name="ce60" table:formula="of:=[.P13]*209" office:value-type="float" office:value="37758822.5652" calcext:value-type="float">
            <text:p>3.78E+07</text:p>
          </table:table-cell>
          <table:table-cell table:formula="of:=3.8/100*[.S24]" office:value-type="float" office:value="1434835.2574776" calcext:value-type="float">
            <text:p>1.43E+06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Std.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Std.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Std.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Std.</text:p>
          </table:table-cell>
          <table:table-cell/>
          <table:table-cell table:style-name="Default"/>
          <table:table-cell table:number-columns-repeated="3"/>
          <table:table-cell table:style-name="ce57" office:value-type="string" calcext:value-type="string">
            <text:p>Myo-inositol </text:p>
          </table:table-cell>
          <table:table-cell table:style-name="ce60" table:formula="of:=81.8*[.P13]" office:value-type="float" office:value="14778333.42504" calcext:value-type="float">
            <text:p>1.48E+07</text:p>
          </table:table-cell>
          <table:table-cell table:style-name="ce64" table:formula="of:=33.4*[.Q25]/100" office:value-type="float" office:value="4935963.36396336" calcext:value-type="float">
            <text:p>4.94E+06</text:p>
          </table:table-cell>
          <table:table-cell table:style-name="ce60" table:formula="of:=[.P13]*101" office:value-type="float" office:value="18247086.5028" calcext:value-type="float">
            <text:p>1.82E+07</text:p>
          </table:table-cell>
          <table:table-cell table:formula="of:=18.4/100*[.S25]" office:value-type="float" office:value="3357463.9165152" calcext:value-type="float">
            <text:p>3.36E+06</text:p>
          </table:table-cell>
          <table:table-cell table:number-columns-repeated="44"/>
        </table:table-row>
        <table:table-row table:style-name="ro1">
          <table:table-cell/>
          <table:table-cell table:style-name="ce57" office:value-type="string" calcext:value-type="string">
            <text:p>Serine (Ser)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 </text:p>
          </table:table-cell>
          <table:table-cell table:style-name="ce60" table:formula="of:=[$RAW_DATA.K30]*[.$B$24]" office:value-type="float" office:value="24389670.078" calcext:value-type="float">
            <text:p>2.44E+07</text:p>
          </table:table-cell>
          <table:table-cell table:style-name="ce60" table:formula="of:=[$RAW_DATA.L30]*[.$B$24]" office:value-type="float" office:value="13007824.0416" calcext:value-type="float">
            <text:p>1.30E+07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 </text:p>
          </table:table-cell>
          <table:table-cell/>
          <table:table-cell table:style-name="Default"/>
          <table:table-cell table:number-columns-repeated="3"/>
          <table:table-cell table:style-name="ce57" office:value-type="string" calcext:value-type="string">
            <text:p>Myo-inositol-1-phosphate¹</text:p>
          </table:table-cell>
          <table:table-cell table:style-name="ce60" table:formula="of:=761*[.P13]" office:value-type="float" office:value="137485473.5508" calcext:value-type="float">
            <text:p>1.37E+08</text:p>
          </table:table-cell>
          <table:table-cell table:style-name="ce64" table:formula="of:=9.9*[.Q26]/100" office:value-type="float" office:value="13611061.8815292" calcext:value-type="float">
            <text:p>1.36E+07</text:p>
          </table:table-cell>
          <table:table-cell table:style-name="ce60" table:formula="of:=[.P13]*274" office:value-type="float" office:value="49501997.0472" calcext:value-type="float">
            <text:p>4.95E+07</text:p>
          </table:table-cell>
          <table:table-cell table:formula="of:=22.3/100*[.S26]" office:value-type="float" office:value="11038945.3415256" calcext:value-type="float">
            <text:p>1.10E+07</text:p>
          </table:table-cell>
          <table:table-cell table:number-columns-repeated="44"/>
        </table:table-row>
        <table:table-row table:style-name="ro1">
          <table:table-cell table:style-name="ce57" office:value-type="string" calcext:value-type="string">
            <text:p>Soluble membrane precursors </text:p>
          </table:table-cell>
          <table:table-cell table:style-name="ce53"/>
          <table:table-cell table:style-name="ce60" table:number-columns-repeated="8"/>
          <table:table-cell/>
          <table:table-cell table:style-name="Default"/>
          <table:table-cell table:number-columns-repeated="52"/>
        </table:table-row>
        <table:table-row table:style-name="ro1">
          <table:table-cell table:style-name="ce53"/>
          <table:table-cell table:style-name="ce57" office:value-type="string" calcext:value-type="string">
            <text:p>Glycerophosphocholine (GPC)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b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ce53"/>
          <table:table-cell table:style-name="ce57" office:value-type="string" calcext:value-type="string">
            <text:p>Glycerophosphoethanolamine (GPE)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q 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ce53"/>
          <table:table-cell table:style-name="ce57" office:value-type="string" calcext:value-type="string">
            <text:p>myo-Inositol (Ins) </text:p>
          </table:table-cell>
          <table:table-cell table:style-name="ce60" table:formula="of:=[.$B$24]*[$RAW_DATA.I41]" office:value-type="float" office:value="3902347.21248" calcext:value-type="float">
            <text:p>3.90E+06</text:p>
          </table:table-cell>
          <table:table-cell table:style-name="ce60" table:formula="of:=[.$B$24]*[$RAW_DATA.J41]" office:value-type="float" office:value="1300782.40416" calcext:value-type="float">
            <text:p>1.30E+06</text:p>
          </table:table-cell>
          <table:table-cell table:style-name="ce60" table:formula="of:=[.$B$24]*[$RAW_DATA.K41]" office:value-type="float" office:value="3577151.61144" calcext:value-type="float">
            <text:p>3.58E+06</text:p>
          </table:table-cell>
          <table:table-cell table:style-name="ce60" table:formula="of:=[.$B$24]*[$RAW_DATA.L41]" office:value-type="float" office:value="1138184.60364" calcext:value-type="float">
            <text:p>1.14E+06</text:p>
          </table:table-cell>
          <table:table-cell table:style-name="ce60" table:formula="of:=[.$B$24]*[$RAW_DATA.M41]" office:value-type="float" office:value="2438967.0078" calcext:value-type="float">
            <text:p>2.44E+06</text:p>
          </table:table-cell>
          <table:table-cell table:style-name="ce60" table:formula="of:=[.$B$24]*[$RAW_DATA.N41]" office:value-type="float" office:value="1138184.60364" calcext:value-type="float">
            <text:p>1.14E+06</text:p>
          </table:table-cell>
          <table:table-cell table:style-name="ce60" table:formula="of:=[.$B$24]*[$RAW_DATA.O41]" office:value-type="float" office:value="2764162.60884" calcext:value-type="float">
            <text:p>2.76E+06</text:p>
          </table:table-cell>
          <table:table-cell table:style-name="ce60" table:formula="of:=[.$B$24]*[$RAW_DATA.P41]" office:value-type="float" office:value="650391.20208" calcext:value-type="float">
            <text:p>6.50E+05</text:p>
          </table:table-cell>
          <table:table-cell table:formula="of:=AVERAGE([.C30];[.E30];[.G30];[.I30])" office:value-type="float" office:value="3170657.11014" calcext:value-type="float">
            <text:p>3.17E+06</text:p>
          </table:table-cell>
          <table:table-cell table:formula="of:=AVERAGE([.D30];[.F30];[.H30];[.J30])" office:value-type="float" office:value="1056885.70338" calcext:value-type="float">
            <text:p>1.06E+06</text:p>
          </table:table-cell>
          <table:table-cell table:number-columns-repeated="52"/>
        </table:table-row>
        <table:table-row table:style-name="ro1">
          <table:table-cell table:style-name="ce53"/>
          <table:table-cell table:style-name="ce57" office:value-type="string" calcext:value-type="string">
            <text:p>PC</text:p>
          </table:table-cell>
          <table:table-cell table:style-name="ce60" table:formula="of:=[.$B$24]*[$RAW_DATA.I42]" office:value-type="float" office:value="24227072.27748" calcext:value-type="float">
            <text:p>2.42E+07</text:p>
          </table:table-cell>
          <table:table-cell table:style-name="ce60" table:formula="of:=[.$B$24]*[$RAW_DATA.J42]" office:value-type="float" office:value="5203129.61664" calcext:value-type="float">
            <text:p>5.20E+06</text:p>
          </table:table-cell>
          <table:table-cell table:style-name="ce60" table:formula="of:=[.$B$24]*[$RAW_DATA.K42]" office:value-type="float" office:value="22113300.87072" calcext:value-type="float">
            <text:p>2.21E+07</text:p>
          </table:table-cell>
          <table:table-cell table:style-name="ce60" table:formula="of:=[.$B$24]*[$RAW_DATA.L42]" office:value-type="float" office:value="4552738.41456" calcext:value-type="float">
            <text:p>4.55E+06</text:p>
          </table:table-cell>
          <table:table-cell table:style-name="ce60" table:formula="of:=[.$B$24]*[$RAW_DATA.M42]" office:value-type="float" office:value="22763692.0728" calcext:value-type="float">
            <text:p>2.28E+07</text:p>
          </table:table-cell>
          <table:table-cell table:style-name="ce60" table:formula="of:=[.$B$24]*[$RAW_DATA.N42]" office:value-type="float" office:value="8129890.026" calcext:value-type="float">
            <text:p>8.13E+06</text:p>
          </table:table-cell>
          <table:table-cell table:style-name="ce60" table:formula="of:=[.$B$24]*[$RAW_DATA.O42]" office:value-type="float" office:value="20975116.26708" calcext:value-type="float">
            <text:p>2.10E+07</text:p>
          </table:table-cell>
          <table:table-cell table:style-name="ce60" table:formula="of:=[.$B$24]*[$RAW_DATA.P42]" office:value-type="float" office:value="3739749.41196" calcext:value-type="float">
            <text:p>3.74E+06</text:p>
          </table:table-cell>
          <table:table-cell table:formula="of:=AVERAGE([.C31];[.E31];[.G31];[.I31])" office:value-type="float" office:value="22519795.37202" calcext:value-type="float">
            <text:p>2.25E+07</text:p>
          </table:table-cell>
          <table:table-cell table:formula="of:=AVERAGE([.D31];[.F31];[.H31];[.J31])" office:value-type="float" office:value="5406376.86729" calcext:value-type="float">
            <text:p>5.41E+06</text:p>
          </table:table-cell>
          <table:table-cell table:formula="of:=[.K31]/[.P6]*100" office:value-type="float" office:value="4.9008843449251" calcext:value-type="float">
            <text:p>4.90E+00</text:p>
          </table:table-cell>
          <table:table-cell table:formula="of:=[.L31]/[.P6]*100" office:value-type="float" office:value="1.17656609724736" calcext:value-type="float">
            <text:p>1.18E+00</text:p>
          </table:table-cell>
          <table:table-cell table:number-columns-repeated="50"/>
        </table:table-row>
        <table:table-row table:style-name="ro1">
          <table:table-cell table:style-name="ce53"/>
          <table:table-cell table:style-name="ce57" office:value-type="string" calcext:value-type="string">
            <text:p>PE</text:p>
          </table:table-cell>
          <table:table-cell table:style-name="ce60" table:formula="of:=[.$B$24]*[$RAW_DATA.I43]" office:value-type="float" office:value="73169010.234" calcext:value-type="float">
            <text:p>7.32E+07</text:p>
          </table:table-cell>
          <table:table-cell table:style-name="ce60" table:formula="of:=[.$B$24]*[$RAW_DATA.J43]" office:value-type="float" office:value="24389670.078" calcext:value-type="float">
            <text:p>2.44E+07</text:p>
          </table:table-cell>
          <table:table-cell table:style-name="ce60" table:formula="of:=[.$B$24]*[$RAW_DATA.K43]" office:value-type="float" office:value="63413142.2028" calcext:value-type="float">
            <text:p>6.34E+07</text:p>
          </table:table-cell>
          <table:table-cell table:style-name="ce60" table:formula="of:=[.$B$24]*[$RAW_DATA.L43]" office:value-type="float" office:value="19511736.0624" calcext:value-type="float">
            <text:p>1.95E+07</text:p>
          </table:table-cell>
          <table:table-cell table:style-name="ce60" table:formula="of:=[.$B$24]*[$RAW_DATA.M43]" office:value-type="float" office:value="63413142.2028" calcext:value-type="float">
            <text:p>6.34E+07</text:p>
          </table:table-cell>
          <table:table-cell table:style-name="ce60" table:formula="of:=[.$B$24]*[$RAW_DATA.N43]" office:value-type="float" office:value="17885758.0572" calcext:value-type="float">
            <text:p>1.79E+07</text:p>
          </table:table-cell>
          <table:table-cell table:style-name="ce60" table:formula="of:=[.$B$24]*[$RAW_DATA.O43]" office:value-type="float" office:value="50405318.1612" calcext:value-type="float">
            <text:p>5.04E+07</text:p>
          </table:table-cell>
          <table:table-cell table:style-name="ce60" table:formula="of:=[.$B$24]*[$RAW_DATA.P43]" office:value-type="float" office:value="11381846.0364" calcext:value-type="float">
            <text:p>1.14E+07</text:p>
          </table:table-cell>
          <table:table-cell table:formula="of:=AVERAGE([.C32];[.E32];[.G32];[.I32])" office:value-type="float" office:value="62600153.2002" calcext:value-type="float">
            <text:p>6.26E+07</text:p>
          </table:table-cell>
          <table:table-cell table:formula="of:=AVERAGE([.D32];[.F32];[.H32];[.J32])" office:value-type="float" office:value="18292252.5585" calcext:value-type="float">
            <text:p>1.83E+07</text:p>
          </table:table-cell>
          <table:table-cell table:formula="of:=[.K32]/[.P7]*100" office:value-type="float" office:value="28.1387885477792" calcext:value-type="float">
            <text:p>2.81E+01</text:p>
          </table:table-cell>
          <table:table-cell table:formula="of:=[.L32]/[.P7]*100" office:value-type="float" office:value="8.22237327694848" calcext:value-type="float">
            <text:p>8.22E+00</text:p>
          </table:table-cell>
          <table:table-cell table:number-columns-repeated="50"/>
        </table:table-row>
        <table:table-row table:style-name="ro1">
          <table:table-cell/>
          <table:table-cell table:style-name="ce60"/>
          <table:table-cell table:style-name="ce61" table:number-columns-repeated="8"/>
          <table:table-cell table:number-columns-repeated="5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W_DATA" table:style-name="ta1">
        <office:forms form:automatic-focus="false" form:apply-design-mode="false"/>
        <table:table-column table:style-name="co2" table:default-cell-style-name="ce8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number-columns-repeated="50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83" office:value-type="string" calcext:value-type="string">
            <text:p>Nmol/10⁹ cells</text:p>
          </table:table-cell>
          <table:table-cell office:value-type="string" calcext:value-type="string">
            <text:p>MassSpec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etabolite</text:p>
          </table:table-cell>
          <table:table-cell table:style-name="ce88" office:value-type="string" calcext:value-type="string">
            <text:p>RBC1</text:p>
          </table:table-cell>
          <table:table-cell table:style-name="ce88" office:value-type="string" calcext:value-type="string">
            <text:p>RBC2</text:p>
          </table:table-cell>
          <table:table-cell table:style-name="ce88" office:value-type="string" calcext:value-type="string">
            <text:p>RBC3</text:p>
          </table:table-cell>
          <table:table-cell table:style-name="ce88" office:value-type="string" calcext:value-type="string">
            <text:p>Ring 1</text:p>
          </table:table-cell>
          <table:table-cell table:style-name="ce88" office:value-type="string" calcext:value-type="string">
            <text:p>Ring 2</text:p>
          </table:table-cell>
          <table:table-cell table:style-name="ce88" office:value-type="string" calcext:value-type="string">
            <text:p>Ring 3</text:p>
          </table:table-cell>
          <table:table-cell table:style-name="ce88" office:value-type="string" calcext:value-type="string">
            <text:p>Trophozoite 1</text:p>
          </table:table-cell>
          <table:table-cell table:style-name="ce88" office:value-type="string" calcext:value-type="string">
            <text:p>Trophozoite 2</text:p>
          </table:table-cell>
          <table:table-cell table:style-name="ce88" office:value-type="string" calcext:value-type="string">
            <text:p>Trophozoite 3</text:p>
          </table:table-cell>
          <table:table-cell table:style-name="ce88" office:value-type="string" calcext:value-type="string">
            <text:p>Schizont 1</text:p>
          </table:table-cell>
          <table:table-cell table:style-name="ce88" office:value-type="string" calcext:value-type="string">
            <text:p>Schizont 2</text:p>
          </table:table-cell>
          <table:table-cell table:style-name="ce88" office:value-type="string" calcext:value-type="string">
            <text:p>Schizont 3</text:p>
          </table:table-cell>
          <table:table-cell table:style-name="ce93" office:value-type="string" calcext:value-type="string">
            <text:p>Ref.</text:p>
          </table:table-cell>
          <table:table-cell table:number-columns-repeated="50"/>
        </table:table-row>
        <table:table-row table:style-name="ro3">
          <table:table-cell table:style-name="ce84" office:value-type="string" calcext:value-type="string">
            <text:p>PC</text:p>
          </table:table-cell>
          <table:table-cell table:style-name="ce89" office:value-type="float" office:value="107.29" calcext:value-type="float">
            <text:p>107.29</text:p>
          </table:table-cell>
          <table:table-cell table:style-name="ce89" office:value-type="float" office:value="117.19" calcext:value-type="float">
            <text:p>117.19</text:p>
          </table:table-cell>
          <table:table-cell table:style-name="ce89" office:value-type="float" office:value="175.31" calcext:value-type="float">
            <text:p>175.31</text:p>
          </table:table-cell>
          <table:table-cell table:style-name="ce89" office:value-type="float" office:value="227.37" calcext:value-type="float">
            <text:p>227.37</text:p>
          </table:table-cell>
          <table:table-cell table:style-name="ce89" office:value-type="float" office:value="199.33" calcext:value-type="float">
            <text:p>199.33</text:p>
          </table:table-cell>
          <table:table-cell table:style-name="ce89" office:value-type="float" office:value="198.61" calcext:value-type="float">
            <text:p>198.61</text:p>
          </table:table-cell>
          <table:table-cell table:style-name="ce89" office:value-type="float" office:value="674.666666666667" calcext:value-type="float">
            <text:p>674.67</text:p>
          </table:table-cell>
          <table:table-cell table:style-name="ce89" office:value-type="float" office:value="742.31" calcext:value-type="float">
            <text:p>742.31</text:p>
          </table:table-cell>
          <table:table-cell table:style-name="ce89" office:value-type="float" office:value="872.1" calcext:value-type="float">
            <text:p>872.10</text:p>
          </table:table-cell>
          <table:table-cell table:style-name="ce89" office:value-type="float" office:value="1511.67" calcext:value-type="float">
            <text:p>1511.67</text:p>
          </table:table-cell>
          <table:table-cell table:style-name="ce89" office:value-type="float" office:value="2448.4" calcext:value-type="float">
            <text:p>2448.40</text:p>
          </table:table-cell>
          <table:table-cell table:style-name="ce89" office:value-type="float" office:value="1168.42" calcext:value-type="float">
            <text:p>1168.42</text:p>
          </table:table-cell>
          <table:table-cell office:value-type="string" calcext:value-type="string">
            <text:p>Alex_Data</text:p>
          </table:table-cell>
          <table:table-cell table:number-columns-repeated="50"/>
        </table:table-row>
        <table:table-row table:style-name="ro3">
          <table:table-cell table:style-name="ce84" office:value-type="string" calcext:value-type="string">
            <text:p>PE</text:p>
          </table:table-cell>
          <table:table-cell table:style-name="ce89" office:value-type="float" office:value="33.32" calcext:value-type="float">
            <text:p>33.32</text:p>
          </table:table-cell>
          <table:table-cell table:style-name="ce89" office:value-type="float" office:value="28.55" calcext:value-type="float">
            <text:p>28.55</text:p>
          </table:table-cell>
          <table:table-cell table:style-name="ce89" office:value-type="float" office:value="71.52" calcext:value-type="float">
            <text:p>71.52</text:p>
          </table:table-cell>
          <table:table-cell table:style-name="ce89" office:value-type="float" office:value="151.11" calcext:value-type="float">
            <text:p>151.11</text:p>
          </table:table-cell>
          <table:table-cell table:style-name="ce89" office:value-type="float" office:value="108.35" calcext:value-type="float">
            <text:p>108.35</text:p>
          </table:table-cell>
          <table:table-cell table:style-name="ce89" office:value-type="float" office:value="101.47" calcext:value-type="float">
            <text:p>101.47</text:p>
          </table:table-cell>
          <table:table-cell table:style-name="ce89" office:value-type="float" office:value="304.986666666667" calcext:value-type="float">
            <text:p>304.99</text:p>
          </table:table-cell>
          <table:table-cell table:style-name="ce89" office:value-type="float" office:value="347.16" calcext:value-type="float">
            <text:p>347.16</text:p>
          </table:table-cell>
          <table:table-cell table:style-name="ce89" office:value-type="float" office:value="456.11" calcext:value-type="float">
            <text:p>456.11</text:p>
          </table:table-cell>
          <table:table-cell table:style-name="ce89" office:value-type="float" office:value="591.78" calcext:value-type="float">
            <text:p>591.78</text:p>
          </table:table-cell>
          <table:table-cell table:style-name="ce89" office:value-type="float" office:value="976.12" calcext:value-type="float">
            <text:p>976.12</text:p>
          </table:table-cell>
          <table:table-cell table:style-name="ce89" office:value-type="float" office:value="388.28" calcext:value-type="float">
            <text:p>388.28</text:p>
          </table:table-cell>
          <table:table-cell office:value-type="string" calcext:value-type="string">
            <text:p>Alex_Data</text:p>
          </table:table-cell>
          <table:table-cell table:number-columns-repeated="50"/>
        </table:table-row>
        <table:table-row table:style-name="ro3">
          <table:table-cell table:style-name="ce84" office:value-type="string" calcext:value-type="string">
            <text:p>PG</text:p>
          </table:table-cell>
          <table:table-cell table:number-columns-repeated="3" table:style-name="ce89" office:value-type="float" office:value="0" calcext:value-type="float">
            <text:p>0.00</text:p>
          </table:table-cell>
          <table:table-cell table:style-name="ce89" office:value-type="float" office:value="4.66" calcext:value-type="float">
            <text:p>4.66</text:p>
          </table:table-cell>
          <table:table-cell table:style-name="ce89" office:value-type="float" office:value="3.24" calcext:value-type="float">
            <text:p>3.24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22.88" calcext:value-type="float">
            <text:p>22.88</text:p>
          </table:table-cell>
          <table:table-cell table:style-name="ce89" office:value-type="float" office:value="31.31" calcext:value-type="float">
            <text:p>31.31</text:p>
          </table:table-cell>
          <table:table-cell table:style-name="ce89" office:value-type="float" office:value="42.13" calcext:value-type="float">
            <text:p>42.13</text:p>
          </table:table-cell>
          <table:table-cell table:style-name="ce89" office:value-type="float" office:value="99.67" calcext:value-type="float">
            <text:p>99.67</text:p>
          </table:table-cell>
          <table:table-cell table:style-name="ce89" office:value-type="float" office:value="154.56" calcext:value-type="float">
            <text:p>154.56</text:p>
          </table:table-cell>
          <table:table-cell table:style-name="ce89" office:value-type="float" office:value="49.26" calcext:value-type="float">
            <text:p>49.26</text:p>
          </table:table-cell>
          <table:table-cell office:value-type="string" calcext:value-type="string">
            <text:p>Alex_Data</text:p>
          </table:table-cell>
          <table:table-cell table:number-columns-repeated="50"/>
        </table:table-row>
        <table:table-row table:style-name="ro3">
          <table:table-cell table:style-name="ce84" office:value-type="string" calcext:value-type="string">
            <text:p>PS</text:p>
          </table:table-cell>
          <table:table-cell table:style-name="ce89" office:value-type="float" office:value="21.38" calcext:value-type="float">
            <text:p>21.38</text:p>
          </table:table-cell>
          <table:table-cell table:style-name="ce89" office:value-type="float" office:value="22.31" calcext:value-type="float">
            <text:p>22.31</text:p>
          </table:table-cell>
          <table:table-cell table:style-name="ce89" office:value-type="float" office:value="33" calcext:value-type="float">
            <text:p>33.00</text:p>
          </table:table-cell>
          <table:table-cell table:style-name="ce89" office:value-type="float" office:value="39.35" calcext:value-type="float">
            <text:p>39.35</text:p>
          </table:table-cell>
          <table:table-cell table:style-name="ce89" office:value-type="float" office:value="25.63" calcext:value-type="float">
            <text:p>25.63</text:p>
          </table:table-cell>
          <table:table-cell table:style-name="ce89" office:value-type="float" office:value="19.28" calcext:value-type="float">
            <text:p>19.28</text:p>
          </table:table-cell>
          <table:table-cell table:style-name="ce89" office:value-type="float" office:value="80.6933333333333" calcext:value-type="float">
            <text:p>80.69</text:p>
          </table:table-cell>
          <table:table-cell table:style-name="ce89" office:value-type="float" office:value="144.63" calcext:value-type="float">
            <text:p>144.63</text:p>
          </table:table-cell>
          <table:table-cell table:style-name="ce89" office:value-type="float" office:value="124.22" calcext:value-type="float">
            <text:p>124.22</text:p>
          </table:table-cell>
          <table:table-cell table:style-name="ce89" office:value-type="float" office:value="127.54" calcext:value-type="float">
            <text:p>127.54</text:p>
          </table:table-cell>
          <table:table-cell table:style-name="ce89" office:value-type="float" office:value="201.12" calcext:value-type="float">
            <text:p>201.12</text:p>
          </table:table-cell>
          <table:table-cell table:style-name="ce89" office:value-type="float" office:value="70.46" calcext:value-type="float">
            <text:p>70.46</text:p>
          </table:table-cell>
          <table:table-cell office:value-type="string" calcext:value-type="string">
            <text:p>Alex_Data</text:p>
          </table:table-cell>
          <table:table-cell table:number-columns-repeated="50"/>
        </table:table-row>
        <table:table-row table:style-name="ro3" table:number-rows-repeated="3">
          <table:table-cell table:style-name="Default"/>
          <table:table-cell table:number-columns-repeated="63"/>
        </table:table-row>
        <table:table-row table:style-name="ro3">
          <table:table-cell table:style-name="Default" office:value-type="string" calcext:value-type="string">
            <text:p>Experiments were conducted on mature intact trophozoite-iRBCs (infected RBCs). </text:p>
          </table:table-cell>
          <table:table-cell table:number-columns-repeated="63"/>
        </table:table-row>
        <table:table-row table:style-name="ro3">
          <table:table-cell table:style-name="ce83" office:value-type="string" calcext:value-type="string">
            <text:p>µmol/10¹² cells</text:p>
          </table:table-cell>
          <table:table-cell office:value-type="string" calcext:value-type="string">
            <text:p>1H-NMR</text:p>
          </table:table-cell>
          <table:table-cell table:style-name="ce93" office:value-type="string" calcext:value-type="string">
            <text:p>NO_STRAIN</text:p>
          </table:table-cell>
          <table:table-cell table:number-columns-repeated="2"/>
          <table:table-cell table:style-name="ce85"/>
          <table:table-cell/>
          <table:table-cell table:style-name="ce93" office:value-type="string" calcext:value-type="string">
            <text:p>mM</text:p>
          </table:table-cell>
          <table:table-cell office:value-type="string" calcext:value-type="string">
            <text:p>1H-NMR</text:p>
          </table:table-cell>
          <table:table-cell office:value-type="string" calcext:value-type="string">
            <text:p>Late Tropho</text:p>
          </table:table-cell>
          <table:table-cell office:value-type="string" calcext:value-type="string">
            <text:p>only parasite</text:p>
          </table:table-cell>
          <table:table-cell table:number-columns-repeated="5"/>
          <table:table-cell office:value-type="string" calcext:value-type="string">
            <text:p>Ref.</text:p>
          </table:table-cell>
          <table:table-cell table:style-name="ce102" office:value-type="string" calcext:value-type="string">
            <text:p>Pmol/3*10⁷ cells</text:p>
          </table:table-cell>
          <table:table-cell table:number-columns-repeated="46"/>
        </table:table-row>
        <table:table-row table:style-name="ro3">
          <table:table-cell table:style-name="Default"/>
          <table:table-cell table:style-name="ce85" office:value-type="string" calcext:value-type="string">
            <text:p>RBC</text:p>
          </table:table-cell>
          <table:table-cell table:style-name="ce85" office:value-type="string" calcext:value-type="string">
            <text:p>RBC_std</text:p>
          </table:table-cell>
          <table:table-cell table:style-name="ce85" office:value-type="string" calcext:value-type="string">
            <text:p>iRBC_tropho</text:p>
          </table:table-cell>
          <table:table-cell table:style-name="ce85" office:value-type="string" calcext:value-type="string">
            <text:p>iRBC_std</text:p>
          </table:table-cell>
          <table:table-cell table:style-name="ce85" office:value-type="string" calcext:value-type="string">
            <text:p>Ref.</text:p>
          </table:table-cell>
          <table:table-cell/>
          <table:table-cell table:style-name="ce98"/>
          <table:table-cell table:style-name="ce100" office:value-type="string" calcext:value-type="string">
            <text:p>Perchloricacid ( n = 13) </text:p>
          </table:table-cell>
          <table:table-cell table:style-name="ce91"/>
          <table:table-cell table:style-name="ce98" office:value-type="string" calcext:value-type="string">
            <text:p>Methanol/water (n =12) </text:p>
          </table:table-cell>
          <table:table-cell/>
          <table:table-cell table:style-name="ce98" office:value-type="string" calcext:value-type="string">
            <text:p>Methanol/chloroform/ water (n = 10) </text:p>
          </table:table-cell>
          <table:table-cell/>
          <table:table-cell table:style-name="ce98" office:value-type="string" calcext:value-type="string">
            <text:p>Methanol (n = 13) </text:p>
          </table:table-cell>
          <table:table-cell/>
          <table:table-cell office:value-type="string" calcext:value-type="string">
            <text:p>Teng 2009</text:p>
          </table:table-cell>
          <table:table-cell/>
          <table:table-cell table:style-name="ce93" office:value-type="string" calcext:value-type="string">
            <text:p>Vo Duy 2012</text:p>
          </table:table-cell>
          <table:table-cell office:value-type="string" calcext:value-type="string">
            <text:p>no time point specified</text:p>
          </table:table-cell>
          <table:table-cell/>
          <table:table-cell office:value-type="string" calcext:value-type="string">
            <text:p>P. falciparum 3D7 strain was maintained in continuous culture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choline</text:p>
          </table:table-cell>
          <table:table-cell table:style-name="ce85" office:value-type="float" office:value="3" calcext:value-type="float">
            <text:p>3.00</text:p>
          </table:table-cell>
          <table:table-cell table:style-name="ce85" office:value-type="float" office:value="1" calcext:value-type="float">
            <text:p>1.00</text:p>
          </table:table-cell>
          <table:table-cell table:style-name="ce85" office:value-type="float" office:value="34.5" calcext:value-type="float">
            <text:p>34.50</text:p>
          </table:table-cell>
          <table:table-cell table:style-name="ce85" office:value-type="float" office:value="18.7" calcext:value-type="float">
            <text:p>18.70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Metabolite </text:p>
          </table:table-cell>
          <table:table-cell table:style-name="ce91" table:number-columns-repeated="2"/>
          <table:table-cell table:number-columns-repeated="7"/>
          <table:table-cell table:style-name="ce103" office:value-type="string" calcext:value-type="string">
            <text:p><text:span text:style-name="T1">Table 5 Endogenous compound contrations of cell extracts from parasites, and unin</text:span>cenfected RBCs. </text:p>
          </table:table-cell>
          <table:table-cell table:style-name="ce104"/>
          <table:table-cell table:style-name="ce106" table:number-columns-repeated="2"/>
          <table:table-cell office:value-type="string" calcext:value-type="string">
            <text:p>in human RBCs incubated at 37 ◦C in RMPI 1640 medium sup-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serine</text:p>
          </table:table-cell>
          <table:table-cell table:style-name="ce85" office:value-type="float" office:value="14.8" calcext:value-type="float">
            <text:p>14.80</text:p>
          </table:table-cell>
          <table:table-cell table:style-name="ce85" office:value-type="float" office:value="3.9" calcext:value-type="float">
            <text:p>3.90</text:p>
          </table:table-cell>
          <table:table-cell table:style-name="ce85" office:value-type="float" office:value="18.7" calcext:value-type="float">
            <text:p>18.70</text:p>
          </table:table-cell>
          <table:table-cell table:style-name="ce85" office:value-type="float" office:value="4.6" calcext:value-type="float">
            <text:p>4.60</text:p>
          </table:table-cell>
          <table:table-cell table:style-name="ce85" office:value-type="string" calcext:value-type="string">
            <text:p>Teng 2014</text:p>
          </table:table-cell>
          <table:table-cell table:style-name="ce98" office:value-type="string" calcext:value-type="string">
            <text:p>Amino acids </text:p>
          </table:table-cell>
          <table:table-cell/>
          <table:table-cell table:style-name="ce98" office:value-type="string" calcext:value-type="string">
            <text:p>Value</text:p>
          </table:table-cell>
          <table:table-cell table:style-name="ce98" office:value-type="string" calcext:value-type="string">
            <text:p>Std.</text:p>
          </table:table-cell>
          <table:table-cell table:style-name="ce98" office:value-type="string" calcext:value-type="string">
            <text:p>Value</text:p>
          </table:table-cell>
          <table:table-cell table:style-name="ce98" office:value-type="string" calcext:value-type="string">
            <text:p>Std.</text:p>
          </table:table-cell>
          <table:table-cell table:style-name="ce98" office:value-type="string" calcext:value-type="string">
            <text:p>Value</text:p>
          </table:table-cell>
          <table:table-cell table:style-name="ce98" office:value-type="string" calcext:value-type="string">
            <text:p>Std.</text:p>
          </table:table-cell>
          <table:table-cell table:style-name="ce98" office:value-type="string" calcext:value-type="string">
            <text:p>Value</text:p>
          </table:table-cell>
          <table:table-cell table:style-name="ce98" office:value-type="string" calcext:value-type="string">
            <text:p>Std.</text:p>
          </table:table-cell>
          <table:table-cell/>
          <table:table-cell table:style-name="ce104" table:number-columns-repeated="2"/>
          <table:table-cell table:style-name="ce107" table:number-columns-repeated="2"/>
          <table:table-cell office:value-type="string" calcext:value-type="string">
            <text:p>plemented with 25 mM HEPES, 10% human serum, 10 ␮g mL−1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PC_solable</text:p>
          </table:table-cell>
          <table:table-cell table:number-columns-repeated="2" table:style-name="ce85" office:value-type="string" calcext:value-type="string">
            <text:p>nd</text:p>
          </table:table-cell>
          <table:table-cell table:style-name="ce85" office:value-type="float" office:value="235" calcext:value-type="float">
            <text:p>235.00</text:p>
          </table:table-cell>
          <table:table-cell table:style-name="ce85" office:value-type="float" office:value="36" calcext:value-type="float">
            <text:p>36.00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Alanine (Ala) </text:p>
          </table:table-cell>
          <table:table-cell table:style-name="ce98" office:value-type="float" office:value="0.48" calcext:value-type="float">
            <text:p>0.48</text:p>
          </table:table-cell>
          <table:table-cell table:style-name="ce98" office:value-type="float" office:value="0.12" calcext:value-type="float">
            <text:p>0.12</text:p>
          </table:table-cell>
          <table:table-cell table:style-name="ce98" office:value-type="float" office:value="2.1" calcext:value-type="float">
            <text:p>2.1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0.47" calcext:value-type="float">
            <text:p>0.47</text:p>
          </table:table-cell>
          <table:table-cell table:style-name="ce98" office:value-type="float" office:value="0.15" calcext:value-type="float">
            <text:p>0.15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Compounds </text:p>
          </table:table-cell>
          <table:table-cell table:style-name="ce98" office:value-type="string" calcext:value-type="string">
            <text:p>Uninfected RBCs (pmol/3 × 10⁷ cells) (RSD %) </text:p>
          </table:table-cell>
          <table:table-cell table:style-name="ce98" office:value-type="string" calcext:value-type="string">
            <text:p>Parasites (pmol/3 × 10⁷ cells) (RSD %) </text:p>
          </table:table-cell>
          <table:table-cell office:value-type="string" calcext:value-type="string">
            <text:p>hypoxanthine and 10 ␮g mL−1 gentamycin (5% hematocrit) under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PE_sol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GABA </text:p>
          </table:table-cell>
          <table:table-cell table:style-name="ce98" office:value-type="float" office:value="2.3" calcext:value-type="float">
            <text:p>2.3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2.1" calcext:value-type="float">
            <text:p>2.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1.9" calcext:value-type="float">
            <text:p>1.9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2.1" calcext:value-type="float">
            <text:p>2.1</text:p>
          </table:table-cell>
          <table:table-cell table:style-name="ce98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 table:style-name="ce99" office:value-type="string" calcext:value-type="string">
            <text:p>Lipid precursors </text:p>
          </table:table-cell>
          <table:table-cell/>
          <table:table-cell table:style-name="ce98" table:number-columns-repeated="2"/>
          <table:table-cell office:value-type="string" calcext:value-type="string">
            <text:p>an atmosphere with 5% O2 , 5% CO2, and 90% N2 </text:p>
          </table:table-cell>
          <table:table-cell table:number-columns-repeated="42"/>
        </table:table-row>
        <table:table-row table:style-name="ro3">
          <table:table-cell table:style-name="ce85"/>
          <table:table-cell table:style-name="ce82" office:value-type="string" calcext:value-type="string">
            <text:p>µmol/10¹² cells</text:p>
          </table:table-cell>
          <table:table-cell office:value-type="string" calcext:value-type="string">
            <text:p>1H-NMR</text:p>
          </table:table-cell>
          <table:table-cell table:style-name="ce97" office:value-type="string" calcext:value-type="string">
            <text:p>Strain_specific</text:p>
          </table:table-cell>
          <table:table-cell table:style-name="ce85" table:number-columns-repeated="2"/>
          <table:table-cell/>
          <table:table-cell table:style-name="ce98" office:value-type="string" calcext:value-type="string">
            <text:p>Arginine (Arg) </text:p>
          </table:table-cell>
          <table:table-cell table:style-name="ce98" office:value-type="float" office:value="4.2" calcext:value-type="float">
            <text:p>4.2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2.9" calcext:value-type="float">
            <text:p>2.9</text:p>
          </table:table-cell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Choline </text:p>
          </table:table-cell>
          <table:table-cell table:style-name="ce99" office:value-type="string" calcext:value-type="string">
            <text:p>42.7(15.5) </text:p>
          </table:table-cell>
          <table:table-cell table:style-name="ce99" office:value-type="string" calcext:value-type="string">
            <text:p>174 (6.2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/>
          <table:table-cell table:style-name="ce94" office:value-type="string" calcext:value-type="string">
            <text:p>ANOVA </text:p>
          </table:table-cell>
          <table:table-cell table:style-name="ce94" office:value-type="string" calcext:value-type="string">
            <text:p>3D7 </text:p>
          </table:table-cell>
          <table:table-cell table:style-name="ce95"/>
          <table:table-cell table:style-name="ce85" office:value-type="string" calcext:value-type="string">
            <text:p>Ref.</text:p>
          </table:table-cell>
          <table:table-cell/>
          <table:table-cell table:style-name="ce98" office:value-type="string" calcext:value-type="string">
            <text:p>Asparagine (Asn) 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2.6" calcext:value-type="float">
            <text:p>2.6</text:p>
          </table:table-cell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0.51" calcext:value-type="float">
            <text:p>0.51</text:p>
          </table:table-cell>
          <table:table-cell table:style-name="ce98" office:value-type="float" office:value="0.19" calcext:value-type="float">
            <text:p>0.19</text:p>
          </table:table-cell>
          <table:table-cell table:style-name="ce98" office:value-type="float" office:value="0.65" calcext:value-type="float">
            <text:p>0.65</text:p>
          </table:table-cell>
          <table:table-cell table:style-name="ce98" office:value-type="float" office:value="0.16" calcext:value-type="float">
            <text:p>0.16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Choline phosphate </text:p>
          </table:table-cell>
          <table:table-cell table:style-name="ce99" office:value-type="string" calcext:value-type="string">
            <text:p>15.2 (26.3) </text:p>
          </table:table-cell>
          <table:table-cell table:style-name="ce99" office:value-type="string" calcext:value-type="string">
            <text:p>1027 (5.3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87" office:value-type="string" calcext:value-type="string">
            <text:p>No. of independent cultures </text:p>
          </table:table-cell>
          <table:table-cell/>
          <table:table-cell table:style-name="ce94" office:value-type="float" office:value="10" calcext:value-type="float">
            <text:p>10</text:p>
          </table:table-cell>
          <table:table-cell table:style-name="ce95"/>
          <table:table-cell table:style-name="ce85"/>
          <table:table-cell/>
          <table:table-cell table:style-name="ce98" office:value-type="string" calcext:value-type="string">
            <text:p>Aspartate (Asp) 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1.4" calcext:value-type="float">
            <text:p>1.4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1.7" calcext:value-type="float">
            <text:p>1.7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1.73" calcext:value-type="float">
            <text:p>1.73</text:p>
          </table:table-cell>
          <table:table-cell table:style-name="ce98" office:value-type="float" office:value="0.29" calcext:value-type="float">
            <text:p>0.29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CDP-choline </text:p>
          </table:table-cell>
          <table:table-cell table:style-name="ce99" office:value-type="string" calcext:value-type="string">
            <text:p>0.7(0) </text:p>
          </table:table-cell>
          <table:table-cell table:style-name="ce99" office:value-type="string" calcext:value-type="string">
            <text:p>67.2 (7.3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/>
          <table:table-cell table:style-name="ce95" office:value-type="string" calcext:value-type="string">
            <text:p><text:s/>a: P &lt; 0.001; b: P &lt; 0.01 and c: P &lt; 0.05 from FDR-adjusted one-way ANOVA tests using the natural logarithm transformed data</text:p>
          </table:table-cell>
          <table:table-cell table:style-name="ce94"/>
          <table:table-cell table:style-name="ce95"/>
          <table:table-cell table:style-name="ce85"/>
          <table:table-cell/>
          <table:table-cell table:style-name="ce98" office:value-type="string" calcext:value-type="string">
            <text:p>Glutamate (Glu) 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.1" calcext:value-type="float">
            <text:p>9.1</text:p>
          </table:table-cell>
          <table:table-cell table:style-name="ce98" office:value-type="float" office:value="2.5" calcext:value-type="float">
            <text:p>2.5</text:p>
          </table:table-cell>
          <table:table-cell table:style-name="ce98" office:value-type="float" office:value="9.9" calcext:value-type="float">
            <text:p>9.9</text:p>
          </table:table-cell>
          <table:table-cell table:style-name="ce98" office:value-type="float" office:value="3.1" calcext:value-type="float">
            <text:p>3.1</text:p>
          </table:table-cell>
          <table:table-cell table:style-name="ce98" office:value-type="float" office:value="8.8" calcext:value-type="float">
            <text:p>8.8</text:p>
          </table:table-cell>
          <table:table-cell table:style-name="ce98" office:value-type="float" office:value="2.1" calcext:value-type="float">
            <text:p>2.1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CDP-ethanolamine </text:p>
          </table:table-cell>
          <table:table-cell table:style-name="ce99" office:value-type="string" calcext:value-type="string">
            <text:p>0.4 (25) </text:p>
          </table:table-cell>
          <table:table-cell table:style-name="ce99" office:value-type="string" calcext:value-type="string">
            <text:p>107 (8.7) </text:p>
          </table:table-cell>
          <table:table-cell table:number-columns-repeated="43"/>
        </table:table-row>
        <table:table-row table:style-name="ro3">
          <table:table-cell table:style-name="ce87" office:value-type="string" calcext:value-type="string">
            <text:p>Amino acids</text:p>
          </table:table-cell>
          <table:table-cell table:style-name="ce91"/>
          <table:table-cell table:style-name="ce95"/>
          <table:table-cell table:style-name="ce95" office:value-type="string" calcext:value-type="string">
            <text:p>Value_tropho</text:p>
          </table:table-cell>
          <table:table-cell table:style-name="ce95" office:value-type="string" calcext:value-type="string">
            <text:p>Std</text:p>
          </table:table-cell>
          <table:table-cell table:style-name="ce85"/>
          <table:table-cell/>
          <table:table-cell table:style-name="ce98" office:value-type="string" calcext:value-type="string">
            <text:p>Glutamine (Gln) </text:p>
          </table:table-cell>
          <table:table-cell table:style-name="ce98" office:value-type="float" office:value="1.34" calcext:value-type="float">
            <text:p>1.34</text:p>
          </table:table-cell>
          <table:table-cell table:style-name="ce98" office:value-type="float" office:value="0.3" calcext:value-type="float">
            <text:p>0.3</text:p>
          </table:table-cell>
          <table:table-cell table:style-name="ce98" office:value-type="float" office:value="1.7" calcext:value-type="float">
            <text:p>1.7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1.12" calcext:value-type="float">
            <text:p>1.12</text:p>
          </table:table-cell>
          <table:table-cell table:style-name="ce98" office:value-type="float" office:value="0.29" calcext:value-type="float">
            <text:p>0.29</text:p>
          </table:table-cell>
          <table:table-cell table:style-name="ce98" office:value-type="float" office:value="1.4" calcext:value-type="float">
            <text:p>1.4</text:p>
          </table:table-cell>
          <table:table-cell table:style-name="ce98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Ethanolamine </text:p>
          </table:table-cell>
          <table:table-cell table:style-name="ce99" office:value-type="string" calcext:value-type="string">
            <text:p>70 (19.6) </text:p>
          </table:table-cell>
          <table:table-cell table:style-name="ce99" office:value-type="string" calcext:value-type="string">
            <text:p>28.0 (12.5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lan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7.8" calcext:value-type="float">
            <text:p>7.8</text:p>
          </table:table-cell>
          <table:table-cell table:style-name="ce94" office:value-type="float" office:value="1.7" calcext:value-type="float">
            <text:p>1.7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Glycine (Gly) </text:p>
          </table:table-cell>
          <table:table-cell table:style-name="ce98" office:value-type="float" office:value="0.43" calcext:value-type="float">
            <text:p>0.43</text:p>
          </table:table-cell>
          <table:table-cell table:style-name="ce98" office:value-type="float" office:value="0.08" calcext:value-type="float">
            <text:p>0.08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.34" calcext:value-type="float">
            <text:p>0.34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Ethanolamine phosphate </text:p>
          </table:table-cell>
          <table:table-cell table:style-name="ce99" office:value-type="string" calcext:value-type="string">
            <text:p>2.5 (24.0) </text:p>
          </table:table-cell>
          <table:table-cell table:style-name="ce99" office:value-type="string" calcext:value-type="string">
            <text:p>896 (9.4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4-Aminobutyr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4.3" calcext:value-type="float">
            <text:p>4.3</text:p>
          </table:table-cell>
          <table:table-cell table:style-name="ce94" office:value-type="float" office:value="2.5" calcext:value-type="float">
            <text:p>2.5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Histidine (His) 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04" calcext:value-type="float">
            <text:p>0.04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.23" calcext:value-type="float">
            <text:p>0.23</text:p>
          </table:table-cell>
          <table:table-cell table:style-name="ce98" office:value-type="float" office:value="0.14" calcext:value-type="float">
            <text:p>0.14</text:p>
          </table:table-cell>
          <table:table-cell table:style-name="ce98" office:value-type="float" office:value="0.04" calcext:value-type="float">
            <text:p>0.04</text:p>
          </table:table-cell>
          <table:table-cell table:style-name="ce98" office:value-type="float" office:value="0.15" calcext:value-type="float">
            <text:p>0.15</text:p>
          </table:table-cell>
          <table:table-cell table:style-name="ce98" office:value-type="float" office:value="0.07" calcext:value-type="float">
            <text:p>0.07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Methylethanolamine </text:p>
          </table:table-cell>
          <table:table-cell table:number-columns-repeated="2" table:style-name="ce99" office:value-type="string" calcext:value-type="string">
            <text:p>blq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rgin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33.2" calcext:value-type="float">
            <text:p>33.2</text:p>
          </table:table-cell>
          <table:table-cell table:style-name="ce94" office:value-type="float" office:value="16.1" calcext:value-type="float">
            <text:p>16.1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Isoleucine (Ile) 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05" calcext:value-type="float">
            <text:p>0.05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.13" calcext:value-type="float">
            <text:p>0.13</text:p>
          </table:table-cell>
          <table:table-cell table:style-name="ce98" office:value-type="float" office:value="0.06" calcext:value-type="float">
            <text:p>0.06</text:p>
          </table:table-cell>
          <table:table-cell table:style-name="ce98" office:value-type="float" office:value="0.17" calcext:value-type="float">
            <text:p>0.17</text:p>
          </table:table-cell>
          <table:table-cell table:style-name="ce98" office:value-type="float" office:value="0.05" calcext:value-type="float">
            <text:p>0.05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Dimethylethanolamine </text:p>
          </table:table-cell>
          <table:table-cell table:number-columns-repeated="2" table:style-name="ce99" office:value-type="string" calcext:value-type="string">
            <text:p>blq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sparag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7.7" calcext:value-type="float">
            <text:p>7.7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Leucine (Leu) </text:p>
          </table:table-cell>
          <table:table-cell table:style-name="ce98" office:value-type="float" office:value="0.37" calcext:value-type="float">
            <text:p>0.37</text:p>
          </table:table-cell>
          <table:table-cell table:style-name="ce98" office:value-type="float" office:value="0.12" calcext:value-type="float">
            <text:p>0.12</text:p>
          </table:table-cell>
          <table:table-cell table:style-name="ce98" office:value-type="float" office:value="2.8" calcext:value-type="float">
            <text:p>2.8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0.33" calcext:value-type="float">
            <text:p>0.33</text:p>
          </table:table-cell>
          <table:table-cell table:style-name="ce98" office:value-type="float" office:value="0.12" calcext:value-type="float">
            <text:p>0.12</text:p>
          </table:table-cell>
          <table:table-cell table:style-name="ce98" office:value-type="float" office:value="0.44" calcext:value-type="float">
            <text:p>0.44</text:p>
          </table:table-cell>
          <table:table-cell table:style-name="ce98" office:value-type="float" office:value="0.12" calcext:value-type="float">
            <text:p>0.12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Serine </text:p>
          </table:table-cell>
          <table:table-cell table:style-name="ce99" office:value-type="string" calcext:value-type="string">
            <text:p>135 (20.8) </text:p>
          </table:table-cell>
          <table:table-cell table:style-name="ce99" office:value-type="string" calcext:value-type="string">
            <text:p>115 (10.3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spart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54" calcext:value-type="float">
            <text:p>54</text:p>
          </table:table-cell>
          <table:table-cell table:style-name="ce94" office:value-type="float" office:value="12" calcext:value-type="float">
            <text:p>12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Lysine (Lys) </text:p>
          </table:table-cell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0.3" calcext:value-type="float">
            <text:p>0.3</text:p>
          </table:table-cell>
          <table:table-cell table:style-name="ce98" office:value-type="float" office:value="3.4" calcext:value-type="float">
            <text:p>3.4</text:p>
          </table:table-cell>
          <table:table-cell table:style-name="ce98" office:value-type="float" office:value="1.2" calcext:value-type="float">
            <text:p>1.2</text:p>
          </table:table-cell>
          <table:table-cell table:style-name="ce98" office:value-type="float" office:value="1.16" calcext:value-type="float">
            <text:p>1.16</text:p>
          </table:table-cell>
          <table:table-cell table:style-name="ce98" office:value-type="float" office:value="0.22" calcext:value-type="float">
            <text:p>0.22</text:p>
          </table:table-cell>
          <table:table-cell table:style-name="ce98" office:value-type="float" office:value="0.93" calcext:value-type="float">
            <text:p>0.93</text:p>
          </table:table-cell>
          <table:table-cell table:style-name="ce98" office:value-type="float" office:value="0.2" calcext:value-type="float">
            <text:p>0.2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Serine phosphate </text:p>
          </table:table-cell>
          <table:table-cell table:style-name="ce99" office:value-type="string" calcext:value-type="string">
            <text:p>blq </text:p>
          </table:table-cell>
          <table:table-cell table:style-name="ce99" office:value-type="string" calcext:value-type="string">
            <text:p>209 (3.8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Glutam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166" calcext:value-type="float">
            <text:p>166</text:p>
          </table:table-cell>
          <table:table-cell table:style-name="ce94" office:value-type="float" office:value="18" calcext:value-type="float">
            <text:p>18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Methionine (Met)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b </text:p>
          </table:table-cell>
          <table:table-cell table:style-name="ce98" office:value-type="float" office:value="0.43" calcext:value-type="float">
            <text:p>0.43</text:p>
          </table:table-cell>
          <table:table-cell table:style-name="ce98" office:value-type="float" office:value="0.29" calcext:value-type="float">
            <text:p>0.29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 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Myo-inositol </text:p>
          </table:table-cell>
          <table:table-cell table:style-name="ce99" office:value-type="string" calcext:value-type="string">
            <text:p>81.8 (33.4) </text:p>
          </table:table-cell>
          <table:table-cell table:style-name="ce99" office:value-type="string" calcext:value-type="string">
            <text:p>101(18.4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Glutamine </text:p>
          </table:table-cell>
          <table:table-cell table:style-name="ce94" office:value-type="string" calcext:value-type="string">
            <text:p>c </text:p>
          </table:table-cell>
          <table:table-cell table:style-name="ce94" office:value-type="float" office:value="58" calcext:value-type="float">
            <text:p>58</text:p>
          </table:table-cell>
          <table:table-cell table:style-name="ce94" office:value-type="float" office:value="9" calcext:value-type="float">
            <text:p>9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Phenylalanine (Phe) 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05" calcext:value-type="float">
            <text:p>0.05</text:p>
          </table:table-cell>
          <table:table-cell table:style-name="ce98" office:value-type="float" office:value="0.9" calcext:value-type="float">
            <text:p>0.9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0.13" calcext:value-type="float">
            <text:p>0.13</text:p>
          </table:table-cell>
          <table:table-cell table:style-name="ce98" office:value-type="float" office:value="0.02" calcext:value-type="float">
            <text:p>0.02</text:p>
          </table:table-cell>
          <table:table-cell table:style-name="ce98" office:value-type="float" office:value="0.14" calcext:value-type="float">
            <text:p>0.14</text:p>
          </table:table-cell>
          <table:table-cell table:style-name="ce98" office:value-type="float" office:value="0.03" calcext:value-type="float">
            <text:p>0.03</text:p>
          </table:table-cell>
          <table:table-cell office:value-type="string" calcext:value-type="string">
            <text:p>Teng 2009</text:p>
          </table:table-cell>
          <table:table-cell/>
          <table:table-cell table:style-name="ce99" office:value-type="string" calcext:value-type="string">
            <text:p>Myo-inositol-1-phosphate¹</text:p>
          </table:table-cell>
          <table:table-cell table:style-name="ce99" office:value-type="string" calcext:value-type="string">
            <text:p>761 (9.9) </text:p>
          </table:table-cell>
          <table:table-cell table:style-name="ce99" office:value-type="string" calcext:value-type="string">
            <text:p>274 (22.3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Glyc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8.8" calcext:value-type="float">
            <text:p>8.8</text:p>
          </table:table-cell>
          <table:table-cell table:style-name="ce94" office:value-type="float" office:value="3.2" calcext:value-type="float">
            <text:p>3.2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9" office:value-type="string" calcext:value-type="string">
            <text:p>Serine (Ser)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d </text:p>
          </table:table-cell>
          <table:table-cell table:style-name="ce99" office:value-type="float" office:value="1.5" calcext:value-type="float">
            <text:p>1.5</text:p>
          </table:table-cell>
          <table:table-cell table:style-name="ce99" office:value-type="float" office:value="0.8" calcext:value-type="float">
            <text:p>0.8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d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d </text:p>
          </table:table-cell>
          <table:table-cell table:style-name="ce93" office:value-type="string" calcext:value-type="string">
            <text:p>Teng 2009</text:p>
          </table:table-cell>
          <table:table-cell table:style-name="ce98" office:value-type="string" calcext:value-type="string">
            <text:p>Nucleotides </text:p>
          </table:table-cell>
          <table:table-cell/>
          <table:table-cell table:style-name="ce98" table:number-columns-repeated="2"/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Histid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8.9" calcext:value-type="float">
            <text:p>8.9</text:p>
          </table:table-cell>
          <table:table-cell table:style-name="ce94" office:value-type="float" office:value="3.3" calcext:value-type="float">
            <text:p>3.3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Threonine (Thr) </text:p>
          </table:table-cell>
          <table:table-cell table:style-name="ce98" office:value-type="float" office:value="0.43" calcext:value-type="float">
            <text:p>0.4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1.8" calcext:value-type="float">
            <text:p>1.8</text:p>
          </table:table-cell>
          <table:table-cell table:style-name="ce98" office:value-type="float" office:value="0.9" calcext:value-type="float">
            <text:p>0.9</text:p>
          </table:table-cell>
          <table:table-cell table:style-name="ce98" office:value-type="float" office:value="0.42" calcext:value-type="float">
            <text:p>0.42</text:p>
          </table:table-cell>
          <table:table-cell table:style-name="ce98" office:value-type="float" office:value="0.15" calcext:value-type="float">
            <text:p>0.15</text:p>
          </table:table-cell>
          <table:table-cell table:style-name="ce98" office:value-type="float" office:value="0.49" calcext:value-type="float">
            <text:p>0.49</text:p>
          </table:table-cell>
          <table:table-cell table:style-name="ce98" office:value-type="float" office:value="0.29" calcext:value-type="float">
            <text:p>0.29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AMPa </text:p>
          </table:table-cell>
          <table:table-cell table:style-name="ce98" office:value-type="string" calcext:value-type="string">
            <text:p>112(17.0) </text:p>
          </table:table-cell>
          <table:table-cell table:style-name="ce98" office:value-type="string" calcext:value-type="string">
            <text:p>2101 (27.1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Isoleucine </text:p>
          </table:table-cell>
          <table:table-cell table:style-name="ce94" office:value-type="string" calcext:value-type="string">
            <text:p>c </text:p>
          </table:table-cell>
          <table:table-cell table:style-name="ce94" office:value-type="float" office:value="5.9" calcext:value-type="float">
            <text:p>5.9</text:p>
          </table:table-cell>
          <table:table-cell table:style-name="ce94" office:value-type="float" office:value="1.4" calcext:value-type="float">
            <text:p>1.4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Tyrosine (Tyr) </text:p>
          </table:table-cell>
          <table:table-cell table:style-name="ce98" office:value-type="float" office:value="0.19" calcext:value-type="float">
            <text:p>0.19</text:p>
          </table:table-cell>
          <table:table-cell table:style-name="ce98" office:value-type="float" office:value="0.04" calcext:value-type="float">
            <text:p>0.04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0.3" calcext:value-type="float">
            <text:p>0.3</text:p>
          </table:table-cell>
          <table:table-cell table:style-name="ce98" office:value-type="float" office:value="0.14" calcext:value-type="float">
            <text:p>0.14</text:p>
          </table:table-cell>
          <table:table-cell table:style-name="ce98" office:value-type="float" office:value="0.05" calcext:value-type="float">
            <text:p>0.05</text:p>
          </table:table-cell>
          <table:table-cell table:style-name="ce98" office:value-type="float" office:value="0.17" calcext:value-type="float">
            <text:p>0.17</text:p>
          </table:table-cell>
          <table:table-cell table:style-name="ce98" office:value-type="float" office:value="0.04" calcext:value-type="float">
            <text:p>0.04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ADPa </text:p>
          </table:table-cell>
          <table:table-cell table:style-name="ce98" office:value-type="string" calcext:value-type="string">
            <text:p>166(19) </text:p>
          </table:table-cell>
          <table:table-cell table:style-name="ce98" office:value-type="string" calcext:value-type="string">
            <text:p>658 (16.7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Leuc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9.7" calcext:value-type="float">
            <text:p>9.7</text:p>
          </table:table-cell>
          <table:table-cell table:style-name="ce94" office:value-type="float" office:value="2.9" calcext:value-type="float">
            <text:p>2.9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Valine (Val) </text:p>
          </table:table-cell>
          <table:table-cell table:style-name="ce98" office:value-type="float" office:value="0.29" calcext:value-type="float">
            <text:p>0.29</text:p>
          </table:table-cell>
          <table:table-cell table:style-name="ce98" office:value-type="float" office:value="0.08" calcext:value-type="float">
            <text:p>0.08</text:p>
          </table:table-cell>
          <table:table-cell table:style-name="ce98" office:value-type="float" office:value="1.4" calcext:value-type="float">
            <text:p>1.4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4" calcext:value-type="float">
            <text:p>0.24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28" calcext:value-type="float">
            <text:p>0.28</text:p>
          </table:table-cell>
          <table:table-cell table:style-name="ce98" office:value-type="float" office:value="0.08" calcext:value-type="float">
            <text:p>0.08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ATPa </text:p>
          </table:table-cell>
          <table:table-cell table:style-name="ce98" office:value-type="string" calcext:value-type="string">
            <text:p>241(28) </text:p>
          </table:table-cell>
          <table:table-cell table:style-name="ce98" office:value-type="string" calcext:value-type="string">
            <text:p>444 (38.8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Lys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22" calcext:value-type="float">
            <text:p>22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Total amino acids 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CDP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100 (27.6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Phenylalanine </text:p>
          </table:table-cell>
          <table:table-cell table:style-name="ce94" office:value-type="string" calcext:value-type="string">
            <text:p>c </text:p>
          </table:table-cell>
          <table:table-cell table:style-name="ce94" office:value-type="float" office:value="2.3" calcext:value-type="float">
            <text:p>2.3</text:p>
          </table:table-cell>
          <table:table-cell table:style-name="ce94" office:value-type="float" office:value="3.2" calcext:value-type="float">
            <text:p>3.2</text:p>
          </table:table-cell>
          <table:table-cell table:style-name="ce85" office:value-type="string" calcext:value-type="string">
            <text:p>Teng 2014</text:p>
          </table:table-cell>
          <table:table-cell table:style-name="ce98" office:value-type="string" calcext:value-type="string">
            <text:p>Glutathione </text:p>
          </table:table-cell>
          <table:table-cell/>
          <table:table-cell table:style-name="ce98" table:number-columns-repeated="8"/>
          <table:table-cell table:number-columns-repeated="2"/>
          <table:table-cell table:style-name="ce98" office:value-type="string" calcext:value-type="string">
            <text:p>CTP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22.3 (43.0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2" office:value-type="string" calcext:value-type="string">
            <text:p>Serine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float" office:value="15.3" calcext:value-type="float">
            <text:p>15.3</text:p>
          </table:table-cell>
          <table:table-cell table:style-name="ce96" office:value-type="float" office:value="4" calcext:value-type="float">
            <text:p>4</text:p>
          </table:table-cell>
          <table:table-cell table:style-name="ce97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Reduced (GSH)</text:p>
          </table:table-cell>
          <table:table-cell table:style-name="ce101" office:value-type="float" office:value="0.6" calcext:value-type="float">
            <text:p>0.6</text:p>
          </table:table-cell>
          <table:table-cell table:style-name="ce101" office:value-type="string" calcext:value-type="string">
            <text:p>1.2c </text:p>
          </table:table-cell>
          <table:table-cell table:style-name="ce101" office:value-type="float" office:value="5.4" calcext:value-type="float">
            <text:p>5.4</text:p>
          </table:table-cell>
          <table:table-cell table:style-name="ce101" office:value-type="float" office:value="1.2" calcext:value-type="float">
            <text:p>1.2</text:p>
          </table:table-cell>
          <table:table-cell table:style-name="ce101" office:value-type="float" office:value="3.4" calcext:value-type="float">
            <text:p>3.4</text:p>
          </table:table-cell>
          <table:table-cell table:style-name="ce101" office:value-type="float" office:value="0.7" calcext:value-type="float">
            <text:p>0.7</text:p>
          </table:table-cell>
          <table:table-cell table:style-name="ce101" office:value-type="float" office:value="3.2" calcext:value-type="float">
            <text:p>3.2</text:p>
          </table:table-cell>
          <table:table-cell table:style-name="ce101" office:value-type="float" office:value="1.3" calcext:value-type="float">
            <text:p>1.3</text:p>
          </table:table-cell>
          <table:table-cell office:value-type="string" calcext:value-type="string">
            <text:p>Teng 2009</text:p>
          </table:table-cell>
          <table:table-cell table:style-name="ce98" office:value-type="string" calcext:value-type="string">
            <text:p>Glycolysis </text:p>
          </table:table-cell>
          <table:table-cell/>
          <table:table-cell table:style-name="ce98" table:number-columns-repeated="2"/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Threonine </text:p>
          </table:table-cell>
          <table:table-cell table:style-name="ce94" office:value-type="string" calcext:value-type="string">
            <text:p>b </text:p>
          </table:table-cell>
          <table:table-cell table:style-name="ce94" office:value-type="float" office:value="15.7" calcext:value-type="float">
            <text:p>15.7</text:p>
          </table:table-cell>
          <table:table-cell table:style-name="ce94" office:value-type="float" office:value="3.6" calcext:value-type="float">
            <text:p>3.6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<text:s/>Oxidised (GSSG) </text:p>
          </table:table-cell>
          <table:table-cell table:style-name="ce101" office:value-type="float" office:value="1.7" calcext:value-type="float">
            <text:p>1.7</text:p>
          </table:table-cell>
          <table:table-cell table:style-name="ce101" office:value-type="float" office:value="0.7" calcext:value-type="float">
            <text:p>0.7</text:p>
          </table:table-cell>
          <table:table-cell table:style-name="ce101" office:value-type="string" calcext:value-type="string">
            <text:p>n</text:p>
          </table:table-cell>
          <table:table-cell table:style-name="ce101" office:value-type="string" calcext:value-type="string">
            <text:p>d </text:p>
          </table:table-cell>
          <table:table-cell table:style-name="ce101" office:value-type="float" office:value="0.3" calcext:value-type="float">
            <text:p>0.3</text:p>
          </table:table-cell>
          <table:table-cell table:style-name="ce101" office:value-type="string" calcext:value-type="string">
            <text:p>0.3c </text:p>
          </table:table-cell>
          <table:table-cell table:style-name="ce101" office:value-type="float" office:value="0.6" calcext:value-type="float">
            <text:p>0.6</text:p>
          </table:table-cell>
          <table:table-cell table:style-name="ce101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Glucose </text:p>
          </table:table-cell>
          <table:table-cell table:style-name="ce98" office:value-type="string" calcext:value-type="string">
            <text:p>3825 (18.6) </text:p>
          </table:table-cell>
          <table:table-cell table:style-name="ce98" office:value-type="string" calcext:value-type="string">
            <text:p>blq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Tyros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4.4" calcext:value-type="float">
            <text:p>4.4</text:p>
          </table:table-cell>
          <table:table-cell table:style-name="ce94" office:value-type="float" office:value="2" calcext:value-type="float">
            <text:p>2</text:p>
          </table:table-cell>
          <table:table-cell table:style-name="ce85" office:value-type="string" calcext:value-type="string">
            <text:p>Teng 2014</text:p>
          </table:table-cell>
          <table:table-cell table:style-name="ce99" office:value-type="string" calcext:value-type="string">
            <text:p>Soluble membrane precursors </text:p>
          </table:table-cell>
          <table:table-cell table:style-name="ce93"/>
          <table:table-cell table:style-name="ce99" table:number-columns-repeated="8"/>
          <table:table-cell table:number-columns-repeated="2"/>
          <table:table-cell table:style-name="ce98" office:value-type="string" calcext:value-type="string">
            <text:p>Glucose-6-phosphate¹</text:p>
          </table:table-cell>
          <table:table-cell table:style-name="ce98" office:value-type="string" calcext:value-type="string">
            <text:p>761 (9.9) </text:p>
          </table:table-cell>
          <table:table-cell table:style-name="ce98" office:value-type="string" calcext:value-type="string">
            <text:p>274 (22.7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Val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7.9" calcext:value-type="float">
            <text:p>7.9</text:p>
          </table:table-cell>
          <table:table-cell table:style-name="ce94" office:value-type="float" office:value="1.7" calcext:value-type="float">
            <text:p>1.7</text:p>
          </table:table-cell>
          <table:table-cell table:style-name="ce85" office:value-type="string" calcext:value-type="string">
            <text:p>Teng 2014</text:p>
          </table:table-cell>
          <table:table-cell table:style-name="ce93"/>
          <table:table-cell table:style-name="ce99" office:value-type="string" calcext:value-type="string">
            <text:p>Glycerophosphocholine (GPC)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b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3"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Lactate </text:p>
          </table:table-cell>
          <table:table-cell table:style-name="ce98" office:value-type="string" calcext:value-type="string">
            <text:p>3136 (11.8) </text:p>
          </table:table-cell>
          <table:table-cell table:style-name="ce98" office:value-type="string" calcext:value-type="string">
            <text:p>1537 (16.8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Total amino acids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479" calcext:value-type="float">
            <text:p>479</text:p>
          </table:table-cell>
          <table:table-cell table:style-name="ce94" office:value-type="float" office:value="92" calcext:value-type="float">
            <text:p>92</text:p>
          </table:table-cell>
          <table:table-cell table:style-name="ce85" office:value-type="string" calcext:value-type="string">
            <text:p>Teng 2014</text:p>
          </table:table-cell>
          <table:table-cell table:style-name="ce93"/>
          <table:table-cell table:style-name="ce99" office:value-type="string" calcext:value-type="string">
            <text:p>Glycerophosphoethanolamine (GPE)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q </text:p>
          </table:table-cell>
          <table:table-cell table:style-name="ce93" office:value-type="string" calcext:value-type="string">
            <text:p>Teng 2009</text:p>
          </table:table-cell>
          <table:table-cell table:style-name="ce98" office:value-type="string" calcext:value-type="string">
            <text:p>Tricarboxylic acid cycle </text:p>
          </table:table-cell>
          <table:table-cell/>
          <table:table-cell table:style-name="ce98" table:number-columns-repeated="2"/>
          <table:table-cell table:number-columns-repeated="43"/>
        </table:table-row>
        <table:table-row table:style-name="ro3">
          <table:table-cell table:style-name="ce87" office:value-type="string" calcext:value-type="string">
            <text:p>Glutathione</text:p>
          </table:table-cell>
          <table:table-cell table:style-name="ce91"/>
          <table:table-cell table:style-name="ce95" table:number-columns-repeated="3"/>
          <table:table-cell table:style-name="ce85"/>
          <table:table-cell table:style-name="ce93"/>
          <table:table-cell table:style-name="ce99" office:value-type="string" calcext:value-type="string">
            <text:p>myo-Inositol (Ins) </text:p>
          </table:table-cell>
          <table:table-cell table:style-name="ce99" office:value-type="float" office:value="0.24" calcext:value-type="float">
            <text:p>0.24</text:p>
          </table:table-cell>
          <table:table-cell table:style-name="ce99" office:value-type="float" office:value="0.08" calcext:value-type="float">
            <text:p>0.08</text:p>
          </table:table-cell>
          <table:table-cell table:style-name="ce99" office:value-type="float" office:value="0.22" calcext:value-type="float">
            <text:p>0.22</text:p>
          </table:table-cell>
          <table:table-cell table:style-name="ce99" office:value-type="float" office:value="0.07" calcext:value-type="float">
            <text:p>0.07</text:p>
          </table:table-cell>
          <table:table-cell table:style-name="ce99" office:value-type="float" office:value="0.15" calcext:value-type="float">
            <text:p>0.15</text:p>
          </table:table-cell>
          <table:table-cell table:style-name="ce99" office:value-type="float" office:value="0.07" calcext:value-type="float">
            <text:p>0.07</text:p>
          </table:table-cell>
          <table:table-cell table:style-name="ce99" office:value-type="float" office:value="0.17" calcext:value-type="float">
            <text:p>0.17</text:p>
          </table:table-cell>
          <table:table-cell table:style-name="ce99" office:value-type="float" office:value="0.04" calcext:value-type="float">
            <text:p>0.04</text:p>
          </table:table-cell>
          <table:table-cell table:style-name="ce93"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Acetyl coenzyme A </text:p>
          </table:table-cell>
          <table:table-cell table:number-columns-repeated="2" table:style-name="ce98" office:value-type="string" calcext:value-type="string">
            <text:p>blq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GSSG </text:p>
          </table:table-cell>
          <table:table-cell table:style-name="ce94" office:value-type="string" calcext:value-type="string">
            <text:p>c 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10" calcext:value-type="float">
            <text:p>10</text:p>
          </table:table-cell>
          <table:table-cell table:style-name="ce85" office:value-type="string" calcext:value-type="string">
            <text:p>Teng 2014</text:p>
          </table:table-cell>
          <table:table-cell table:style-name="ce93"/>
          <table:table-cell table:style-name="ce99" office:value-type="string" calcext:value-type="string">
            <text:p>Phosphocholine (PC) </text:p>
          </table:table-cell>
          <table:table-cell table:style-name="ce99" office:value-type="float" office:value="1.49" calcext:value-type="float">
            <text:p>1.49</text:p>
          </table:table-cell>
          <table:table-cell table:style-name="ce99" office:value-type="float" office:value="0.32" calcext:value-type="float">
            <text:p>0.32</text:p>
          </table:table-cell>
          <table:table-cell table:style-name="ce99" office:value-type="float" office:value="1.36" calcext:value-type="float">
            <text:p>1.36</text:p>
          </table:table-cell>
          <table:table-cell table:style-name="ce99" office:value-type="float" office:value="0.28" calcext:value-type="float">
            <text:p>0.28</text:p>
          </table:table-cell>
          <table:table-cell table:style-name="ce99" office:value-type="float" office:value="1.4" calcext:value-type="float">
            <text:p>1.4</text:p>
          </table:table-cell>
          <table:table-cell table:style-name="ce99" office:value-type="float" office:value="0.5" calcext:value-type="float">
            <text:p>0.5</text:p>
          </table:table-cell>
          <table:table-cell table:style-name="ce99" office:value-type="float" office:value="1.29" calcext:value-type="float">
            <text:p>1.29</text:p>
          </table:table-cell>
          <table:table-cell table:style-name="ce99" office:value-type="float" office:value="0.23" calcext:value-type="float">
            <text:p>0.23</text:p>
          </table:table-cell>
          <table:table-cell table:style-name="ce93"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Citrate </text:p>
          </table:table-cell>
          <table:table-cell table:style-name="ce98" office:value-type="string" calcext:value-type="string">
            <text:p>743 (25.2) </text:p>
          </table:table-cell>
          <table:table-cell table:style-name="ce98" office:value-type="string" calcext:value-type="string">
            <text:p>277 (11.8) </text:p>
          </table:table-cell>
          <table:table-cell table:number-columns-repeated="43"/>
        </table:table-row>
        <table:table-row table:style-name="ro3">
          <table:table-cell table:style-name="ce87" office:value-type="string" calcext:value-type="string">
            <text:p>Soluble membrane precursors </text:p>
          </table:table-cell>
          <table:table-cell table:style-name="ce91"/>
          <table:table-cell table:style-name="ce95" table:number-columns-repeated="3"/>
          <table:table-cell table:style-name="ce85"/>
          <table:table-cell table:style-name="ce93"/>
          <table:table-cell table:style-name="ce99" office:value-type="string" calcext:value-type="string">
            <text:p>Phosphoethanolamine (PE) </text:p>
          </table:table-cell>
          <table:table-cell table:style-name="ce99" office:value-type="float" office:value="4.5" calcext:value-type="float">
            <text:p>4.5</text:p>
          </table:table-cell>
          <table:table-cell table:style-name="ce99" office:value-type="float" office:value="1.5" calcext:value-type="float">
            <text:p>1.5</text:p>
          </table:table-cell>
          <table:table-cell table:style-name="ce99" office:value-type="float" office:value="3.9" calcext:value-type="float">
            <text:p>3.9</text:p>
          </table:table-cell>
          <table:table-cell table:style-name="ce99" office:value-type="float" office:value="1.2" calcext:value-type="float">
            <text:p>1.2</text:p>
          </table:table-cell>
          <table:table-cell table:style-name="ce99" office:value-type="float" office:value="3.9" calcext:value-type="float">
            <text:p>3.9</text:p>
          </table:table-cell>
          <table:table-cell table:style-name="ce99" office:value-type="float" office:value="1.1" calcext:value-type="float">
            <text:p>1.1</text:p>
          </table:table-cell>
          <table:table-cell table:style-name="ce99" office:value-type="float" office:value="3.1" calcext:value-type="float">
            <text:p>3.1</text:p>
          </table:table-cell>
          <table:table-cell table:style-name="ce99" office:value-type="float" office:value="0.7" calcext:value-type="float">
            <text:p>0.7</text:p>
          </table:table-cell>
          <table:table-cell table:style-name="ce93"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alpha-Ketoglutarate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320 (35.6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2,3-Bisphosphoglycerate </text:p>
          </table:table-cell>
          <table:table-cell table:style-name="ce94" office:value-type="string" calcext:value-type="string">
            <text:p>b </text:p>
          </table:table-cell>
          <table:table-cell table:style-name="ce94" office:value-type="float" office:value="114" calcext:value-type="float">
            <text:p>114</text:p>
          </table:table-cell>
          <table:table-cell table:style-name="ce94" office:value-type="float" office:value="29" calcext:value-type="float">
            <text:p>29</text:p>
          </table:table-cell>
          <table:table-cell table:style-name="ce85" office:value-type="string" calcext:value-type="string">
            <text:p>Teng 2014</text:p>
          </table:table-cell>
          <table:table-cell table:style-name="ce98" office:value-type="string" calcext:value-type="string">
            <text:p>Nucleotides and related compounds </text:p>
          </table:table-cell>
          <table:table-cell/>
          <table:table-cell table:style-name="ce98" table:number-columns-repeated="8"/>
          <table:table-cell table:number-columns-repeated="2"/>
          <table:table-cell table:style-name="ce98" office:value-type="string" calcext:value-type="string">
            <text:p>Succinate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284 (5.9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2" office:value-type="string" calcext:value-type="string">
            <text:p>Choline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float" office:value="33.2" calcext:value-type="float">
            <text:p>33.2</text:p>
          </table:table-cell>
          <table:table-cell table:style-name="ce96" office:value-type="float" office:value="11.5" calcext:value-type="float">
            <text:p>11.5</text:p>
          </table:table-cell>
          <table:table-cell table:style-name="ce97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AMP </text:p>
          </table:table-cell>
          <table:table-cell table:style-name="ce98" office:value-type="float" office:value="0.36" calcext:value-type="float">
            <text:p>0.36</text:p>
          </table:table-cell>
          <table:table-cell table:style-name="ce98" office:value-type="float" office:value="0.15" calcext:value-type="float">
            <text:p>0.15</text:p>
          </table:table-cell>
          <table:table-cell table:style-name="ce98" office:value-type="float" office:value="0.55" calcext:value-type="float">
            <text:p>0.55</text:p>
          </table:table-cell>
          <table:table-cell table:style-name="ce98" office:value-type="float" office:value="0.33" calcext:value-type="float">
            <text:p>0.33</text:p>
          </table:table-cell>
          <table:table-cell table:style-name="ce98" office:value-type="float" office:value="0.27" calcext:value-type="float">
            <text:p>0.27</text:p>
          </table:table-cell>
          <table:table-cell table:style-name="ce98" office:value-type="float" office:value="0.18" calcext:value-type="float">
            <text:p>0.18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Malate </text:p>
          </table:table-cell>
          <table:table-cell table:style-name="ce98" office:value-type="string" calcext:value-type="string">
            <text:p>95.1(35.9) </text:p>
          </table:table-cell>
          <table:table-cell table:style-name="ce98" office:value-type="string" calcext:value-type="string">
            <text:p>284 (28.4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myo-Inositol </text:p>
          </table:table-cell>
          <table:table-cell table:style-name="ce94" office:value-type="string" calcext:value-type="string">
            <text:p>b </text:p>
          </table:table-cell>
          <table:table-cell table:style-name="ce94" office:value-type="float" office:value="5.4" calcext:value-type="float">
            <text:p>5.4</text:p>
          </table:table-cell>
          <table:table-cell table:style-name="ce94" office:value-type="float" office:value="1.5" calcext:value-type="float">
            <text:p>1.5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ADP 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0.65" calcext:value-type="float">
            <text:p>0.65</text:p>
          </table:table-cell>
          <table:table-cell table:style-name="ce98" office:value-type="float" office:value="0.28" calcext:value-type="float">
            <text:p>0.28</text:p>
          </table:table-cell>
          <table:table-cell table:style-name="ce98" office:value-type="float" office:value="0.46" calcext:value-type="float">
            <text:p>0.46</text:p>
          </table:table-cell>
          <table:table-cell table:style-name="ce98" office:value-type="float" office:value="0.17" calcext:value-type="float">
            <text:p>0.17</text:p>
          </table:table-cell>
          <table:table-cell table:style-name="ce98" office:value-type="float" office:value="0.11" calcext:value-type="float">
            <text:p>0.11</text:p>
          </table:table-cell>
          <table:table-cell table:style-name="ce98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 table:style-name="ce98" office:value-type="string" calcext:value-type="string">
            <text:p>Amino-acids </text:p>
          </table:table-cell>
          <table:table-cell/>
          <table:table-cell table:style-name="ce98" table:number-columns-repeated="2"/>
          <table:table-cell table:number-columns-repeated="43"/>
        </table:table-row>
        <table:table-row table:style-name="ro3">
          <table:table-cell table:style-name="ce86"/>
          <table:table-cell table:style-name="ce92" office:value-type="string" calcext:value-type="string">
            <text:p>Phosphocholine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51" calcext:value-type="float">
            <text:p>51</text:p>
          </table:table-cell>
          <table:table-cell table:style-name="ce97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ATP 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9" calcext:value-type="float">
            <text:p>0.9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.12" calcext:value-type="float">
            <text:p>0.12</text:p>
          </table:table-cell>
          <table:table-cell table:style-name="ce98" office:value-type="float" office:value="0.06" calcext:value-type="float">
            <text:p>0.06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Methionine </text:p>
          </table:table-cell>
          <table:table-cell table:style-name="ce98" office:value-type="string" calcext:value-type="string">
            <text:p>36 (26.7) </text:p>
          </table:table-cell>
          <table:table-cell table:style-name="ce98" office:value-type="string" calcext:value-type="string">
            <text:p>22.2 (14.4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2" office:value-type="string" calcext:value-type="string">
            <text:p>Phosphoethanolamine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float" office:value="38.7" calcext:value-type="float">
            <text:p>38.7</text:p>
          </table:table-cell>
          <table:table-cell table:style-name="ce96" office:value-type="float" office:value="11.3" calcext:value-type="float">
            <text:p>11.3</text:p>
          </table:table-cell>
          <table:table-cell table:style-name="ce97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GMPd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Glutamate </text:p>
          </table:table-cell>
          <table:table-cell table:style-name="ce98" office:value-type="string" calcext:value-type="string">
            <text:p>268 (20.7) </text:p>
          </table:table-cell>
          <table:table-cell table:style-name="ce98" office:value-type="string" calcext:value-type="string">
            <text:p>2285 (11.7) </text:p>
          </table:table-cell>
          <table:table-cell table:number-columns-repeated="43"/>
        </table:table-row>
        <table:table-row table:style-name="ro3">
          <table:table-cell table:style-name="ce87" office:value-type="string" calcext:value-type="string">
            <text:p>Nucleotides and related compounds</text:p>
          </table:table-cell>
          <table:table-cell table:style-name="ce91"/>
          <table:table-cell/>
          <table:table-cell table:style-name="ce95" table:number-columns-repeated="2"/>
          <table:table-cell table:style-name="ce85"/>
          <table:table-cell/>
          <table:table-cell table:style-name="ce98" office:value-type="string" calcext:value-type="string">
            <text:p>GDP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Isoleucine </text:p>
          </table:table-cell>
          <table:table-cell table:style-name="ce98" office:value-type="string" calcext:value-type="string">
            <text:p>889 (23.6) </text:p>
          </table:table-cell>
          <table:table-cell table:style-name="ce98" office:value-type="string" calcext:value-type="string">
            <text:p>266 (16.2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DP </text:p>
          </table:table-cell>
          <table:table-cell table:style-name="ce95"/>
          <table:table-cell table:style-name="ce94" office:value-type="float" office:value="14.3" calcext:value-type="float">
            <text:p>14.3</text:p>
          </table:table-cell>
          <table:table-cell table:style-name="ce94" office:value-type="float" office:value="3.1" calcext:value-type="float">
            <text:p>3.1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GTPd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gamma-Aminobutyrate </text:p>
          </table:table-cell>
          <table:table-cell table:style-name="ce98" office:value-type="string" calcext:value-type="string">
            <text:p>10.6 (34.9) </text:p>
          </table:table-cell>
          <table:table-cell table:style-name="ce98" office:value-type="string" calcext:value-type="string">
            <text:p>69.1 (9.1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MP </text:p>
          </table:table-cell>
          <table:table-cell table:style-name="ce95"/>
          <table:table-cell table:style-name="ce94" office:value-type="string" calcext:value-type="string">
            <text:p>nd </text:p>
          </table:table-cell>
          <table:table-cell table:style-name="ce95"/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Hypoxanthined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style-name="ce98" office:value-type="string" calcext:value-type="string">
            <text:p>Redox metabolism </text:p>
          </table:table-cell>
          <table:table-cell/>
          <table:table-cell table:style-name="ce98" table:number-columns-repeated="2"/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TP </text:p>
          </table:table-cell>
          <table:table-cell table:style-name="ce94" office:value-type="string" calcext:value-type="string">
            <text:p>b </text:p>
          </table:table-cell>
          <table:table-cell table:style-name="ce94" office:value-type="float" office:value="88" calcext:value-type="float">
            <text:p>88</text:p>
          </table:table-cell>
          <table:table-cell table:style-name="ce94" office:value-type="float" office:value="16" calcext:value-type="float">
            <text:p>16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IMPd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NAD </text:p>
          </table:table-cell>
          <table:table-cell table:style-name="ce98" office:value-type="string" calcext:value-type="string">
            <text:p>36.3 (14.6) </text:p>
          </table:table-cell>
          <table:table-cell table:style-name="ce98" office:value-type="string" calcext:value-type="string">
            <text:p>1504 (4.1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NAD + </text:p>
          </table:table-cell>
          <table:table-cell table:style-name="ce95"/>
          <table:table-cell table:style-name="ce94" office:value-type="float" office:value="56" calcext:value-type="float">
            <text:p>56</text:p>
          </table:table-cell>
          <table:table-cell table:style-name="ce94" office:value-type="float" office:value="9" calcext:value-type="float">
            <text:p>9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UMP, CMP, (U/C MP)e </text:p>
          </table:table-cell>
          <table:table-cell table:style-name="ce101" office:value-type="float" office:value="0.8" calcext:value-type="float">
            <text:p>0.8</text:p>
          </table:table-cell>
          <table:table-cell table:style-name="ce101" office:value-type="float" office:value="0.4" calcext:value-type="float">
            <text:p>0.4</text:p>
          </table:table-cell>
          <table:table-cell table:style-name="ce101" office:value-type="float" office:value="1.3" calcext:value-type="float">
            <text:p>1.3</text:p>
          </table:table-cell>
          <table:table-cell table:style-name="ce101" office:value-type="float" office:value="0.8" calcext:value-type="float">
            <text:p>0.8</text:p>
          </table:table-cell>
          <table:table-cell table:style-name="ce101" office:value-type="float" office:value="0.51" calcext:value-type="float">
            <text:p>0.51</text:p>
          </table:table-cell>
          <table:table-cell table:style-name="ce101" office:value-type="float" office:value="0.24" calcext:value-type="float">
            <text:p>0.24</text:p>
          </table:table-cell>
          <table:table-cell table:style-name="ce101" office:value-type="float" office:value="0.4" calcext:value-type="float">
            <text:p>0.4</text:p>
          </table:table-cell>
          <table:table-cell table:style-name="ce101" office:value-type="float" office:value="0.22" calcext:value-type="float">
            <text:p>0.22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NADH </text:p>
          </table:table-cell>
          <table:table-cell table:number-columns-repeated="2" table:style-name="ce98" office:value-type="string" calcext:value-type="string">
            <text:p>blq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NADP + </text:p>
          </table:table-cell>
          <table:table-cell table:style-name="ce94" office:value-type="string" calcext:value-type="string">
            <text:p>c </text:p>
          </table:table-cell>
          <table:table-cell table:style-name="ce94" office:value-type="float" office:value="9.9" calcext:value-type="float">
            <text:p>9.9</text:p>
          </table:table-cell>
          <table:table-cell table:style-name="ce94" office:value-type="float" office:value="1.8" calcext:value-type="float">
            <text:p>1.8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UDPd, CDP, UTPd, CTP, (U/C D/T P)e </text:p>
          </table:table-cell>
          <table:table-cell table:style-name="ce101" office:value-type="float" office:value="2.8" calcext:value-type="float">
            <text:p>2.8</text:p>
          </table:table-cell>
          <table:table-cell table:style-name="ce101" office:value-type="float" office:value="0.9" calcext:value-type="float">
            <text:p>0.9</text:p>
          </table:table-cell>
          <table:table-cell table:style-name="ce101" office:value-type="float" office:value="2.6" calcext:value-type="float">
            <text:p>2.6</text:p>
          </table:table-cell>
          <table:table-cell table:style-name="ce101" office:value-type="float" office:value="1.1" calcext:value-type="float">
            <text:p>1.1</text:p>
          </table:table-cell>
          <table:table-cell table:style-name="ce101" office:value-type="float" office:value="1.7" calcext:value-type="float">
            <text:p>1.7</text:p>
          </table:table-cell>
          <table:table-cell table:style-name="ce101" office:value-type="float" office:value="0.9" calcext:value-type="float">
            <text:p>0.9</text:p>
          </table:table-cell>
          <table:table-cell table:style-name="ce101" office:value-type="float" office:value="1.2" calcext:value-type="float">
            <text:p>1.2</text:p>
          </table:table-cell>
          <table:table-cell table:style-name="ce101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NADP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152 (41.4) </text:p>
          </table:table-cell>
          <table:table-cell table:number-columns-repeated="43"/>
        </table:table-row>
        <table:table-row table:style-name="ro3">
          <table:table-cell table:style-name="ce87" office:value-type="string" calcext:value-type="string">
            <text:p>Carboxylates </text:p>
          </table:table-cell>
          <table:table-cell table:style-name="ce91"/>
          <table:table-cell table:style-name="ce95" table:number-columns-repeated="3"/>
          <table:table-cell table:style-name="ce85"/>
          <table:table-cell/>
          <table:table-cell office:value-type="string" calcext:value-type="string">
            <text:p>NAD</text:p>
          </table:table-cell>
          <table:table-cell table:style-name="ce101" office:value-type="float" office:value="2.2" calcext:value-type="float">
            <text:p>2.2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2.9" calcext:value-type="float">
            <text:p>2.9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0.6" calcext:value-type="float">
            <text:p>0.6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NADPH </text:p>
          </table:table-cell>
          <table:table-cell table:style-name="ce98" office:value-type="string" calcext:value-type="string">
            <text:p>blq </text:p>
          </table:table-cell>
          <table:table-cell table:style-name="ce98" office:value-type="string" calcext:value-type="string">
            <text:p>65.2 (13.2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Acetate </text:p>
          </table:table-cell>
          <table:table-cell table:style-name="ce95"/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6" calcext:value-type="float">
            <text:p>6</text:p>
          </table:table-cell>
          <table:table-cell table:style-name="ce85" office:value-type="string" calcext:value-type="string">
            <text:p>Teng 2014</text:p>
          </table:table-cell>
          <table:table-cell/>
          <table:table-cell office:value-type="string" calcext:value-type="string">
            <text:p>NADP</text:p>
          </table:table-cell>
          <table:table-cell table:style-name="ce101" office:value-type="string" calcext:value-type="string">
            <text:p>n</text:p>
          </table:table-cell>
          <table:table-cell table:style-name="ce101" office:value-type="string" calcext:value-type="string">
            <text:p>q </text:p>
          </table:table-cell>
          <table:table-cell table:style-name="ce101" office:value-type="string" calcext:value-type="string">
            <text:p>n</text:p>
          </table:table-cell>
          <table:table-cell table:style-name="ce101" office:value-type="string" calcext:value-type="string">
            <text:p>q </text:p>
          </table:table-cell>
          <table:table-cell table:style-name="ce101" office:value-type="string" calcext:value-type="string">
            <text:p>n</text:p>
          </table:table-cell>
          <table:table-cell table:style-name="ce101" office:value-type="string" calcext:value-type="string">
            <text:p>q </text:p>
          </table:table-cell>
          <table:table-cell table:style-name="ce101" office:value-type="string" calcext:value-type="string">
            <text:p>n</text:p>
          </table:table-cell>
          <table:table-cell table:style-name="ce101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98" office:value-type="string" calcext:value-type="string">
            <text:p>Oxidized glutathione </text:p>
          </table:table-cell>
          <table:table-cell table:style-name="ce98" office:value-type="string" calcext:value-type="string">
            <text:p>498 (18.2) </text:p>
          </table:table-cell>
          <table:table-cell table:style-name="ce98" office:value-type="string" calcext:value-type="string">
            <text:p>280 (6.3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Formate </text:p>
          </table:table-cell>
          <table:table-cell table:style-name="ce95"/>
          <table:table-cell table:style-name="ce94" office:value-type="float" office:value="9.9" calcext:value-type="float">
            <text:p>9.9</text:p>
          </table:table-cell>
          <table:table-cell table:style-name="ce94" office:value-type="float" office:value="5.8" calcext:value-type="float">
            <text:p>5.8</text:p>
          </table:table-cell>
          <table:table-cell table:style-name="ce85" office:value-type="string" calcext:value-type="string">
            <text:p>Teng 2014</text:p>
          </table:table-cell>
          <table:table-cell table:style-name="ce98" office:value-type="string" calcext:value-type="string">
            <text:p>Carboxylates </text:p>
          </table:table-cell>
          <table:table-cell/>
          <table:table-cell table:style-name="ce98" table:number-columns-repeated="8"/>
          <table:table-cell table:number-columns-repeated="2"/>
          <table:table-cell table:style-name="ce98" office:value-type="string" calcext:value-type="string">
            <text:p>Reduced glutathione </text:p>
          </table:table-cell>
          <table:table-cell table:style-name="ce98" office:value-type="string" calcext:value-type="string">
            <text:p>42.6 (13.8) </text:p>
          </table:table-cell>
          <table:table-cell table:style-name="ce98" office:value-type="string" calcext:value-type="string">
            <text:p>972 (20.6) 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Fumar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0.8" calcext:value-type="float">
            <text:p>0.8</text:p>
          </table:table-cell>
          <table:table-cell table:style-name="ce94" office:value-type="float" office:value="0.6" calcext:value-type="float">
            <text:p>0.6</text:p>
          </table:table-cell>
          <table:table-cell table:style-name="ce85" office:value-type="string" calcext:value-type="string">
            <text:p>Teng 2014</text:p>
          </table:table-cell>
          <table:table-cell table:style-name="ce86"/>
          <table:table-cell table:style-name="ce98" office:value-type="string" calcext:value-type="string">
            <text:p>Acetate </text:p>
          </table:table-cell>
          <table:table-cell table:style-name="ce98" office:value-type="float" office:value="0.36" calcext:value-type="float">
            <text:p>0.36</text:p>
          </table:table-cell>
          <table:table-cell table:style-name="ce98" office:value-type="float" office:value="0.12" calcext:value-type="float">
            <text:p>0.12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0.9" calcext:value-type="float">
            <text:p>0.9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 table:style-name="ce98" office:value-type="string" calcext:value-type="string">
            <text:p><text:span text:style-name="T1">Total number of batches, n = 9, each batch was analyzed in triplicate; 3 × 10⁶ cells were injected onto the LC–MS/MS system. ; RBCs, red blood cells. A</text:span>= Coeluted. </text:p>
          </table:table-cell>
          <table:table-cell/>
          <table:table-cell table:style-name="ce98"/>
          <table:table-cell table:style-name="ce98" office:value-type="string" calcext:value-type="string">
            <text:p><text:s/></text:p>
          </table:table-cell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α-Ketoglutarate </text:p>
          </table:table-cell>
          <table:table-cell table:style-name="ce95"/>
          <table:table-cell table:style-name="ce94" office:value-type="float" office:value="2.5" calcext:value-type="float">
            <text:p>2.5</text:p>
          </table:table-cell>
          <table:table-cell table:style-name="ce94" office:value-type="float" office:value="1.8" calcext:value-type="float">
            <text:p>1.8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Citrate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style-name="ce105" office:value-type="string" calcext:value-type="string">
            <text:p>blq, <text:s/>below limit of quantitation</text:p>
          </table:table-cell>
          <table:table-cell table:style-name="ce91" table:number-columns-repeated="3"/>
          <table:table-cell table:number-columns-repeated="43"/>
        </table:table-row>
        <table:table-row table:style-name="ro3">
          <table:table-cell table:style-name="ce86"/>
          <table:table-cell table:style-name="ce90" office:value-type="string" calcext:value-type="string">
            <text:p>Lactate </text:p>
          </table:table-cell>
          <table:table-cell table:style-name="ce95"/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7.6" calcext:value-type="float">
            <text:p>7.6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Formated </text:p>
          </table:table-cell>
          <table:table-cell table:style-name="ce98" office:value-type="float" office:value="0.22" calcext:value-type="float">
            <text:p>0.22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14" calcext:value-type="float">
            <text:p>0.14</text:p>
          </table:table-cell>
          <table:table-cell table:style-name="ce98" office:value-type="float" office:value="0.06" calcext:value-type="float">
            <text:p>0.06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06" calcext:value-type="float">
            <text:p>0.06</text:p>
          </table:table-cell>
          <table:table-cell table:style-name="ce98" office:value-type="float" office:value="0.13" calcext:value-type="float">
            <text:p>0.13</text:p>
          </table:table-cell>
          <table:table-cell table:style-name="ce98" office:value-type="float" office:value="0.04" calcext:value-type="float">
            <text:p>0.04</text:p>
          </table:table-cell>
          <table:table-cell office:value-type="string" calcext:value-type="string">
            <text:p>Teng 2009</text:p>
          </table:table-cell>
          <table:table-cell table:style-name="ce105" office:value-type="string" calcext:value-type="string">
            <text:p>RSD, relative standard deviation; </text:p>
          </table:table-cell>
          <table:table-cell table:number-columns-repeated="46"/>
        </table:table-row>
        <table:table-row table:style-name="ro3">
          <table:table-cell table:style-name="ce86"/>
          <table:table-cell table:style-name="ce90" office:value-type="string" calcext:value-type="string">
            <text:p>Mal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13.8" calcext:value-type="float">
            <text:p>13.8</text:p>
          </table:table-cell>
          <table:table-cell table:style-name="ce94" office:value-type="float" office:value="6.5" calcext:value-type="float">
            <text:p>6.5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Fumarate </text:p>
          </table:table-cell>
          <table:table-cell table:style-name="ce98" office:value-type="float" office:value="0.16" calcext:value-type="float">
            <text:p>0.16</text:p>
          </table:table-cell>
          <table:table-cell table:style-name="ce98" office:value-type="float" office:value="0.04" calcext:value-type="float">
            <text:p>0.04</text:p>
          </table:table-cell>
          <table:table-cell table:style-name="ce98" office:value-type="float" office:value="0.21" calcext:value-type="float">
            <text:p>0.21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13" calcext:value-type="float">
            <text:p>0.13</text:p>
          </table:table-cell>
          <table:table-cell table:style-name="ce98" office:value-type="float" office:value="0.03" calcext:value-type="float">
            <text:p>0.03</text:p>
          </table:table-cell>
          <table:table-cell table:style-name="ce98" office:value-type="float" office:value="0.14" calcext:value-type="float">
            <text:p>0.14</text:p>
          </table:table-cell>
          <table:table-cell table:style-name="ce98" office:value-type="float" office:value="0.03" calcext:value-type="float">
            <text:p>0.03</text:p>
          </table:table-cell>
          <table:table-cell office:value-type="string" calcext:value-type="string">
            <text:p>Teng 2009</text:p>
          </table:table-cell>
          <table:table-cell table:style-name="ce105" office:value-type="string" calcext:value-type="string">
            <text:p>¹ = Coeluted. </text:p>
          </table:table-cell>
          <table:table-cell table:number-columns-repeated="46"/>
        </table:table-row>
        <table:table-row table:style-name="ro3">
          <table:table-cell table:style-name="ce86"/>
          <table:table-cell table:style-name="ce90" office:value-type="string" calcext:value-type="string">
            <text:p>Succinat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8.5" calcext:value-type="float">
            <text:p>8.5</text:p>
          </table:table-cell>
          <table:table-cell table:style-name="ce94" office:value-type="float" office:value="1.5" calcext:value-type="float">
            <text:p>1.5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a-Ketoglutarate (a-KG) </text:p>
          </table:table-cell>
          <table:table-cell table:style-name="ce98" office:value-type="float" office:value="0.24" calcext:value-type="float">
            <text:p>0.24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0.27" calcext:value-type="float">
            <text:p>0.2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0.26" calcext:value-type="float">
            <text:p>0.26</text:p>
          </table:table-cell>
          <table:table-cell table:style-name="ce98" office:value-type="float" office:value="0.07" calcext:value-type="float">
            <text:p>0.07</text:p>
          </table:table-cell>
          <table:table-cell office:value-type="string" calcext:value-type="string">
            <text:p>Teng 2009</text:p>
          </table:table-cell>
          <table:table-cell table:number-columns-repeated="47"/>
        </table:table-row>
        <table:table-row table:style-name="ro3">
          <table:table-cell table:style-name="ce87" office:value-type="string" calcext:value-type="string">
            <text:p>Other compounds </text:p>
          </table:table-cell>
          <table:table-cell table:style-name="ce91"/>
          <table:table-cell table:style-name="ce95" table:number-columns-repeated="3"/>
          <table:table-cell table:style-name="ce85"/>
          <table:table-cell/>
          <table:table-cell table:style-name="ce98" office:value-type="string" calcext:value-type="string">
            <text:p>Lactate (Lac) 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6" calcext:value-type="float">
            <text:p>0.6</text:p>
          </table:table-cell>
          <table:table-cell table:style-name="ce98" office:value-type="float" office:value="0.8" calcext:value-type="float">
            <text:p>0.8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1.1" calcext:value-type="float">
            <text:p>1.1</text:p>
          </table:table-cell>
          <table:table-cell table:style-name="ce98" office:value-type="float" office:value="0.7" calcext:value-type="float">
            <text:p>0.7</text:p>
          </table:table-cell>
          <table:table-cell office:value-type="string" calcext:value-type="string">
            <text:p>Teng 2009</text:p>
          </table:table-cell>
          <table:table-cell table:number-columns-repeated="47"/>
        </table:table-row>
        <table:table-row table:style-name="ro3">
          <table:table-cell table:style-name="ce86"/>
          <table:table-cell table:style-name="ce90" office:value-type="string" calcext:value-type="string">
            <text:p>HEPES </text:p>
          </table:table-cell>
          <table:table-cell table:style-name="ce95"/>
          <table:table-cell table:style-name="ce94" office:value-type="float" office:value="540" calcext:value-type="float">
            <text:p>540</text:p>
          </table:table-cell>
          <table:table-cell table:style-name="ce94" office:value-type="float" office:value="88" calcext:value-type="float">
            <text:p>88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Malate (Mal) </text:p>
          </table:table-cell>
          <table:table-cell table:style-name="ce98" office:value-type="float" office:value="1.8" calcext:value-type="float">
            <text:p>1.8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0.4" calcext:value-type="float">
            <text:p>0.4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 table:number-columns-repeated="47"/>
        </table:table-row>
        <table:table-row table:style-name="ro3">
          <table:table-cell table:style-name="ce86"/>
          <table:table-cell table:style-name="ce90" office:value-type="string" calcext:value-type="string">
            <text:p>Putrescine </text:p>
          </table:table-cell>
          <table:table-cell table:style-name="ce94" office:value-type="string" calcext:value-type="string">
            <text:p>a </text:p>
          </table:table-cell>
          <table:table-cell table:style-name="ce94" office:value-type="float" office:value="26.1" calcext:value-type="float">
            <text:p>26.1</text:p>
          </table:table-cell>
          <table:table-cell table:style-name="ce94" office:value-type="float" office:value="8.6" calcext:value-type="float">
            <text:p>8.6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Pyruvate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number-columns-repeated="47"/>
        </table:table-row>
        <table:table-row table:style-name="ro3">
          <table:table-cell table:style-name="ce86"/>
          <table:table-cell table:style-name="ce90" office:value-type="string" calcext:value-type="string">
            <text:p>Spermidine </text:p>
          </table:table-cell>
          <table:table-cell table:style-name="ce95"/>
          <table:table-cell table:style-name="ce94" office:value-type="float" office:value="164" calcext:value-type="float">
            <text:p>164</text:p>
          </table:table-cell>
          <table:table-cell table:style-name="ce94" office:value-type="float" office:value="22" calcext:value-type="float">
            <text:p>22</text:p>
          </table:table-cell>
          <table:table-cell table:style-name="ce85" office:value-type="string" calcext:value-type="string">
            <text:p>Teng 2014</text:p>
          </table:table-cell>
          <table:table-cell/>
          <table:table-cell table:style-name="ce98" office:value-type="string" calcext:value-type="string">
            <text:p>Succinate (Succ) </text:p>
          </table:table-cell>
          <table:table-cell table:style-name="ce98" office:value-type="float" office:value="0.41" calcext:value-type="float">
            <text:p>0.41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33" calcext:value-type="float">
            <text:p>0.33</text:p>
          </table:table-cell>
          <table:table-cell table:style-name="ce98" office:value-type="float" office:value="0.08" calcext:value-type="float">
            <text:p>0.08</text:p>
          </table:table-cell>
          <table:table-cell table:style-name="ce98" office:value-type="float" office:value="0.29" calcext:value-type="float">
            <text:p>0.29</text:p>
          </table:table-cell>
          <table:table-cell table:style-name="ce98" office:value-type="float" office:value="0.07" calcext:value-type="float">
            <text:p>0.07</text:p>
          </table:table-cell>
          <table:table-cell table:style-name="ce98" office:value-type="float" office:value="0.3" calcext:value-type="float">
            <text:p>0.3</text:p>
          </table:table-cell>
          <table:table-cell table:style-name="ce98" office:value-type="float" office:value="0.06" calcext:value-type="float">
            <text:p>0.06</text:p>
          </table:table-cell>
          <table:table-cell office:value-type="string" calcext:value-type="string">
            <text:p>Teng 2009</text:p>
          </table:table-cell>
          <table:table-cell table:number-columns-repeated="47"/>
        </table:table-row>
        <table:table-row table:style-name="ro3" table:number-rows-repeated="3">
          <table:table-cell table:number-columns-repeated="6"/>
          <table:table-cell table:style-name="ce86"/>
          <table:table-cell table:style-name="ce100" table:number-columns-repeated="5"/>
          <table:table-cell table:number-columns-repeated="52"/>
        </table:table-row>
        <table:table-row table:style-name="ro3">
          <table:table-cell table:number-columns-repeated="6"/>
          <table:table-cell table:style-name="ce86"/>
          <table:table-cell table:number-columns-repeated="57"/>
        </table:table-row>
        <table:table-row table:style-name="ro3">
          <table:table-cell table:number-columns-repeated="7"/>
          <table:table-cell table:style-name="ce100" table:number-columns-repeated="5"/>
          <table:table-cell table:number-columns-repeated="52"/>
        </table:table-row>
        <table:table-row table:style-name="ro3" table:number-rows-repeated="104850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est_dict_py" table:style-name="ta1">
        <office:forms form:automatic-focus="false" form:apply-design-mode="false"/>
        <table:table-column table:style-name="co1" table:number-columns-repeated="64" table:default-cell-style-name="ce81"/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metabolite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Std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holine_vo</text:p>
          </table:table-cell>
          <table:table-cell office:value-type="float" office:value="7710000" calcext:value-type="float">
            <text:p>7.71E+06</text:p>
          </table:table-cell>
          <table:table-cell office:value-type="float" office:value="1200000" calcext:value-type="float">
            <text:p>1.20E+06</text:p>
          </table:table-cell>
          <table:table-cell office:value-type="float" office:value="31400000" calcext:value-type="float">
            <text:p>3.14E+07</text:p>
          </table:table-cell>
          <table:table-cell office:value-type="float" office:value="1950000" calcext:value-type="float">
            <text:p>1.95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holine_phosphate</text:p>
          </table:table-cell>
          <table:table-cell office:value-type="float" office:value="2750000" calcext:value-type="float">
            <text:p>2.75E+06</text:p>
          </table:table-cell>
          <table:table-cell office:value-type="float" office:value="722000" calcext:value-type="float">
            <text:p>7.22E+05</text:p>
          </table:table-cell>
          <table:table-cell office:value-type="float" office:value="186000000" calcext:value-type="float">
            <text:p>1.86E+08</text:p>
          </table:table-cell>
          <table:table-cell office:value-type="float" office:value="9830000" calcext:value-type="float">
            <text:p>9.83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DP_choline</text:p>
          </table:table-cell>
          <table:table-cell office:value-type="float" office:value="126000" calcext:value-type="float">
            <text:p>1.26E+05</text:p>
          </table:table-cell>
          <table:table-cell office:value-type="float" office:value="126" calcext:value-type="float">
            <text:p>1.26E+02</text:p>
          </table:table-cell>
          <table:table-cell office:value-type="float" office:value="12100000" calcext:value-type="float">
            <text:p>1.21E+07</text:p>
          </table:table-cell>
          <table:table-cell office:value-type="float" office:value="886000" calcext:value-type="float">
            <text:p>8.86E+0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DP_ethanolamine</text:p>
          </table:table-cell>
          <table:table-cell office:value-type="float" office:value="72300" calcext:value-type="float">
            <text:p>7.23E+04</text:p>
          </table:table-cell>
          <table:table-cell office:value-type="float" office:value="18100" calcext:value-type="float">
            <text:p>1.81E+04</text:p>
          </table:table-cell>
          <table:table-cell office:value-type="float" office:value="19300000" calcext:value-type="float">
            <text:p>1.93E+07</text:p>
          </table:table-cell>
          <table:table-cell office:value-type="float" office:value="1680000" calcext:value-type="float">
            <text:p>1.68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Ethanolamine</text:p>
          </table:table-cell>
          <table:table-cell office:value-type="float" office:value="12600000" calcext:value-type="float">
            <text:p>1.26E+07</text:p>
          </table:table-cell>
          <table:table-cell office:value-type="float" office:value="2480000" calcext:value-type="float">
            <text:p>2.48E+06</text:p>
          </table:table-cell>
          <table:table-cell office:value-type="float" office:value="5060000" calcext:value-type="float">
            <text:p>5.06E+06</text:p>
          </table:table-cell>
          <table:table-cell office:value-type="float" office:value="632000" calcext:value-type="float">
            <text:p>6.32E+0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Ethanolamine_phosphate</text:p>
          </table:table-cell>
          <table:table-cell office:value-type="float" office:value="452000" calcext:value-type="float">
            <text:p>4.52E+05</text:p>
          </table:table-cell>
          <table:table-cell office:value-type="float" office:value="108000" calcext:value-type="float">
            <text:p>1.08E+05</text:p>
          </table:table-cell>
          <table:table-cell office:value-type="float" office:value="162000000" calcext:value-type="float">
            <text:p>1.62E+08</text:p>
          </table:table-cell>
          <table:table-cell office:value-type="float" office:value="15200000" calcext:value-type="float">
            <text:p>1.52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rine_vo</text:p>
          </table:table-cell>
          <table:table-cell office:value-type="float" office:value="24400000" calcext:value-type="float">
            <text:p>2.44E+07</text:p>
          </table:table-cell>
          <table:table-cell office:value-type="float" office:value="5070000" calcext:value-type="float">
            <text:p>5.07E+06</text:p>
          </table:table-cell>
          <table:table-cell office:value-type="float" office:value="20800000" calcext:value-type="float">
            <text:p>2.08E+07</text:p>
          </table:table-cell>
          <table:table-cell office:value-type="float" office:value="2140000" calcext:value-type="float">
            <text:p>2.14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Myo_inositol_vo</text:p>
          </table:table-cell>
          <table:table-cell office:value-type="float" office:value="14800000" calcext:value-type="float">
            <text:p>1.48E+07</text:p>
          </table:table-cell>
          <table:table-cell office:value-type="float" office:value="4940000" calcext:value-type="float">
            <text:p>4.94E+06</text:p>
          </table:table-cell>
          <table:table-cell office:value-type="float" office:value="18200000" calcext:value-type="float">
            <text:p>1.82E+07</text:p>
          </table:table-cell>
          <table:table-cell office:value-type="float" office:value="3360000" calcext:value-type="float">
            <text:p>3.36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Myo_inositol_1_phosphate_vo</text:p>
          </table:table-cell>
          <table:table-cell office:value-type="float" office:value="137000000" calcext:value-type="float">
            <text:p>1.37E+08</text:p>
          </table:table-cell>
          <table:table-cell office:value-type="float" office:value="13600000" calcext:value-type="float">
            <text:p>1.36E+07</text:p>
          </table:table-cell>
          <table:table-cell office:value-type="float" office:value="49500000" calcext:value-type="float">
            <text:p>4.95E+07</text:p>
          </table:table-cell>
          <table:table-cell office:value-type="float" office:value="11000000" calcext:value-type="float">
            <text:p>1.10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rine_t14</text:p>
          </table:table-cell>
          <table:table-cell office:value-type="float" office:value="8910000" calcext:value-type="float">
            <text:p>8.91E+06</text:p>
          </table:table-cell>
          <table:table-cell office:value-type="float" office:value="2350000" calcext:value-type="float">
            <text:p>2.35E+06</text:p>
          </table:table-cell>
          <table:table-cell office:value-type="float" office:value="9210000" calcext:value-type="float">
            <text:p>9.21E+06</text:p>
          </table:table-cell>
          <table:table-cell office:value-type="float" office:value="2410000" calcext:value-type="float">
            <text:p>2.41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2,3-Bisphosphoglycerate </text:p>
          </table:table-cell>
          <table:table-cell table:number-columns-repeated="2"/>
          <table:table-cell office:value-type="float" office:value="68700000" calcext:value-type="float">
            <text:p>6.87E+07</text:p>
          </table:table-cell>
          <table:table-cell office:value-type="float" office:value="17500000" calcext:value-type="float">
            <text:p>1.75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holine_t14</text:p>
          </table:table-cell>
          <table:table-cell office:value-type="float" office:value="1810000" calcext:value-type="float">
            <text:p>1.81E+06</text:p>
          </table:table-cell>
          <table:table-cell office:value-type="float" office:value="602000" calcext:value-type="float">
            <text:p>6.02E+05</text:p>
          </table:table-cell>
          <table:table-cell office:value-type="float" office:value="20000000" calcext:value-type="float">
            <text:p>2.00E+07</text:p>
          </table:table-cell>
          <table:table-cell office:value-type="float" office:value="6930000" calcext:value-type="float">
            <text:p>6.93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myo_Inositol_t14</text:p>
          </table:table-cell>
          <table:table-cell office:value-type="float" office:value="4340000" calcext:value-type="float">
            <text:p>4.34E+06</text:p>
          </table:table-cell>
          <table:table-cell office:value-type="float" office:value="1080000" calcext:value-type="float">
            <text:p>1.08E+06</text:p>
          </table:table-cell>
          <table:table-cell office:value-type="float" office:value="3250000" calcext:value-type="float">
            <text:p>3.25E+06</text:p>
          </table:table-cell>
          <table:table-cell office:value-type="float" office:value="903000" calcext:value-type="float">
            <text:p>9.03E+0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PC_t14</text:p>
          </table:table-cell>
          <table:table-cell table:number-columns-repeated="2"/>
          <table:table-cell office:value-type="float" office:value="132000000" calcext:value-type="float">
            <text:p>1.32E+08</text:p>
          </table:table-cell>
          <table:table-cell office:value-type="float" office:value="30700000" calcext:value-type="float">
            <text:p>3.07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PE_t14</text:p>
          </table:table-cell>
          <table:table-cell table:number-columns-repeated="2"/>
          <table:table-cell office:value-type="float" office:value="23300000" calcext:value-type="float">
            <text:p>2.33E+07</text:p>
          </table:table-cell>
          <table:table-cell office:value-type="float" office:value="6810000" calcext:value-type="float">
            <text:p>6.81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rine_t09</text:p>
          </table:table-cell>
          <table:table-cell table:number-columns-repeated="2"/>
          <table:table-cell office:value-type="float" office:value="24400000" calcext:value-type="float">
            <text:p>2.44E+07</text:p>
          </table:table-cell>
          <table:table-cell office:value-type="float" office:value="13000000" calcext:value-type="float">
            <text:p>1.30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myo_Inositol_t09</text:p>
          </table:table-cell>
          <table:table-cell table:number-columns-repeated="2"/>
          <table:table-cell office:value-type="float" office:value="3170000" calcext:value-type="float">
            <text:p>3.17E+06</text:p>
          </table:table-cell>
          <table:table-cell office:value-type="float" office:value="1060000" calcext:value-type="float">
            <text:p>1.06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PC_t09</text:p>
          </table:table-cell>
          <table:table-cell table:number-columns-repeated="2"/>
          <table:table-cell office:value-type="float" office:value="22500000" calcext:value-type="float">
            <text:p>2.25E+07</text:p>
          </table:table-cell>
          <table:table-cell office:value-type="float" office:value="5410000" calcext:value-type="float">
            <text:p>5.41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PE_t09</text:p>
          </table:table-cell>
          <table:table-cell table:number-columns-repeated="2"/>
          <table:table-cell office:value-type="float" office:value="62600000" calcext:value-type="float">
            <text:p>6.26E+07</text:p>
          </table:table-cell>
          <table:table-cell office:value-type="float" office:value="18300000" calcext:value-type="float">
            <text:p>1.83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vg Cho</text:p>
          </table:table-cell>
          <table:table-cell table:formula="of:=AVERAGE([.B3];[.B14])" office:value-type="float" office:value="4760000" calcext:value-type="float">
            <text:p>4.76E+06</text:p>
          </table:table-cell>
          <table:table-cell table:formula="of:=STDEV([.B3];[.B14])" office:value-type="float" office:value="4171930.00900063" calcext:value-type="float">
            <text:p>4.17E+06</text:p>
          </table:table-cell>
          <table:table-cell table:formula="of:=AVERAGE([.D3];[.D14])" office:value-type="float" office:value="25700000" calcext:value-type="float">
            <text:p>2.57E+07</text:p>
          </table:table-cell>
          <table:table-cell table:formula="of:=STDEV([.D3];[.D14])" office:value-type="float" office:value="8061017.30552664" calcext:value-type="float">
            <text:p>8.06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vg Ser</text:p>
          </table:table-cell>
          <table:table-cell table:formula="of:=AVERAGE([.B9];[.B12])" office:value-type="float" office:value="16655000" calcext:value-type="float">
            <text:p>1.67E+07</text:p>
          </table:table-cell>
          <table:table-cell table:formula="of:=STDEV([.B9];[.B12])" office:value-type="float" office:value="10953084.0405796" calcext:value-type="float">
            <text:p>1.10E+07</text:p>
          </table:table-cell>
          <table:table-cell table:formula="of:=AVERAGE([.D9];[.D12])" office:value-type="float" office:value="15005000" calcext:value-type="float">
            <text:p>1.50E+07</text:p>
          </table:table-cell>
          <table:table-cell table:formula="of:=STDEV([.D9];[.D12])" office:value-type="float" office:value="8195367.59395209" calcext:value-type="float">
            <text:p>8.20E+06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vg PC</text:p>
          </table:table-cell>
          <table:table-cell table:number-columns-repeated="2"/>
          <table:table-cell table:formula="of:=AVERAGE([.D16];[.D20])" office:value-type="float" office:value="77250000" calcext:value-type="float">
            <text:p>7.73E+07</text:p>
          </table:table-cell>
          <table:table-cell table:formula="of:=STDEV([.D16];[.D20])" office:value-type="float" office:value="77428192.539927" calcext:value-type="float">
            <text:p>7.74E+07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avg PE</text:p>
          </table:table-cell>
          <table:table-cell table:number-columns-repeated="2"/>
          <table:table-cell table:formula="of:=AVERAGE([.D16];[.D21])" office:value-type="float" office:value="97300000" calcext:value-type="float">
            <text:p>9.73E+07</text:p>
          </table:table-cell>
          <table:table-cell table:formula="of:=STDEV([.D17];[.D21])" office:value-type="float" office:value="27789296.5006313" calcext:value-type="float">
            <text:p>2.78E+07</text:p>
          </table:table-cell>
          <table:table-cell table:number-columns-repeated="59"/>
        </table:table-row>
        <table:table-row table:style-name="ro4" table:number-rows-repeated="104855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ta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. Volume</text:p>
          </table:table-cell>
          <table:table-cell office:value-type="string" calcext:value-type="string">
            <text:p>Influx Serine</text:p>
          </table:table-cell>
          <table:table-cell table:formula="of:=7.8*10^-7" office:value-type="float" office:value="0.00000078" calcext:value-type="float">
            <text:p>7.8E-07</text:p>
          </table:table-cell>
          <table:table-cell table:formula="of:=[.C3]*60*[.A8]" office:value-type="float" office:value="0.00000000936" calcext:value-type="float">
            <text:p>9.36E-09</text:p>
          </table:table-cell>
          <table:table-cell office:value-type="string" calcext:value-type="string">
            <text:p>mol/h cells 10^10</text:p>
          </table:table-cell>
        </table:table-row>
        <table:table-row table:style-name="ro4">
          <table:table-cell table:formula="of:=2*10^-14" office:value-type="float" office:value="0.00000000000002" calcext:value-type="float">
            <text:p>2E-14</text:p>
          </table:table-cell>
          <table:table-cell office:value-type="string" calcext:value-type="string">
            <text:p>Sen et al.</text:p>
          </table:table-cell>
          <table:table-cell/>
          <table:table-cell table:formula="of:=[.D3]*10^9" office:value-type="float" office:value="9.36" calcext:value-type="float">
            <text:p>9.36</text:p>
          </table:table-cell>
          <table:table-cell office:value-type="string" calcext:value-type="string">
            <text:p>Nmol/h cells 10^10</text:p>
          </table:table-cell>
        </table:table-row>
        <table:table-row table:style-name="ro4">
          <table:table-cell office:value-type="string" calcext:value-type="string">
            <text:p>n cell number</text:p>
          </table:table-cell>
          <table:table-cell table:number-columns-repeated="2"/>
          <table:table-cell table:formula="of:=[.D4]*5" office:value-type="float" office:value="46.8" calcext:value-type="float">
            <text:p>46.8</text:p>
          </table:table-cell>
          <table:table-cell office:value-type="string" calcext:value-type="string">
            <text:p>Nmol/ 5 h cells 10^10</text:p>
          </table:table-cell>
        </table:table-row>
        <table:table-row table:style-name="ro4">
          <table:table-cell table:formula="of:=10^10" office:value-type="float" office:value="10000000000" calcext:value-type="float">
            <text:p>10000000000</text:p>
          </table:table-cell>
          <table:table-cell office:value-type="string" calcext:value-type="string">
            <text:p>Influx Choline</text:p>
          </table:table-cell>
          <table:table-cell table:formula="of:=0.233*10^-6" office:value-type="float" office:value="0.000000233" calcext:value-type="float">
            <text:p>2.33E-07</text:p>
          </table:table-cell>
          <table:table-cell table:formula="of:=[.C6]*60*[.A8]" office:value-type="float" office:value="0.000000002796" calcext:value-type="float">
            <text:p>2.796E-09</text:p>
          </table:table-cell>
          <table:table-cell office:value-type="string" calcext:value-type="string">
            <text:p>mol/h cells 10^10</text:p>
          </table:table-cell>
        </table:table-row>
        <table:table-row table:style-name="ro4">
          <table:table-cell office:value-type="string" calcext:value-type="string">
            <text:p>P. Volume/ n cells</text:p>
          </table:table-cell>
          <table:table-cell office:value-type="string" calcext:value-type="string">
            <text:p>Sen et al.</text:p>
          </table:table-cell>
          <table:table-cell/>
          <table:table-cell table:formula="of:=[.D6]*10^9" office:value-type="float" office:value="2.796" calcext:value-type="float">
            <text:p>2.796</text:p>
          </table:table-cell>
          <table:table-cell office:value-type="string" calcext:value-type="string">
            <text:p>Nmol/h cells 10^10</text:p>
          </table:table-cell>
        </table:table-row>
        <table:table-row table:style-name="ro4">
          <table:table-cell table:formula="of:=[.A4]*[.A6]" office:value-type="float" office:value="0.0002" calcext:value-type="float">
            <text:p>0.0002</text:p>
          </table:table-cell>
          <table:table-cell table:number-columns-repeated="2"/>
          <table:table-cell table:formula="of:=[.D7]*5" office:value-type="float" office:value="13.98" calcext:value-type="float">
            <text:p>13.98</text:p>
          </table:table-cell>
          <table:table-cell office:value-type="string" calcext:value-type="string">
            <text:p>Nmol/ 5 h cells 10^10</text:p>
          </table:table-cell>
        </table:table-row>
        <table:table-row table:style-name="ro4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.C9]*10^-3)/(5*[.A6])" office:value-type="float" office:value="0.0000000000032" calcext:value-type="float">
            <text:p>3.2E-12</text:p>
          </table:table-cell>
          <table:table-cell/>
        </table:table-row>
        <table:table-row table:style-name="ro4">
          <table:table-cell table:number-columns-repeated="3"/>
          <table:table-cell table:formula="of:=[.D9]/[.A4]" office:value-type="float" office:value="160" calcext:value-type="float">
            <text:p>160</text:p>
          </table:table-cell>
          <table:table-cell/>
        </table:table-row>
        <table:table-row table:style-name="ro4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C11]*10^-3)/(5*[.A6])" office:value-type="float" office:value="0.0000000000022" calcext:value-type="float">
            <text:p>2.2E-12</text:p>
          </table:table-cell>
          <table:table-cell/>
        </table:table-row>
        <table:table-row table:style-name="ro4">
          <table:table-cell table:number-columns-repeated="3"/>
          <table:table-cell table:formula="of:=[.D11]/[.A4]" office:value-type="float" office:value="110" calcext:value-type="float">
            <text:p>110</text:p>
          </table:table-cell>
          <table:table-cell/>
        </table:table-row>
      </table:table>
      <table:table table:name="CholineReactions" table:style-name="ta1">
        <table:table-column table:style-name="co1" table:number-columns-repeated="1024" table:default-cell-style-name="ce42"/>
        <table:table-row table:style-name="ro4" table:number-rows-repeated="4">
          <table:table-cell table:number-columns-repeated="1024"/>
        </table:table-row>
        <table:table-row table:style-name="ro4">
          <table:table-cell table:style-name="ce43"/>
          <table:table-cell table:style-name="ce100"/>
          <table:table-cell table:style-name="ce100" office:value-type="string" calcext:value-type="string">
            <text:p>Erythrocyte </text:p>
          </table:table-cell>
          <table:table-cell table:style-name="ce100"/>
          <table:table-cell table:style-name="ce100" office:value-type="string" calcext:value-type="string">
            <text:p>Parasite </text:p>
          </table:table-cell>
          <table:table-cell table:style-name="ce100" table:number-columns-repeated="6"/>
          <table:table-cell table:number-columns-repeated="1013"/>
        </table:table-row>
        <table:table-row table:style-name="ro4">
          <table:table-cell table:style-name="ce43" office:value-type="string" calcext:value-type="string">
            <text:p>Wein 2012</text:p>
          </table:table-cell>
          <table:table-cell table:style-name="ce100" office:value-type="string" calcext:value-type="string">
            <text:p>Transporter/enzyme </text:p>
          </table:table-cell>
          <table:table-cell table:style-name="ce100" office:value-type="string" calcext:value-type="string">
            <text:p>choline entry </text:p>
          </table:table-cell>
          <table:table-cell table:style-name="ce100" office:value-type="string" calcext:value-type="string">
            <text:p>STD</text:p>
          </table:table-cell>
          <table:table-cell table:style-name="ce100" office:value-type="string" calcext:value-type="string">
            <text:p>choline entry </text:p>
          </table:table-cell>
          <table:table-cell table:style-name="ce100" office:value-type="string" calcext:value-type="string">
            <text:p>STD</text:p>
          </table:table-cell>
          <table:table-cell table:style-name="ce100" office:value-type="string" calcext:value-type="string">
            <text:p>CK 2.7.1.32 </text:p>
          </table:table-cell>
          <table:table-cell table:style-name="ce100" office:value-type="string" calcext:value-type="string">
            <text:p>STD</text:p>
          </table:table-cell>
          <table:table-cell table:style-name="ce100" office:value-type="string" calcext:value-type="string">
            <text:p>CCT 2.7.7.15 </text:p>
          </table:table-cell>
          <table:table-cell table:style-name="ce100" office:value-type="string" calcext:value-type="string">
            <text:p>STD</text:p>
          </table:table-cell>
          <table:table-cell table:style-name="ce100" office:value-type="string" calcext:value-type="string">
            <text:p>CEPT 2.7.8. 2 </text:p>
          </table:table-cell>
          <table:table-cell table:style-name="ce100" office:value-type="string" calcext:value-type="string">
            <text:p>STD</text:p>
          </table:table-cell>
          <table:table-cell table:number-columns-repeated="1012"/>
        </table:table-row>
        <table:table-row table:style-name="ro4">
          <table:table-cell table:style-name="ce43"/>
          <table:table-cell table:style-name="ce100" office:value-type="string" calcext:value-type="string">
            <text:p>Km (muM) 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.4" calcext:value-type="float">
            <text:p>2.4</text:p>
          </table:table-cell>
          <table:table-cell table:style-name="ce44" office:value-type="float" office:value="18.5" calcext:value-type="float">
            <text:p>18.5</text:p>
          </table:table-cell>
          <table:table-cell table:style-name="ce44" office:value-type="float" office:value="3.3" calcext:value-type="float">
            <text:p>3.3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float" office:value="4.1" calcext:value-type="float">
            <text:p>4.1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13.2" calcext:value-type="float">
            <text:p>13.2</text:p>
          </table:table-cell>
          <table:table-cell table:style-name="ce45" office:value-type="float" office:value="0.7" calcext:value-type="float">
            <text:p>0.7</text:p>
          </table:table-cell>
          <table:table-cell table:number-columns-repeated="1012"/>
        </table:table-row>
        <table:table-row table:style-name="ro4">
          <table:table-cell table:style-name="ce43"/>
          <table:table-cell table:style-name="ce100" office:value-type="string" calcext:value-type="string">
            <text:p>Vmax (pmol per 10⁷ IRBC·min-1) 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.2" calcext:value-type="float">
            <text:p>0.2</text:p>
          </table:table-cell>
          <table:table-cell table:style-name="ce44" office:value-type="float" office:value="23.3" calcext:value-type="float">
            <text:p>23.3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float" office:value="11.6" calcext:value-type="float">
            <text:p>11.6</text:p>
          </table:table-cell>
          <table:table-cell table:style-name="ce44" office:value-type="float" office:value="5.2" calcext:value-type="float">
            <text:p>5.2</text:p>
          </table:table-cell>
          <table:table-cell table:style-name="ce44" office:value-type="float" office:value="1.4" calcext:value-type="float">
            <text:p>1.4</text:p>
          </table:table-cell>
          <table:table-cell table:style-name="ce44" office:value-type="float" office:value="17" calcext:value-type="float">
            <text:p>17</text:p>
          </table:table-cell>
          <table:table-cell table:style-name="ce45" office:value-type="float" office:value="1.5" calcext:value-type="float">
            <text:p>1.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Lehane</text:p>
          </table:table-cell>
          <table:table-cell table:number-columns-repeated="2"/>
          <table:table-cell office:value-type="string" calcext:value-type="string">
            <text:p>ATP-depleted</text:p>
          </table:table-cell>
          <table:table-cell office:value-type="string" calcext:value-type="string">
            <text:p>Transporter</text:p>
          </table:table-cell>
          <table:table-cell table:number-columns-repeated="1019"/>
        </table:table-row>
        <table:table-row table:style-name="ro4">
          <table:table-cell table:style-name="ce91"/>
          <table:table-cell/>
          <table:table-cell table:style-name="ce91"/>
          <table:table-cell office:value-type="string" calcext:value-type="string">
            <text:p>Km (muM)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Vmax (mmol/10¹²cells h)</text:p>
          </table:table-cell>
          <table:table-cell office:value-type="float" office:value="0.72" calcext:value-type="float">
            <text:p>0.72</text:p>
          </table:table-cell>
          <table:table-cell office:value-type="float" office:value="0.13" calcext:value-type="float">
            <text:p>0.13</text:p>
          </table:table-cell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 number:title="User-defined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09:17:11.115871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5" meta:cell-count="138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maximum="4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link-data-style-to-source="true" chart:error-category="cell-range" chart:error-upper-range="PARTICLE_NUM.T23:PARTICLE_NUM.T23 PARTICLE_NUM.R23:PARTICLE_NUM.R23" chart:error-lower-range="PARTICLE_NUM.T23:PARTICLE_NUM.T23 PARTICLE_NUM.R23:PARTICLE_NUM.R23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PARTICLE_NUM.T23:PARTICLE_NUM.T23 PARTICLE_NUM.R23:PARTICLE_NUM.R23" chart:error-lower-range="PARTICLE_NUM.T23:PARTICLE_NUM.T23 PARTICLE_NUM.R23:PARTICLE_NUM.R23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61">
      <style:chart-properties chart:link-data-style-to-source="true" chart:error-category="cell-range" chart:error-upper-range="PARTICLE_NUM.G15:PARTICLE_NUM.G15 PARTICLE_NUM.E15:PARTICLE_NUM.E15" chart:error-lower-range="PARTICLE_NUM.G15:PARTICLE_NUM.G15 PARTICLE_NUM.E15:PARTICLE_NUM.E15"/>
      <style:graphic-properties svg:stroke-color="#ffffff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PARTICLE_NUM.G15:PARTICLE_NUM.G15 PARTICLE_NUM.E15:PARTICLE_NUM.E15" chart:error-lower-range="PARTICLE_NUM.G15:PARTICLE_NUM.G15 PARTICLE_NUM.E15:PARTICLE_NUM.E1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61">
      <style:chart-properties chart:link-data-style-to-source="true" chart:error-category="cell-range" chart:error-upper-range="PARTICLE_NUM.F26:PARTICLE_NUM.F26" chart:error-lower-range="PARTICLE_NUM.F26:PARTICLE_NUM.F26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PARTICLE_NUM.F26:PARTICLE_NUM.F26" chart:error-lower-range="PARTICLE_NUM.F26:PARTICLE_NUM.F2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cm" svg:height="9.698cm" xlink:href=".." xlink:type="simple" chart:class="chart:bar" chart:style-name="ch1">
        <chart:title svg:x="7.277cm" svg:y="0.329cm" chart:style-name="ch2">
          <text:p>Serine</text:p>
        </chart:title>
        <chart:legend chart:legend-position="end" svg:x="13.251cm" svg:y="4.052cm" style:legend-expansion="high" chart:style-name="ch3"/>
        <chart:plot-area chart:style-name="ch4" table:cell-range-address="PARTICLE_NUM.S14:PARTICLE_NUM.S14 PARTICLE_NUM.Q14:PARTICLE_NUM.Q14 PARTICLE_NUM.O12:PARTICLE_NUM.O12 PARTICLE_NUM.S23:PARTICLE_NUM.S23 PARTICLE_NUM.Q23:PARTICLE_NUM.Q23 PARTICLE_NUM.A13:PARTICLE_NUM.A13 PARTICLE_NUM.F15:PARTICLE_NUM.F15 PARTICLE_NUM.D15:PARTICLE_NUM.D15 PARTICLE_NUM.A23:PARTICLE_NUM.A23 PARTICLE_NUM.E26:PARTICLE_NUM.E26" chart:data-source-has-labels="both" svg:x="0.423cm" svg:y="1.181cm" svg:width="13.203cm" svg:height="7.861cm">
          <chartooo:coordinate-region svg:x="1.944cm" svg:y="1.181cm" svg:width="10.939cm" svg:height="7.214cm"/>
          <chart:axis chart:dimension="x" chart:name="primary-x" chart:style-name="ch5" chartooo:axis-type="auto">
            <chartooo:date-scale/>
            <chart:categories table:cell-range-address="PARTICLE_NUM.S14:PARTICLE_NUM.S14 PARTICLE_NUM.Q14:PARTICLE_NUM.Q14"/>
          </chart:axis>
          <chart:axis chart:dimension="y" chart:name="primary-y" chart:style-name="ch6">
            <chart:title svg:x="6.028cm" svg:y="9.043cm" chart:style-name="ch7">
              <text:p>Particle number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PARTICLE_NUM.S23:PARTICLE_NUM.S23 PARTICLE_NUM.Q23:PARTICLE_NUM.Q23" chart:label-cell-address="PARTICLE_NUM.O12:PARTICLE_NUM.O12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PARTICLE_NUM.F15:PARTICLE_NUM.F15 PARTICLE_NUM.D15:PARTICLE_NUM.D15" chart:label-cell-address="PARTICLE_NUM.A13:PARTICLE_NUM.A13" chart:class="chart:bar">
            <chart:error-indicator chart:style-name="ch14" chart:dimension="y"/>
            <chart:data-point chart:style-name="ch12" chart:repeated="2"/>
          </chart:series>
          <chart:series chart:style-name="ch15" chart:values-cell-range-address="PARTICLE_NUM.E26:PARTICLE_NUM.E26" chart:label-cell-address="PARTICLE_NUM.A23:PARTICLE_NUM.A23" chart:class="chart:bar">
            <chart:error-indicator chart:style-name="ch16" chart:dimension="y"/>
            <chart:data-point chart:style-name="ch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site</text:p>
                <draw:g>
                  <svg:desc>PARTICLE_NUM.S14:PARTICLE_NUM.S14 PARTICLE_NUM.Q14:PARTICLE_NUM.Q14</svg:desc>
                </draw:g>
              </table:table-cell>
              <table:table-cell office:value-type="string">
                <text:p>uRBC</text:p>
              </table:table-cell>
            </table:table-row>
          </table:table-header-rows>
          <table:table-rows>
            <table:table-row>
              <table:table-cell office:value-type="string">
                <text:p>Vo Duy 2012</text:p>
                <draw:g>
                  <svg:desc>PARTICLE_NUM.O12:PARTICLE_NUM.O12</svg:desc>
                </draw:g>
              </table:table-cell>
              <table:table-cell office:value-type="float" office:value="20776385.622">
                <text:p>20776385.622</text:p>
                <draw:g>
                  <svg:desc>PARTICLE_NUM.S23:PARTICLE_NUM.S23 PARTICLE_NUM.Q23:PARTICLE_NUM.Q23</svg:desc>
                </draw:g>
              </table:table-cell>
              <table:table-cell office:value-type="float" office:value="24389670.078">
                <text:p>24389670.0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39967.719066">
                <text:p>2139967.719066</text:p>
                <draw:g>
                  <svg:desc>PARTICLE_NUM.T23:PARTICLE_NUM.T23 PARTICLE_NUM.R23:PARTICLE_NUM.R23</svg:desc>
                </draw:g>
              </table:table-cell>
              <table:table-cell office:value-type="float" office:value="5073051.376224">
                <text:p>5073051.3762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39967.719066">
                <text:p>2139967.719066</text:p>
                <draw:g>
                  <svg:desc>PARTICLE_NUM.T23:PARTICLE_NUM.T23 PARTICLE_NUM.R23:PARTICLE_NUM.R23</svg:desc>
                </draw:g>
              </table:table-cell>
              <table:table-cell office:value-type="float" office:value="5073051.376224">
                <text:p>5073051.376224</text:p>
              </table:table-cell>
            </table:table-row>
            <table:table-row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float" office:value="9213875.3628">
                <text:p>9213875.3628</text:p>
                <draw:g>
                  <svg:desc>PARTICLE_NUM.F15:PARTICLE_NUM.F15 PARTICLE_NUM.D15:PARTICLE_NUM.D15</svg:desc>
                </draw:g>
              </table:table-cell>
              <table:table-cell office:value-type="float" office:value="8912768.3248">
                <text:p>8912768.324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8856.304">
                <text:p>2408856.304</text:p>
                <draw:g>
                  <svg:desc>PARTICLE_NUM.G15:PARTICLE_NUM.G15 PARTICLE_NUM.E15:PARTICLE_NUM.E15</svg:desc>
                </draw:g>
              </table:table-cell>
              <table:table-cell office:value-type="float" office:value="2348634.8964">
                <text:p>2348634.896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8856.304">
                <text:p>2408856.304</text:p>
                <draw:g>
                  <svg:desc>PARTICLE_NUM.G15:PARTICLE_NUM.G15 PARTICLE_NUM.E15:PARTICLE_NUM.E15</svg:desc>
                </draw:g>
              </table:table-cell>
              <table:table-cell office:value-type="float" office:value="2348634.8964">
                <text:p>2348634.8964</text:p>
              </table:table-cell>
            </table:table-row>
            <table:table-row>
              <table:table-cell office:value-type="string">
                <text:p>Teng 2009</text:p>
                <draw:g>
                  <svg:desc>PARTICLE_NUM.A23:PARTICLE_NUM.A23</svg:desc>
                </draw:g>
              </table:table-cell>
              <table:table-cell office:value-type="float" office:value="24389670.078">
                <text:p>24389670.078</text:p>
                <draw:g>
                  <svg:desc>PARTICLE_NUM.E26:PARTICLE_NUM.E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007824.0416">
                <text:p>13007824.0416</text:p>
                <draw:g>
                  <svg:desc>PARTICLE_NUM.F26:PARTICLE_NUM.F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007824.0416">
                <text:p>13007824.0416</text:p>
                <draw:g>
                  <svg:desc>PARTICLE_NUM.F26:PARTICLE_NUM.F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 chart:error-category="cell-range" chart:error-upper-range="PARTICLE_NUM.T15:PARTICLE_NUM.T15 PARTICLE_NUM.R15:PARTICLE_NUM.R15" chart:error-lower-range="PARTICLE_NUM.T15:PARTICLE_NUM.T15 PARTICLE_NUM.R15:PARTICLE_NUM.R15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PARTICLE_NUM.T15:PARTICLE_NUM.T15 PARTICLE_NUM.R15:PARTICLE_NUM.R15" chart:error-lower-range="PARTICLE_NUM.T15:PARTICLE_NUM.T15 PARTICLE_NUM.R15:PARTICLE_NUM.R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61">
      <style:chart-properties chart:symbol-type="automatic" chart:symbol-width="0.175cm" chart:symbol-height="0.175cm" chart:link-data-style-to-source="true" chart:error-category="cell-range" chart:error-upper-range="PARTICLE_NUM.G18:PARTICLE_NUM.G18 PARTICLE_NUM.E18:PARTICLE_NUM.E18" chart:error-lower-range="PARTICLE_NUM.G18:PARTICLE_NUM.G18 PARTICLE_NUM.E18:PARTICLE_NUM.E18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PARTICLE_NUM.G18:PARTICLE_NUM.G18 PARTICLE_NUM.E18:PARTICLE_NUM.E18" chart:error-lower-range="PARTICLE_NUM.G18:PARTICLE_NUM.G18 PARTICLE_NUM.E18:PARTICLE_NUM.E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cm" svg:height="9.698cm" xlink:href=".." xlink:type="simple" chart:class="chart:bar" chart:style-name="ch1">
        <chart:title svg:x="7.171cm" svg:y="0.329cm" chart:style-name="ch2">
          <text:p>Choline</text:p>
        </chart:title>
        <chart:legend chart:legend-position="end" svg:x="13.251cm" svg:y="4.301cm" style:legend-expansion="high" chart:style-name="ch3"/>
        <chart:plot-area chart:style-name="ch4" table:cell-range-address="PARTICLE_NUM.S14:PARTICLE_NUM.S15 PARTICLE_NUM.Q14:PARTICLE_NUM.Q15 PARTICLE_NUM.O12:PARTICLE_NUM.O12 PARTICLE_NUM.A13:PARTICLE_NUM.A13 PARTICLE_NUM.F18:PARTICLE_NUM.F18 PARTICLE_NUM.D18:PARTICLE_NUM.D18" chart:data-source-has-labels="both" svg:x="1.024cm" svg:y="1.102cm" svg:width="12.611cm" svg:height="8.077cm">
          <chartooo:coordinate-region svg:x="2.545cm" svg:y="1.102cm" svg:width="10.347cm" svg:height="7.43cm"/>
          <chart:axis chart:dimension="x" chart:name="primary-x" chart:style-name="ch5" chartooo:axis-type="auto">
            <chartooo:date-scale/>
            <chart:categories table:cell-range-address="PARTICLE_NUM.S14:PARTICLE_NUM.S14 PARTICLE_NUM.Q14:PARTICLE_NUM.Q14"/>
          </chart:axis>
          <chart:axis chart:dimension="y" chart:name="primary-y" chart:style-name="ch6">
            <chart:title svg:x="6.134cm" svg:y="9.138cm" chart:style-name="ch7">
              <text:p>Particle number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PARTICLE_NUM.S15:PARTICLE_NUM.S15 PARTICLE_NUM.Q15:PARTICLE_NUM.Q15" chart:label-cell-address="PARTICLE_NUM.O12:PARTICLE_NUM.O12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PARTICLE_NUM.F18:PARTICLE_NUM.F18 PARTICLE_NUM.D18:PARTICLE_NUM.D18" chart:label-cell-address="PARTICLE_NUM.A13:PARTICLE_NUM.A13" chart:class="chart:bar">
            <chart:error-indicator chart:style-name="ch14" chart:dimension="y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site</text:p>
                <draw:g>
                  <svg:desc>PARTICLE_NUM.S14:PARTICLE_NUM.S14 PARTICLE_NUM.Q14:PARTICLE_NUM.Q14</svg:desc>
                </draw:g>
              </table:table-cell>
              <table:table-cell office:value-type="string">
                <text:p>uRBC</text:p>
              </table:table-cell>
            </table:table-row>
          </table:table-header-rows>
          <table:table-rows>
            <table:table-row>
              <table:table-cell office:value-type="string">
                <text:p>Vo Duy 2012</text:p>
                <draw:g>
                  <svg:desc>PARTICLE_NUM.O12:PARTICLE_NUM.O12</svg:desc>
                </draw:g>
              </table:table-cell>
              <table:table-cell office:value-type="float" office:value="31435574.7672">
                <text:p>31435574.7672</text:p>
                <draw:g>
                  <svg:desc>PARTICLE_NUM.S15:PARTICLE_NUM.S15 PARTICLE_NUM.Q15:PARTICLE_NUM.Q15</svg:desc>
                </draw:g>
              </table:table-cell>
              <table:table-cell office:value-type="float" office:value="7714362.31356">
                <text:p>7714362.3135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9005.6355664">
                <text:p>1949005.6355664</text:p>
                <draw:g>
                  <svg:desc>PARTICLE_NUM.T15:PARTICLE_NUM.T15 PARTICLE_NUM.R15:PARTICLE_NUM.R15</svg:desc>
                </draw:g>
              </table:table-cell>
              <table:table-cell office:value-type="float" office:value="1195726.1586018">
                <text:p>1195726.158601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9005.6355664">
                <text:p>1949005.6355664</text:p>
                <draw:g>
                  <svg:desc>PARTICLE_NUM.T15:PARTICLE_NUM.T15 PARTICLE_NUM.R15:PARTICLE_NUM.R15</svg:desc>
                </draw:g>
              </table:table-cell>
              <table:table-cell office:value-type="float" office:value="1195726.1586018">
                <text:p>1195726.1586018</text:p>
              </table:table-cell>
            </table:table-row>
            <table:table-row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float" office:value="19993507.3232">
                <text:p>19993507.3232</text:p>
                <draw:g>
                  <svg:desc>PARTICLE_NUM.F18:PARTICLE_NUM.F18 PARTICLE_NUM.D18:PARTICLE_NUM.D18</svg:desc>
                </draw:g>
              </table:table-cell>
              <table:table-cell office:value-type="float" office:value="1806642.228">
                <text:p>1806642.22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25461.874">
                <text:p>6925461.874</text:p>
                <draw:g>
                  <svg:desc>PARTICLE_NUM.G18:PARTICLE_NUM.G18 PARTICLE_NUM.E18:PARTICLE_NUM.E18</svg:desc>
                </draw:g>
              </table:table-cell>
              <table:table-cell office:value-type="float" office:value="602214.076">
                <text:p>602214.07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25461.874">
                <text:p>6925461.874</text:p>
                <draw:g>
                  <svg:desc>PARTICLE_NUM.G18:PARTICLE_NUM.G18 PARTICLE_NUM.E18:PARTICLE_NUM.E18</svg:desc>
                </draw:g>
              </table:table-cell>
              <table:table-cell office:value-type="float" office:value="602214.076">
                <text:p>602214.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 chart:error-category="cell-range" chart:error-upper-range="PARTICLE_NUM.D31:PARTICLE_NUM.D31" chart:error-lower-range="PARTICLE_NUM.D31:PARTICLE_NUM.D31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ARTICLE_NUM.D31:PARTICLE_NUM.D31" chart:error-lower-range="PARTICLE_NUM.D31:PARTICLE_NUM.D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61">
      <style:chart-properties chart:link-data-style-to-source="true" chart:error-category="cell-range" chart:error-upper-range="PARTICLE_NUM.F31:PARTICLE_NUM.F31" chart:error-lower-range="PARTICLE_NUM.F31:PARTICLE_NUM.F31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ARTICLE_NUM.F31:PARTICLE_NUM.F31" chart:error-lower-range="PARTICLE_NUM.F31:PARTICLE_NUM.F3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61">
      <style:chart-properties chart:link-data-style-to-source="true" chart:error-category="cell-range" chart:error-upper-range="PARTICLE_NUM.H31:PARTICLE_NUM.H31" chart:error-lower-range="PARTICLE_NUM.H31:PARTICLE_NUM.H31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PARTICLE_NUM.H31:PARTICLE_NUM.H31" chart:error-lower-range="PARTICLE_NUM.H31:PARTICLE_NUM.H31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61">
      <style:chart-properties chart:link-data-style-to-source="true" chart:error-category="cell-range" chart:error-upper-range="PARTICLE_NUM.J31:PARTICLE_NUM.J31" chart:error-lower-range="PARTICLE_NUM.J31:PARTICLE_NUM.J31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PARTICLE_NUM.J31:PARTICLE_NUM.J31" chart:error-lower-range="PARTICLE_NUM.J31:PARTICLE_NUM.J31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61">
      <style:chart-properties chart:link-data-style-to-source="true" chart:error-category="cell-range" chart:error-upper-range="PARTICLE_NUM.G20:PARTICLE_NUM.G20" chart:error-lower-range="PARTICLE_NUM.G20:PARTICLE_NUM.G20"/>
      <style:graphic-properties draw:stroke="none" draw:fill-color="#7e0021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PARTICLE_NUM.G20:PARTICLE_NUM.G20" chart:error-lower-range="PARTICLE_NUM.G20:PARTICLE_NUM.G2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6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6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1" style:family="chart">
      <style:chart-properties chart:solid-type="cuboid"/>
    </style:style>
    <style:style style:name="ch22" style:family="chart" style:data-style-name="N6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94cm" svg:height="8.992cm" xlink:href=".." xlink:type="simple" chart:class="chart:bar" chart:style-name="ch1">
        <chart:title svg:x="7.659cm" svg:y="0.315cm" chart:style-name="ch2">
          <text:p>PC</text:p>
        </chart:title>
        <chart:legend chart:legend-position="end" svg:x="10.788cm" svg:y="2.255cm" style:legend-expansion="high" chart:style-name="ch3"/>
        <chart:plot-area chart:style-name="ch4" table:cell-range-address="PARTICLE_NUM.A27:PARTICLE_NUM.A27 PARTICLE_NUM.H3:PARTICLE_NUM.H3 PARTICLE_NUM.C24:PARTICLE_NUM.C24 PARTICLE_NUM.C31:PARTICLE_NUM.C31 PARTICLE_NUM.E24:PARTICLE_NUM.E24 PARTICLE_NUM.E31:PARTICLE_NUM.E31 PARTICLE_NUM.G24:PARTICLE_NUM.G24 PARTICLE_NUM.G31:PARTICLE_NUM.G31 PARTICLE_NUM.I24:PARTICLE_NUM.I24 PARTICLE_NUM.I31:PARTICLE_NUM.I31 PARTICLE_NUM.A13:PARTICLE_NUM.A13 PARTICLE_NUM.F20:PARTICLE_NUM.F20 PARTICLE_NUM.H5:PARTICLE_NUM.J6 PARTICLE_NUM.B8:PARTICLE_NUM.B8" chart:data-source-has-labels="both" svg:x="1.332cm" svg:y="1.273cm" svg:width="9.135cm" svg:height="7.54cm">
          <chartooo:coordinate-region svg:x="3.065cm" svg:y="1.472cm" svg:width="7.402cm" svg:height="6.694cm"/>
          <chart:axis chart:dimension="x" chart:name="primary-x" chart:style-name="ch5" chartooo:axis-type="auto">
            <chartooo:date-scale/>
            <chart:categories table:cell-range-address="PARTICLE_NUM.A27:PARTICLE_NUM.A27 PARTICLE_NUM.H3:PARTICLE_NUM.H3"/>
          </chart:axis>
          <chart:axis chart:dimension="y" chart:name="primary-y" chart:style-name="ch6">
            <chart:title svg:x="0.451cm" svg:y="6.238cm" chart:style-name="ch7">
              <text:p>Particle number</text:p>
            </chart:title>
            <chart:grid chart:style-name="ch8" chart:class="major"/>
          </chart:axis>
          <chart:series chart:style-name="ch9" chart:values-cell-range-address="PARTICLE_NUM.C31:PARTICLE_NUM.C31" chart:label-cell-address="PARTICLE_NUM.C24:PARTICLE_NUM.C24" chart:class="chart:bar">
            <chart:error-indicator chart:style-name="ch10" chart:dimension="y"/>
            <chart:data-point/>
          </chart:series>
          <chart:series chart:style-name="ch11" chart:values-cell-range-address="PARTICLE_NUM.E31:PARTICLE_NUM.E31" chart:label-cell-address="PARTICLE_NUM.E24:PARTICLE_NUM.E24" chart:class="chart:bar">
            <chart:error-indicator chart:style-name="ch12" chart:dimension="y"/>
            <chart:data-point/>
          </chart:series>
          <chart:series chart:style-name="ch13" chart:values-cell-range-address="PARTICLE_NUM.G31:PARTICLE_NUM.G31" chart:label-cell-address="PARTICLE_NUM.G24:PARTICLE_NUM.G24" chart:class="chart:bar">
            <chart:error-indicator chart:style-name="ch14" chart:dimension="y"/>
            <chart:data-point/>
          </chart:series>
          <chart:series chart:style-name="ch15" chart:values-cell-range-address="PARTICLE_NUM.I31:PARTICLE_NUM.I31" chart:label-cell-address="PARTICLE_NUM.I24:PARTICLE_NUM.I24" chart:class="chart:bar">
            <chart:error-indicator chart:style-name="ch16" chart:dimension="y"/>
            <chart:data-point/>
          </chart:series>
          <chart:series chart:style-name="ch17" chart:values-cell-range-address="PARTICLE_NUM.F20:PARTICLE_NUM.F20" chart:label-cell-address="PARTICLE_NUM.A13:PARTICLE_NUM.A13" chart:class="chart:bar">
            <chart:error-indicator chart:style-name="ch18" chart:dimension="y"/>
            <chart:data-point/>
          </chart:series>
          <chart:series chart:style-name="ch19" chart:values-cell-range-address="PARTICLE_NUM.B8:PARTICLE_NUM.B8 PARTICLE_NUM.H6:PARTICLE_NUM.H6" chart:label-cell-address="PARTICLE_NUM.H5:PARTICLE_NUM.H5" chart:class="chart:bar">
            <chart:data-point chart:repeated="2"/>
          </chart:series>
          <chart:series chart:style-name="ch20" chart:values-cell-range-address="PARTICLE_NUM.B8:PARTICLE_NUM.B8 PARTICLE_NUM.I6:PARTICLE_NUM.I6" chart:label-cell-address="PARTICLE_NUM.I5:PARTICLE_NUM.I5" chart:class="chart:bar">
            <chart:data-point chart:style-name="ch21"/>
            <chart:data-point/>
          </chart:series>
          <chart:series chart:style-name="ch22" chart:values-cell-range-address="PARTICLE_NUM.B8:PARTICLE_NUM.B8 PARTICLE_NUM.J6:PARTICLE_NUM.J6" chart:label-cell-address="PARTICLE_NUM.J5:PARTICLE_NUM.J5" chart:class="chart:bar"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hloricacid ( n = 13) 2009</text:p>
                <draw:g>
                  <svg:desc>PARTICLE_NUM.C24:PARTICLE_NUM.C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/water (n =12) 2009</text:p>
                <draw:g>
                  <svg:desc>PARTICLE_NUM.E24:PARTICLE_NUM.E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/chloroform/ water (n = 10) 2009</text:p>
                <draw:g>
                  <svg:desc>PARTICLE_NUM.G24:PARTICLE_NUM.G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 (n = 13) 2009</text:p>
                <draw:g>
                  <svg:desc>PARTICLE_NUM.I24:PARTICLE_NUM.I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rophozoite 1</text:p>
                <draw:g>
                  <svg:desc>PARTICLE_NUM.H5:PARTICLE_NUM.H5</svg:desc>
                </draw:g>
              </table:table-cell>
              <table:table-cell office:value-type="string">
                <text:p>Trophozoite 2</text:p>
                <draw:g>
                  <svg:desc>PARTICLE_NUM.I5:PARTICLE_NUM.I5</svg:desc>
                </draw:g>
              </table:table-cell>
              <table:table-cell office:value-type="string">
                <text:p>Trophozoite 3</text:p>
                <draw:g>
                  <svg:desc>PARTICLE_NUM.J5:PARTICLE_NUM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uble membrane precursors </text:p>
                <draw:g>
                  <svg:desc>PARTICLE_NUM.A27:PARTICLE_NUM.A27 PARTICLE_NUM.H3:PARTICLE_NUM.H3</svg:desc>
                </draw:g>
              </table:table-cell>
              <table:table-cell office:value-type="float" office:value="24227072.27748">
                <text:p>24227072.27748</text:p>
                <draw:g>
                  <svg:desc>PARTICLE_NUM.C31:PARTICLE_NUM.C31</svg:desc>
                </draw:g>
              </table:table-cell>
              <table:table-cell office:value-type="float" office:value="5203129.61664">
                <text:p>5203129.61664</text:p>
                <draw:g>
                  <svg:desc>PARTICLE_NUM.D31:PARTICLE_NUM.D31</svg:desc>
                </draw:g>
              </table:table-cell>
              <table:table-cell office:value-type="float" office:value="5203129.61664">
                <text:p>5203129.61664</text:p>
                <draw:g>
                  <svg:desc>PARTICLE_NUM.D31:PARTICLE_NUM.D31</svg:desc>
                </draw:g>
              </table:table-cell>
              <table:table-cell office:value-type="float" office:value="22113300.87072">
                <text:p>22113300.87072</text:p>
                <draw:g>
                  <svg:desc>PARTICLE_NUM.E31:PARTICLE_NUM.E31</svg:desc>
                </draw:g>
              </table:table-cell>
              <table:table-cell office:value-type="float" office:value="4552738.41456">
                <text:p>4552738.41456</text:p>
                <draw:g>
                  <svg:desc>PARTICLE_NUM.F31:PARTICLE_NUM.F31</svg:desc>
                </draw:g>
              </table:table-cell>
              <table:table-cell office:value-type="float" office:value="4552738.41456">
                <text:p>4552738.41456</text:p>
                <draw:g>
                  <svg:desc>PARTICLE_NUM.F31:PARTICLE_NUM.F31</svg:desc>
                </draw:g>
              </table:table-cell>
              <table:table-cell office:value-type="float" office:value="22763692.0728">
                <text:p>22763692.0728</text:p>
                <draw:g>
                  <svg:desc>PARTICLE_NUM.G31:PARTICLE_NUM.G31</svg:desc>
                </draw:g>
              </table:table-cell>
              <table:table-cell office:value-type="float" office:value="8129890.026">
                <text:p>8129890.026</text:p>
                <draw:g>
                  <svg:desc>PARTICLE_NUM.H31:PARTICLE_NUM.H31</svg:desc>
                </draw:g>
              </table:table-cell>
              <table:table-cell office:value-type="float" office:value="8129890.026">
                <text:p>8129890.026</text:p>
                <draw:g>
                  <svg:desc>PARTICLE_NUM.H31:PARTICLE_NUM.H31</svg:desc>
                </draw:g>
              </table:table-cell>
              <table:table-cell office:value-type="float" office:value="20975116.26708">
                <text:p>20975116.26708</text:p>
                <draw:g>
                  <svg:desc>PARTICLE_NUM.I31:PARTICLE_NUM.I31</svg:desc>
                </draw:g>
              </table:table-cell>
              <table:table-cell office:value-type="float" office:value="3739749.41196">
                <text:p>3739749.41196</text:p>
                <draw:g>
                  <svg:desc>PARTICLE_NUM.J31:PARTICLE_NUM.J31</svg:desc>
                </draw:g>
              </table:table-cell>
              <table:table-cell office:value-type="float" office:value="3739749.41196">
                <text:p>3739749.41196</text:p>
                <draw:g>
                  <svg:desc>PARTICLE_NUM.J31:PARTICLE_NUM.J31</svg:desc>
                </draw:g>
              </table:table-cell>
              <table:table-cell office:value-type="float" office:value="132487096.72">
                <text:p>132487096.72</text:p>
                <draw:g>
                  <svg:desc>PARTICLE_NUM.F20:PARTICLE_NUM.F20</svg:desc>
                </draw:g>
              </table:table-cell>
              <table:table-cell office:value-type="float" office:value="30712917.876">
                <text:p>30712917.876</text:p>
                <draw:g>
                  <svg:desc>PARTICLE_NUM.G20:PARTICLE_NUM.G20</svg:desc>
                </draw:g>
              </table:table-cell>
              <table:table-cell office:value-type="float" office:value="30712917.876">
                <text:p>30712917.876</text:p>
                <draw:g>
                  <svg:desc>PARTICLE_NUM.G20:PARTICLE_NUM.G20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H6:PARTICLE_NUM.H6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I6:PARTICLE_NUM.I6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J6:PARTICLE_NUM.J6</svg:desc>
                </draw:g>
              </table:table-cell>
            </table:table-row>
            <table:table-row>
              <table:table-cell office:value-type="string">
                <text:p>Trophozo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293763.274667">
                <text:p>406293763.274667</text:p>
              </table:table-cell>
              <table:table-cell office:value-type="float" office:value="447029530.75556">
                <text:p>447029530.75556</text:p>
              </table:table-cell>
              <table:table-cell office:value-type="float" office:value="525190895.6796">
                <text:p>525190895.6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 chart:error-category="cell-range" chart:error-upper-range="PARTICLE_NUM.D32:PARTICLE_NUM.D32" chart:error-lower-range="PARTICLE_NUM.D32:PARTICLE_NUM.D32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ARTICLE_NUM.D32:PARTICLE_NUM.D32" chart:error-lower-range="PARTICLE_NUM.D32:PARTICLE_NUM.D3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61">
      <style:chart-properties chart:link-data-style-to-source="true" chart:error-category="cell-range" chart:error-upper-range="PARTICLE_NUM.F32:PARTICLE_NUM.F32" chart:error-lower-range="PARTICLE_NUM.F32:PARTICLE_NUM.F32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ARTICLE_NUM.F32:PARTICLE_NUM.F32" chart:error-lower-range="PARTICLE_NUM.F32:PARTICLE_NUM.F3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61">
      <style:chart-properties chart:link-data-style-to-source="true" chart:error-category="cell-range" chart:error-upper-range="PARTICLE_NUM.H32:PARTICLE_NUM.H32" chart:error-lower-range="PARTICLE_NUM.H32:PARTICLE_NUM.H32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PARTICLE_NUM.H32:PARTICLE_NUM.H32" chart:error-lower-range="PARTICLE_NUM.H32:PARTICLE_NUM.H3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61">
      <style:chart-properties chart:link-data-style-to-source="true" chart:error-category="cell-range" chart:error-upper-range="PARTICLE_NUM.J32:PARTICLE_NUM.J32" chart:error-lower-range="PARTICLE_NUM.J32:PARTICLE_NUM.J32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PARTICLE_NUM.J32:PARTICLE_NUM.J32" chart:error-lower-range="PARTICLE_NUM.J32:PARTICLE_NUM.J32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/>
    </style:style>
    <style:style style:name="ch18" style:family="chart" style:data-style-name="N61">
      <style:chart-properties chart:link-data-style-to-source="true" chart:error-category="cell-range" chart:error-upper-range="PARTICLE_NUM.G21:PARTICLE_NUM.G21" chart:error-lower-range="PARTICLE_NUM.G21:PARTICLE_NUM.G21"/>
      <style:graphic-properties draw:stroke="none" draw:fill-color="#7e0021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PARTICLE_NUM.G21:PARTICLE_NUM.G21" chart:error-lower-range="PARTICLE_NUM.G21:PARTICLE_NUM.G21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6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1" style:family="chart" style:data-style-name="N6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2" style:family="chart" style:data-style-name="N6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bar" chart:style-name="ch1">
        <chart:title svg:x="7.621cm" svg:y="0.315cm" chart:style-name="ch2">
          <text:p>PE</text:p>
        </chart:title>
        <chart:legend chart:legend-position="end" svg:x="10.684cm" svg:y="2.255cm" style:legend-expansion="high" chart:style-name="ch3"/>
        <chart:plot-area chart:style-name="ch4" table:cell-range-address="PARTICLE_NUM.A27:PARTICLE_NUM.A27 PARTICLE_NUM.H3:PARTICLE_NUM.H3 PARTICLE_NUM.C24:PARTICLE_NUM.C24 PARTICLE_NUM.C32:PARTICLE_NUM.C32 PARTICLE_NUM.E24:PARTICLE_NUM.E24 PARTICLE_NUM.E32:PARTICLE_NUM.E32 PARTICLE_NUM.G24:PARTICLE_NUM.G24 PARTICLE_NUM.G32:PARTICLE_NUM.G32 PARTICLE_NUM.I24:PARTICLE_NUM.I24 PARTICLE_NUM.I32:PARTICLE_NUM.I32 PARTICLE_NUM.A13:PARTICLE_NUM.A13 PARTICLE_NUM.F21:PARTICLE_NUM.F21 PARTICLE_NUM.H5:PARTICLE_NUM.J5 PARTICLE_NUM.B8:PARTICLE_NUM.B8 PARTICLE_NUM.H7:PARTICLE_NUM.J7" chart:data-source-has-labels="both" svg:x="1.33cm" svg:y="1.273cm" svg:width="9.035cm" svg:height="7.54cm">
          <chartooo:coordinate-region svg:x="3.063cm" svg:y="1.472cm" svg:width="7.302cm" svg:height="6.694cm"/>
          <chart:axis chart:dimension="x" chart:name="primary-x" chart:style-name="ch5" chartooo:axis-type="auto">
            <chartooo:date-scale/>
            <chart:categories table:cell-range-address="PARTICLE_NUM.A27:PARTICLE_NUM.A27 PARTICLE_NUM.H3:PARTICLE_NUM.H3"/>
          </chart:axis>
          <chart:axis chart:dimension="y" chart:name="primary-y" chart:style-name="ch6">
            <chart:title svg:x="0.451cm" svg:y="6.238cm" chart:style-name="ch7">
              <text:p>Particle number</text:p>
            </chart:title>
            <chart:grid chart:style-name="ch8" chart:class="major"/>
          </chart:axis>
          <chart:series chart:style-name="ch9" chart:values-cell-range-address="PARTICLE_NUM.C32:PARTICLE_NUM.C32" chart:label-cell-address="PARTICLE_NUM.C24:PARTICLE_NUM.C24" chart:class="chart:bar">
            <chart:error-indicator chart:style-name="ch10" chart:dimension="y"/>
            <chart:data-point/>
          </chart:series>
          <chart:series chart:style-name="ch11" chart:values-cell-range-address="PARTICLE_NUM.E32:PARTICLE_NUM.E32" chart:label-cell-address="PARTICLE_NUM.E24:PARTICLE_NUM.E24" chart:class="chart:bar">
            <chart:error-indicator chart:style-name="ch12" chart:dimension="y"/>
            <chart:data-point/>
          </chart:series>
          <chart:series chart:style-name="ch13" chart:values-cell-range-address="PARTICLE_NUM.G32:PARTICLE_NUM.G32" chart:label-cell-address="PARTICLE_NUM.G24:PARTICLE_NUM.G24" chart:class="chart:bar">
            <chart:error-indicator chart:style-name="ch14" chart:dimension="y"/>
            <chart:data-point/>
          </chart:series>
          <chart:series chart:style-name="ch15" chart:values-cell-range-address="PARTICLE_NUM.I32:PARTICLE_NUM.I32" chart:label-cell-address="PARTICLE_NUM.I24:PARTICLE_NUM.I24" chart:class="chart:bar">
            <chart:error-indicator chart:style-name="ch16" chart:dimension="y"/>
            <chart:data-point chart:style-name="ch17"/>
          </chart:series>
          <chart:series chart:style-name="ch18" chart:values-cell-range-address="PARTICLE_NUM.F21:PARTICLE_NUM.F21" chart:label-cell-address="PARTICLE_NUM.A13:PARTICLE_NUM.A13" chart:class="chart:bar">
            <chart:error-indicator chart:style-name="ch19" chart:dimension="y"/>
            <chart:data-point chart:style-name="ch17"/>
          </chart:series>
          <chart:series chart:style-name="ch20" chart:values-cell-range-address="PARTICLE_NUM.B8:PARTICLE_NUM.B8 PARTICLE_NUM.H7:PARTICLE_NUM.H7" chart:label-cell-address="PARTICLE_NUM.H5:PARTICLE_NUM.H5" chart:class="chart:bar">
            <chart:data-point chart:repeated="2"/>
          </chart:series>
          <chart:series chart:style-name="ch21" chart:values-cell-range-address="PARTICLE_NUM.B8:PARTICLE_NUM.B8 PARTICLE_NUM.I7:PARTICLE_NUM.I7" chart:label-cell-address="PARTICLE_NUM.I5:PARTICLE_NUM.I5" chart:class="chart:bar">
            <chart:data-point chart:style-name="ch17"/>
            <chart:data-point/>
          </chart:series>
          <chart:series chart:style-name="ch22" chart:values-cell-range-address="PARTICLE_NUM.B8:PARTICLE_NUM.B8 PARTICLE_NUM.J7:PARTICLE_NUM.J7" chart:label-cell-address="PARTICLE_NUM.J5:PARTICLE_NUM.J5" chart:class="chart:bar"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hloricacid ( n = 13) 2009</text:p>
                <draw:g>
                  <svg:desc>PARTICLE_NUM.C24:PARTICLE_NUM.C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/water (n =12) 2009</text:p>
                <draw:g>
                  <svg:desc>PARTICLE_NUM.E24:PARTICLE_NUM.E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/chloroform/ water (n = 10) 2009</text:p>
                <draw:g>
                  <svg:desc>PARTICLE_NUM.G24:PARTICLE_NUM.G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thanol (n = 13) 2009</text:p>
                <draw:g>
                  <svg:desc>PARTICLE_NUM.I24:PARTICLE_NUM.I24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rophozoite 1</text:p>
                <draw:g>
                  <svg:desc>PARTICLE_NUM.H5:PARTICLE_NUM.H5</svg:desc>
                </draw:g>
              </table:table-cell>
              <table:table-cell office:value-type="string">
                <text:p>Trophozoite 2</text:p>
                <draw:g>
                  <svg:desc>PARTICLE_NUM.I5:PARTICLE_NUM.I5</svg:desc>
                </draw:g>
              </table:table-cell>
              <table:table-cell office:value-type="string">
                <text:p>Trophozoite 3</text:p>
                <draw:g>
                  <svg:desc>PARTICLE_NUM.J5:PARTICLE_NUM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uble membrane precursors </text:p>
                <draw:g>
                  <svg:desc>PARTICLE_NUM.A27:PARTICLE_NUM.A27 PARTICLE_NUM.H3:PARTICLE_NUM.H3</svg:desc>
                </draw:g>
              </table:table-cell>
              <table:table-cell office:value-type="float" office:value="73169010.234">
                <text:p>73169010.234</text:p>
                <draw:g>
                  <svg:desc>PARTICLE_NUM.C32:PARTICLE_NUM.C32</svg:desc>
                </draw:g>
              </table:table-cell>
              <table:table-cell office:value-type="float" office:value="24389670.078">
                <text:p>24389670.078</text:p>
                <draw:g>
                  <svg:desc>PARTICLE_NUM.D32:PARTICLE_NUM.D32</svg:desc>
                </draw:g>
              </table:table-cell>
              <table:table-cell office:value-type="float" office:value="24389670.078">
                <text:p>24389670.078</text:p>
                <draw:g>
                  <svg:desc>PARTICLE_NUM.D32:PARTICLE_NUM.D32</svg:desc>
                </draw:g>
              </table:table-cell>
              <table:table-cell office:value-type="float" office:value="63413142.2028">
                <text:p>63413142.2028</text:p>
                <draw:g>
                  <svg:desc>PARTICLE_NUM.E32:PARTICLE_NUM.E32</svg:desc>
                </draw:g>
              </table:table-cell>
              <table:table-cell office:value-type="float" office:value="19511736.0624">
                <text:p>19511736.0624</text:p>
                <draw:g>
                  <svg:desc>PARTICLE_NUM.F32:PARTICLE_NUM.F32</svg:desc>
                </draw:g>
              </table:table-cell>
              <table:table-cell office:value-type="float" office:value="19511736.0624">
                <text:p>19511736.0624</text:p>
                <draw:g>
                  <svg:desc>PARTICLE_NUM.F32:PARTICLE_NUM.F32</svg:desc>
                </draw:g>
              </table:table-cell>
              <table:table-cell office:value-type="float" office:value="63413142.2028">
                <text:p>63413142.2028</text:p>
                <draw:g>
                  <svg:desc>PARTICLE_NUM.G32:PARTICLE_NUM.G32</svg:desc>
                </draw:g>
              </table:table-cell>
              <table:table-cell office:value-type="float" office:value="17885758.0572">
                <text:p>17885758.0572</text:p>
                <draw:g>
                  <svg:desc>PARTICLE_NUM.H32:PARTICLE_NUM.H32</svg:desc>
                </draw:g>
              </table:table-cell>
              <table:table-cell office:value-type="float" office:value="17885758.0572">
                <text:p>17885758.0572</text:p>
                <draw:g>
                  <svg:desc>PARTICLE_NUM.H32:PARTICLE_NUM.H32</svg:desc>
                </draw:g>
              </table:table-cell>
              <table:table-cell office:value-type="float" office:value="50405318.1612">
                <text:p>50405318.1612</text:p>
                <draw:g>
                  <svg:desc>PARTICLE_NUM.I32:PARTICLE_NUM.I32</svg:desc>
                </draw:g>
              </table:table-cell>
              <table:table-cell office:value-type="float" office:value="11381846.0364">
                <text:p>11381846.0364</text:p>
                <draw:g>
                  <svg:desc>PARTICLE_NUM.J32:PARTICLE_NUM.J32</svg:desc>
                </draw:g>
              </table:table-cell>
              <table:table-cell office:value-type="float" office:value="11381846.0364">
                <text:p>11381846.0364</text:p>
                <draw:g>
                  <svg:desc>PARTICLE_NUM.J32:PARTICLE_NUM.J32</svg:desc>
                </draw:g>
              </table:table-cell>
              <table:table-cell office:value-type="float" office:value="23305684.7412">
                <text:p>23305684.7412</text:p>
                <draw:g>
                  <svg:desc>PARTICLE_NUM.F21:PARTICLE_NUM.F21</svg:desc>
                </draw:g>
              </table:table-cell>
              <table:table-cell office:value-type="float" office:value="6805019.0588">
                <text:p>6805019.0588</text:p>
                <draw:g>
                  <svg:desc>PARTICLE_NUM.G21:PARTICLE_NUM.G21</svg:desc>
                </draw:g>
              </table:table-cell>
              <table:table-cell office:value-type="float" office:value="6805019.0588">
                <text:p>6805019.0588</text:p>
                <draw:g>
                  <svg:desc>PARTICLE_NUM.G21:PARTICLE_NUM.G21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H7:PARTICLE_NUM.H7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I7:PARTICLE_NUM.I7</svg:desc>
                </draw:g>
              </table:table-cell>
              <table:table-cell office:value-type="float" office:value="0">
                <text:p>0</text:p>
                <draw:g>
                  <svg:desc>PARTICLE_NUM.B8:PARTICLE_NUM.B8 PARTICLE_NUM.J7:PARTICLE_NUM.J7</svg:desc>
                </draw:g>
              </table:table-cell>
            </table:table-row>
            <table:table-row>
              <table:table-cell office:value-type="string">
                <text:p>Trophozo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667263.658987">
                <text:p>183667263.658987</text:p>
              </table:table-cell>
              <table:table-cell office:value-type="float" office:value="209064638.62416">
                <text:p>209064638.62416</text:p>
              </table:table-cell>
              <table:table-cell office:value-type="float" office:value="274675862.20436">
                <text:p>274675862.204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stroke-dash="Dash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va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 style:percentage-data-style-name="N10011">
      <style:chart-properties chart:link-data-style-to-source="false" chart:data-label-number="percentage" chart:data-label-text="false" chart:data-label-symbol="false"/>
      <style:graphic-properties svg:stroke-color="#ffffff" draw:fill-color="#ff420e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61" style:percentage-data-style-name="N10011">
      <style:chart-properties chart:link-data-style-to-source="false" chart:data-label-number="percentage" chart:data-label-text="false" chart:data-label-symbol="false"/>
      <style:graphic-properties svg:stroke-color="#ffffff" draw:fill-color="#004586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89cm" svg:height="8.992cm" xlink:href=".." xlink:type="simple" chart:class="chart:ring" chart:style-name="ch1">
        <chart:title svg:x="6.403cm" svg:y="0.315cm" chart:style-name="ch2">
          <text:p>PC-Distribution</text:p>
        </chart:title>
        <chart:legend chart:legend-position="end" svg:x="11.559cm" svg:y="1.779cm" style:legend-expansion="custom" chartooo:width="3.826cm" chartooo:height="1.193cm" style:legend-expansion-aspect-ratio="3.2070410729254" chart:style-name="ch3"/>
        <chart:plot-area chart:style-name="ch4" table:cell-range-address="PARTICLE_NUM.P5:PARTICLE_NUM.P6 PARTICLE_NUM.A27:PARTICLE_NUM.A27 PARTICLE_NUM.A13:PARTICLE_NUM.A13 PARTICLE_NUM.F20:PARTICLE_NUM.F20 PARTICLE_NUM.A23:PARTICLE_NUM.A23 PARTICLE_NUM.K31:PARTICLE_NUM.K31" chart:data-source-has-labels="both" svg:x="3.674cm" svg:y="1.272cm" svg:width="7.537cm" svg:height="7.538cm">
          <chartooo:coordinate-region svg:x="3.674cm" svg:y="1.273cm" svg:width="7.538cm" svg:height="7.537cm"/>
          <chart:axis chart:dimension="x" chart:name="primary-x" chart:style-name="ch5" chartooo:axis-type="auto">
            <chartooo:date-scale/>
            <chart:categories table:cell-range-address="PARTICLE_NUM.P5:PARTICLE_NUM.P5 PARTICLE_NUM.A27:PARTICLE_NUM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RTICLE_NUM.P6:PARTICLE_NUM.P6 PARTICLE_NUM.F20:PARTICLE_NUM.F20" chart:label-cell-address="PARTICLE_NUM.A13:PARTICLE_NUM.A13" chart:class="chart:circle">
            <chart:data-point chart:style-name="ch9"/>
            <chart:data-point chart:style-name="ch10"/>
          </chart:series>
          <chart:series chart:style-name="ch11" chart:values-cell-range-address="PARTICLE_NUM.P6:PARTICLE_NUM.P6 PARTICLE_NUM.K31:PARTICLE_NUM.K31" chart:label-cell-address="PARTICLE_NUM.A23:PARTICLE_NUM.A23" chart:class="chart:circle">
            <chart:data-point chart:style-name="ch9"/>
            <chart:data-point chart:style-name="ch10"/>
          </chart:series>
          <chart:wall chart:style-name="ch12"/>
          <chart:floor chart:style-name="ch13"/>
        </chart:plot-area>
        <draw:frame draw:style-name="gr1" draw:text-style-name="P1" svg:width="3.612cm" svg:height="1.134cm" svg:x="11.952cm" svg:y="3.115cm">
          <draw:image xlink:href="Pictures/2000004000000F710000046E3EAC4FFD28301072.svm" xlink:type="simple" xlink:show="embed" xlink:actuate="onLoad" loext:mime-type="image/x-svm">
            <text:p/>
          </draw:image>
          <draw:image xlink:href="Pictures/10000200000000950000002B2DC52681D83F09C5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string">
                <text:p>Teng 2009</text:p>
                <draw:g>
                  <svg:desc>PARTICLE_NUM.A23:PARTICLE_NUM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_Tropho_Alex</text:p>
                <draw:g>
                  <svg:desc>PARTICLE_NUM.P5:PARTICLE_NUM.P5 PARTICLE_NUM.A27:PARTICLE_NUM.A27</svg:desc>
                </draw:g>
              </table:table-cell>
              <table:table-cell office:value-type="float" office:value="459504729.903276">
                <text:p>459504729.903276</text:p>
                <draw:g>
                  <svg:desc>PARTICLE_NUM.P6:PARTICLE_NUM.P6 PARTICLE_NUM.F20:PARTICLE_NUM.F20</svg:desc>
                </draw:g>
              </table:table-cell>
              <table:table-cell office:value-type="float" office:value="459504729.903276">
                <text:p>459504729.903276</text:p>
                <draw:g>
                  <svg:desc>PARTICLE_NUM.P6:PARTICLE_NUM.P6 PARTICLE_NUM.K31:PARTICLE_NUM.K31</svg:desc>
                </draw:g>
              </table:table-cell>
            </table:table-row>
            <table:table-row>
              <table:table-cell office:value-type="string">
                <text:p>Soluble membrane precursors </text:p>
              </table:table-cell>
              <table:table-cell office:value-type="float" office:value="132487096.72">
                <text:p>132487096.72</text:p>
              </table:table-cell>
              <table:table-cell office:value-type="float" office:value="22519795.37202">
                <text:p>22519795.37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61" style:percentage-data-style-name="N10011">
      <style:chart-properties chart:link-data-style-to-source="false" chart:data-label-number="percentage" chart:data-label-text="false" chart:data-label-symbol="false" chart:label-position="center"/>
      <style:graphic-properties svg:stroke-color="#ffffff" draw:fill-color="#ff420e"/>
      <style:text-properties fo:color="#ffffff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61" style:percentage-data-style-name="N10011">
      <style:chart-properties chart:link-data-style-to-source="false" chart:data-label-number="percentage" chart:data-label-text="false" chart:data-label-symbol="false" chart:label-position="center"/>
      <style:graphic-properties svg:stroke-color="#ffffff" draw:fill-color="#004586"/>
      <style:text-properties fo:color="#ffffff"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ring" chart:style-name="ch1">
        <chart:title svg:x="5.848cm" svg:y="0.324cm" chart:style-name="ch2">
          <text:p>PE-Distribution</text:p>
        </chart:title>
        <chart:subtitle svg:x="11.769cm" svg:y="2.835cm" chart:style-name="ch3">
          <text:p>outter Ring Teng 2014
inner Ring Teng 2009</text:p>
        </chart:subtitle>
        <chart:legend chart:legend-position="end" svg:x="11.743cm" svg:y="1.52cm" style:legend-expansion="custom" chartooo:width="3.774cm" chartooo:height="1.193cm" style:legend-expansion-aspect-ratio="3.16345347862531" chart:style-name="ch4"/>
        <chart:plot-area chart:style-name="ch5" table:cell-range-address="PARTICLE_NUM.P5:PARTICLE_NUM.P5 PARTICLE_NUM.A27:PARTICLE_NUM.A27 PARTICLE_NUM.A13:PARTICLE_NUM.A13 PARTICLE_NUM.P7:PARTICLE_NUM.P7 PARTICLE_NUM.F21:PARTICLE_NUM.F21 PARTICLE_NUM.A23:PARTICLE_NUM.A23 PARTICLE_NUM.K32:PARTICLE_NUM.K32" chart:data-source-has-labels="both" svg:x="3.674cm" svg:y="1.272cm" svg:width="7.537cm" svg:height="7.538cm">
          <chartooo:coordinate-region svg:x="3.674cm" svg:y="1.273cm" svg:width="7.538cm" svg:height="7.537cm"/>
          <chart:axis chart:dimension="x" chart:name="primary-x" chart:style-name="ch6" chartooo:axis-type="auto">
            <chartooo:date-scale/>
            <chart:categories table:cell-range-address="PARTICLE_NUM.P5:PARTICLE_NUM.P5 PARTICLE_NUM.A27:PARTICLE_NUM.A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ARTICLE_NUM.P7:PARTICLE_NUM.P7 PARTICLE_NUM.F21:PARTICLE_NUM.F21" chart:label-cell-address="PARTICLE_NUM.A13:PARTICLE_NUM.A13" chart:class="chart:circle">
            <chart:data-point chart:style-name="ch10"/>
            <chart:data-point chart:style-name="ch11"/>
          </chart:series>
          <chart:series chart:style-name="ch12" chart:values-cell-range-address="PARTICLE_NUM.P7:PARTICLE_NUM.P7 PARTICLE_NUM.K32:PARTICLE_NUM.K32" chart:label-cell-address="PARTICLE_NUM.A23:PARTICLE_NUM.A23" chart:class="chart:circle"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string">
                <text:p>Teng 2009</text:p>
                <draw:g>
                  <svg:desc>PARTICLE_NUM.A23:PARTICLE_NUM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_Tropho_Alex</text:p>
                <draw:g>
                  <svg:desc>PARTICLE_NUM.P5:PARTICLE_NUM.P5 PARTICLE_NUM.A27:PARTICLE_NUM.A27</svg:desc>
                </draw:g>
              </table:table-cell>
              <table:table-cell office:value-type="float" office:value="222469254.829169">
                <text:p>222469254.829169</text:p>
                <draw:g>
                  <svg:desc>PARTICLE_NUM.P7:PARTICLE_NUM.P7 PARTICLE_NUM.F21:PARTICLE_NUM.F21</svg:desc>
                </draw:g>
              </table:table-cell>
              <table:table-cell office:value-type="float" office:value="222469254.829169">
                <text:p>222469254.829169</text:p>
                <draw:g>
                  <svg:desc>PARTICLE_NUM.P7:PARTICLE_NUM.P7 PARTICLE_NUM.K32:PARTICLE_NUM.K32</svg:desc>
                </draw:g>
              </table:table-cell>
            </table:table-row>
            <table:table-row>
              <table:table-cell office:value-type="string">
                <text:p>Soluble membrane precursors </text:p>
              </table:table-cell>
              <table:table-cell office:value-type="float" office:value="23305684.7412">
                <text:p>23305684.7412</text:p>
              </table:table-cell>
              <table:table-cell office:value-type="float" office:value="62600153.2002">
                <text:p>62600153.20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4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 chart:error-category="cell-range" chart:error-upper-range="PARTICLE_NUM.N31:PARTICLE_NUM.N32" chart:error-lower-range="PARTICLE_NUM.N31:PARTICLE_NUM.N32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ARTICLE_NUM.N31:PARTICLE_NUM.N32" chart:error-lower-range="PARTICLE_NUM.N31:PARTICLE_NUM.N3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61">
      <style:chart-properties chart:link-data-style-to-source="true" chart:error-category="cell-range" chart:error-upper-range="PARTICLE_NUM.I20:PARTICLE_NUM.I21" chart:error-lower-range="PARTICLE_NUM.I20:PARTICLE_NUM.I21"/>
      <style:graphic-properties svg:stroke-color="#ffffff" draw:fill-color="#ffd320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ARTICLE_NUM.I20:PARTICLE_NUM.I21" chart:error-lower-range="PARTICLE_NUM.I20:PARTICLE_NUM.I2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bar" chart:style-name="ch1">
        <chart:title svg:x="4.656cm" svg:y="0.315cm" chart:style-name="ch2">
          <text:p>Soluble PLs at trophozoite phase</text:p>
        </chart:title>
        <chart:legend chart:legend-position="end" svg:x="13.62cm" svg:y="3.947cm" style:legend-expansion="high" chart:style-name="ch3"/>
        <chart:plot-area chart:style-name="ch4" table:cell-range-address="PARTICLE_NUM.B31:PARTICLE_NUM.B32 PARTICLE_NUM.A23:PARTICLE_NUM.A23 PARTICLE_NUM.M31:PARTICLE_NUM.M32 PARTICLE_NUM.A13:PARTICLE_NUM.A13 PARTICLE_NUM.H20:PARTICLE_NUM.H21" chart:data-source-has-labels="both" svg:x="1.33cm" svg:y="1.273cm" svg:width="11.971cm" svg:height="7.539cm">
          <chartooo:coordinate-region svg:x="2.428cm" svg:y="1.472cm" svg:width="10.873cm" svg:height="6.693cm"/>
          <chart:axis chart:dimension="x" chart:name="primary-x" chart:style-name="ch5" chartooo:axis-type="auto">
            <chartooo:date-scale/>
            <chart:categories table:cell-range-address="PARTICLE_NUM.B31:PARTICLE_NUM.B32"/>
          </chart:axis>
          <chart:axis chart:dimension="y" chart:name="primary-y" chart:style-name="ch6">
            <chart:title svg:x="0.451cm" svg:y="6.687cm" chart:style-name="ch7">
              <text:p>% of total lipid amount</text:p>
            </chart:title>
            <chart:grid chart:style-name="ch8" chart:class="major"/>
          </chart:axis>
          <chart:series chart:style-name="ch9" chart:values-cell-range-address="PARTICLE_NUM.M31:PARTICLE_NUM.M32" chart:label-cell-address="PARTICLE_NUM.A23:PARTICLE_NUM.A23" chart:class="chart:bar">
            <chart:error-indicator chart:style-name="ch10" chart:dimension="y"/>
            <chart:data-point chart:repeated="2"/>
          </chart:series>
          <chart:series chart:style-name="ch11" chart:values-cell-range-address="PARTICLE_NUM.H20:PARTICLE_NUM.H21" chart:label-cell-address="PARTICLE_NUM.A13:PARTICLE_NUM.A13" chart:class="chart:bar">
            <chart:error-indicator chart:style-name="ch12" chart:dimension="y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g 2009</text:p>
                <draw:g>
                  <svg:desc>PARTICLE_NUM.A23:PARTICLE_NUM.A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Teng 2014</text:p>
                <draw:g>
                  <svg:desc>PARTICLE_NUM.A13:PARTICLE_NUM.A1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C</text:p>
                <draw:g>
                  <svg:desc>PARTICLE_NUM.B31:PARTICLE_NUM.B32</svg:desc>
                </draw:g>
              </table:table-cell>
              <table:table-cell office:value-type="float" office:value="4.9008843449251">
                <text:p>4.9008843449251</text:p>
                <draw:g>
                  <svg:desc>PARTICLE_NUM.M31:PARTICLE_NUM.M32</svg:desc>
                </draw:g>
              </table:table-cell>
              <table:table-cell office:value-type="float" office:value="1.17656609724736">
                <text:p>1.17656609724736</text:p>
                <draw:g>
                  <svg:desc>PARTICLE_NUM.N31:PARTICLE_NUM.N32</svg:desc>
                </draw:g>
              </table:table-cell>
              <table:table-cell office:value-type="float" office:value="1.17656609724736">
                <text:p>1.17656609724736</text:p>
                <draw:g>
                  <svg:desc>PARTICLE_NUM.N31:PARTICLE_NUM.N32</svg:desc>
                </draw:g>
              </table:table-cell>
              <table:table-cell office:value-type="float" office:value="28.8325860645413">
                <text:p>28.8325860645413</text:p>
                <draw:g>
                  <svg:desc>PARTICLE_NUM.H20:PARTICLE_NUM.H21</svg:desc>
                </draw:g>
              </table:table-cell>
              <table:table-cell office:value-type="float" office:value="6.68391767859821">
                <text:p>6.68391767859821</text:p>
                <draw:g>
                  <svg:desc>PARTICLE_NUM.I20:PARTICLE_NUM.I21</svg:desc>
                </draw:g>
              </table:table-cell>
              <table:table-cell office:value-type="float" office:value="6.68391767859821">
                <text:p>6.68391767859821</text:p>
                <draw:g>
                  <svg:desc>PARTICLE_NUM.I20:PARTICLE_NUM.I21</svg:desc>
                </draw:g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28.1387885477792">
                <text:p>28.1387885477792</text:p>
              </table:table-cell>
              <table:table-cell office:value-type="float" office:value="8.22237327694848">
                <text:p>8.22237327694848</text:p>
              </table:table-cell>
              <table:table-cell office:value-type="float" office:value="8.22237327694848">
                <text:p>8.22237327694848</text:p>
              </table:table-cell>
              <table:table-cell office:value-type="float" office:value="10.4759126195195">
                <text:p>10.4759126195195</text:p>
              </table:table-cell>
              <table:table-cell office:value-type="float" office:value="3.0588582067331">
                <text:p>3.0588582067331</text:p>
              </table:table-cell>
              <table:table-cell office:value-type="float" office:value="3.0588582067331">
                <text:p>3.0588582067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